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53159645506653397" table:style-name="ce1">
            <text:p>0,531596455</text:p>
          </table:table-cell>
          <table:table-cell office:value-type="float" office:value="1.4033512035053699" table:style-name="ce1">
            <text:p>1,403351204</text:p>
          </table:table-cell>
          <table:table-cell office:value-type="float" office:value="-0.45481143669720803" table:style-name="ce1">
            <text:p>-0,454811437</text:p>
          </table:table-cell>
          <table:table-cell office:value-type="float" office:value="0.69435245726169603" table:style-name="ce1">
            <text:p>0,69435245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8724653687374904" table:style-name="ce1">
            <text:p>0,687246537</text:p>
          </table:table-cell>
          <table:table-cell office:value-type="float" office:value="1.2260827427372201" table:style-name="ce1">
            <text:p>1,226082743</text:p>
          </table:table-cell>
          <table:table-cell office:value-type="float" office:value="-0.24132181303943401" table:style-name="ce1">
            <text:p>-0,241321813</text:p>
          </table:table-cell>
          <table:table-cell office:value-type="float" office:value="0.75225641795340503" table:style-name="ce1">
            <text:p>0,752256418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82400414399748401" table:style-name="ce1">
            <text:p>0,824004144</text:p>
          </table:table-cell>
          <table:table-cell office:value-type="float" office:value="1.12067595328655" table:style-name="ce1">
            <text:p>1,120675953</text:p>
          </table:table-cell>
          <table:table-cell office:value-type="float" office:value="-0.33592689420439797" table:style-name="ce1">
            <text:p>-0,335926894</text:p>
          </table:table-cell>
          <table:table-cell office:value-type="float" office:value="0.73697617547750505" table:style-name="ce1">
            <text:p>0,73697617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01759738692012" table:style-name="ce1">
            <text:p>0,801759739</text:p>
          </table:table-cell>
          <table:table-cell office:value-type="float" office:value="1.1422524007294299" table:style-name="ce1">
            <text:p>1,142252401</text:p>
          </table:table-cell>
          <table:table-cell office:value-type="float" office:value="-0.150548372795412" table:style-name="ce1">
            <text:p>-0,150548373</text:p>
          </table:table-cell>
          <table:table-cell office:value-type="float" office:value="0.77927917156952797" table:style-name="ce1">
            <text:p>0,779279172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0.86415830261718396" table:style-name="ce1">
            <text:p>0,864158303</text:p>
          </table:table-cell>
          <table:table-cell office:value-type="float" office:value="1.09428707133736" table:style-name="ce1">
            <text:p>1,094287071</text:p>
          </table:table-cell>
          <table:table-cell office:value-type="float" office:value="-0.32971690228585798" table:style-name="ce1">
            <text:p>-0,329716902</text:p>
          </table:table-cell>
          <table:table-cell office:value-type="float" office:value="0.74084937365852499" table:style-name="ce1">
            <text:p>0,74084937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6130934452045205" table:style-name="ce1">
            <text:p>0,861309345</text:p>
          </table:table-cell>
          <table:table-cell office:value-type="float" office:value="1.10562453724082" table:style-name="ce1">
            <text:p>1,105624537</text:p>
          </table:table-cell>
          <table:table-cell office:value-type="float" office:value="-0.240506285753914" table:style-name="ce1">
            <text:p>-0,240506286</text:p>
          </table:table-cell>
          <table:table-cell office:value-type="float" office:value="0.76968341198846202" table:style-name="ce1">
            <text:p>0,769683412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0.92495775991961104" table:style-name="ce1">
            <text:p>0,92495776</text:p>
          </table:table-cell>
          <table:table-cell office:value-type="float" office:value="1.0491022897468101" table:style-name="ce1">
            <text:p>1,04910229</text:p>
          </table:table-cell>
          <table:table-cell office:value-type="float" office:value="-0.44547404433879501" table:style-name="ce1">
            <text:p>-0,445474044</text:p>
          </table:table-cell>
          <table:table-cell office:value-type="float" office:value="0.70059005283904696" table:style-name="ce1">
            <text:p>0,70059005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7774577636610696" table:style-name="ce1">
            <text:p>0,877745776</text:p>
          </table:table-cell>
          <table:table-cell office:value-type="float" office:value="1.08668313998618" table:style-name="ce1">
            <text:p>1,08668314</text:p>
          </table:table-cell>
          <table:table-cell office:value-type="float" office:value="-0.33579488647683398" table:style-name="ce1">
            <text:p>-0,335794886</text:p>
          </table:table-cell>
          <table:table-cell office:value-type="float" office:value="0.73757886291308405" table:style-name="ce1">
            <text:p>0,737578863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0.81537390222149797" table:style-name="ce1">
            <text:p>0,815373902</text:p>
          </table:table-cell>
          <table:table-cell office:value-type="float" office:value="1.1476779620912301" table:style-name="ce1">
            <text:p>1,147677962</text:p>
          </table:table-cell>
          <table:table-cell office:value-type="float" office:value="-0.13955312210968801" table:style-name="ce1">
            <text:p>-0,139553122</text:p>
          </table:table-cell>
          <table:table-cell office:value-type="float" office:value="0.80221880173197402" table:style-name="ce1">
            <text:p>0,80221880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7615043006001903" table:style-name="ce1">
            <text:p>0,87615043</text:p>
          </table:table-cell>
          <table:table-cell office:value-type="float" office:value="1.0706145092724999" table:style-name="ce1">
            <text:p>1,070614509</text:p>
          </table:table-cell>
          <table:table-cell office:value-type="float" office:value="-0.45012050084028798" table:style-name="ce1">
            <text:p>-0,450120501</text:p>
          </table:table-cell>
          <table:table-cell office:value-type="float" office:value="0.69316510658354802" table:style-name="ce1">
            <text:p>0,693165107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0.85422441438678098" table:style-name="ce1">
            <text:p>0,854224414</text:p>
          </table:table-cell>
          <table:table-cell office:value-type="float" office:value="1.0880589838402199" table:style-name="ce1">
            <text:p>1,088058984</text:p>
          </table:table-cell>
          <table:table-cell office:value-type="float" office:value="-0.51544453622613995" table:style-name="ce1">
            <text:p>-0,515444536</text:p>
          </table:table-cell>
          <table:table-cell office:value-type="float" office:value="0.68732715032327696" table:style-name="ce1">
            <text:p>0,6873271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9854275413221596" table:style-name="ce1">
            <text:p>0,898542754</text:p>
          </table:table-cell>
          <table:table-cell office:value-type="float" office:value="1.0745846146726401" table:style-name="ce1">
            <text:p>1,074584615</text:p>
          </table:table-cell>
          <table:table-cell office:value-type="float" office:value="-0.29288144925929099" table:style-name="ce1">
            <text:p>-0,292881449</text:p>
          </table:table-cell>
          <table:table-cell office:value-type="float" office:value="0.74546428035963197" table:style-name="ce1">
            <text:p>0,74546428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0.89046274556396199" table:style-name="ce1">
            <text:p>0,890462746</text:p>
          </table:table-cell>
          <table:table-cell office:value-type="float" office:value="1.07515096648092" table:style-name="ce1">
            <text:p>1,075150966</text:p>
          </table:table-cell>
          <table:table-cell office:value-type="float" office:value="-0.376239709660528" table:style-name="ce1">
            <text:p>-0,37623971</text:p>
          </table:table-cell>
          <table:table-cell office:value-type="float" office:value="0.72299297286485897" table:style-name="ce1">
            <text:p>0,72299297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930659635711237" table:style-name="ce1">
            <text:p>0,930659636</text:p>
          </table:table-cell>
          <table:table-cell office:value-type="float" office:value="1.0445221711372501" table:style-name="ce1">
            <text:p>1,044522171</text:p>
          </table:table-cell>
          <table:table-cell office:value-type="float" office:value="-0.47517241374408398" table:style-name="ce1">
            <text:p>-0,475172414</text:p>
          </table:table-cell>
          <table:table-cell office:value-type="float" office:value="0.69480415595947198" table:style-name="ce1">
            <text:p>0,694804156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02100130599759" table:style-name="ce1">
            <text:p>1,021001306</text:p>
          </table:table-cell>
          <table:table-cell office:value-type="float" office:value="0.99195608932989998" table:style-name="ce1">
            <text:p>0,991956089</text:p>
          </table:table-cell>
          <table:table-cell office:value-type="float" office:value="-0.58969947748616502" table:style-name="ce1">
            <text:p>-0,589699477</text:p>
          </table:table-cell>
          <table:table-cell office:value-type="float" office:value="0.65182468299642704" table:style-name="ce1">
            <text:p>0,651824683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89532053760962704" table:style-name="ce1">
            <text:p>0,895320538</text:p>
          </table:table-cell>
          <table:table-cell office:value-type="float" office:value="1.07246784683163" table:style-name="ce1">
            <text:p>1,072467847</text:p>
          </table:table-cell>
          <table:table-cell office:value-type="float" office:value="-0.40663583572157602" table:style-name="ce1">
            <text:p>-0,406635836</text:p>
          </table:table-cell>
          <table:table-cell office:value-type="float" office:value="0.72036163167057898" table:style-name="ce1">
            <text:p>0,720361632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0.87033564773401795" table:style-name="ce1">
            <text:p>0,870335648</text:p>
          </table:table-cell>
          <table:table-cell office:value-type="float" office:value="1.08242437218642" table:style-name="ce1">
            <text:p>1,082424372</text:p>
          </table:table-cell>
          <table:table-cell office:value-type="float" office:value="-0.41377097056284801" table:style-name="ce1">
            <text:p>-0,413770971</text:p>
          </table:table-cell>
          <table:table-cell office:value-type="float" office:value="0.71329995299868698" table:style-name="ce1">
            <text:p>0,713299953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68004777769114" table:style-name="ce1">
            <text:p>0,868004778</text:p>
          </table:table-cell>
          <table:table-cell office:value-type="float" office:value="1.0915335969639599" table:style-name="ce1">
            <text:p>1,091533597</text:p>
          </table:table-cell>
          <table:table-cell office:value-type="float" office:value="-0.42275474320783901" table:style-name="ce1">
            <text:p>-0,422754743</text:p>
          </table:table-cell>
          <table:table-cell office:value-type="float" office:value="0.72180955457490903" table:style-name="ce1">
            <text:p>0,721809555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0.86971251453529896" table:style-name="ce1">
            <text:p>0,869712515</text:p>
          </table:table-cell>
          <table:table-cell office:value-type="float" office:value="1.0898133192605199" table:style-name="ce1">
            <text:p>1,089813319</text:p>
          </table:table-cell>
          <table:table-cell office:value-type="float" office:value="-0.32188049813337899" table:style-name="ce1">
            <text:p>-0,321880498</text:p>
          </table:table-cell>
          <table:table-cell office:value-type="float" office:value="0.73856220783024795" table:style-name="ce1">
            <text:p>0,73856220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2690636745664903" table:style-name="ce1">
            <text:p>0,826906367</text:p>
          </table:table-cell>
          <table:table-cell office:value-type="float" office:value="1.1380582675484701" table:style-name="ce1">
            <text:p>1,138058268</text:p>
          </table:table-cell>
          <table:table-cell office:value-type="float" office:value="-0.139781177626251" table:style-name="ce1">
            <text:p>-0,139781178</text:p>
          </table:table-cell>
          <table:table-cell office:value-type="float" office:value="0.80477006950193497" table:style-name="ce1">
            <text:p>0,80477007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0.769868022395504" table:style-name="ce1">
            <text:p>0,769868022</text:p>
          </table:table-cell>
          <table:table-cell office:value-type="float" office:value="1.16239212077237" table:style-name="ce1">
            <text:p>1,162392121</text:p>
          </table:table-cell>
          <table:table-cell office:value-type="float" office:value="-0.26285829378474102" table:style-name="ce1">
            <text:p>-0,262858294</text:p>
          </table:table-cell>
          <table:table-cell office:value-type="float" office:value="0.75606388543450598" table:style-name="ce1">
            <text:p>0,75606388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9221217570717204" table:style-name="ce1">
            <text:p>0,892212176</text:p>
          </table:table-cell>
          <table:table-cell office:value-type="float" office:value="1.0708520422010599" table:style-name="ce1">
            <text:p>1,070852042</text:p>
          </table:table-cell>
          <table:table-cell office:value-type="float" office:value="-0.44228864046347299" table:style-name="ce1">
            <text:p>-0,44228864</text:p>
          </table:table-cell>
          <table:table-cell office:value-type="float" office:value="0.70416579495447196" table:style-name="ce1">
            <text:p>0,704165795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0.86458190104329102" table:style-name="ce1">
            <text:p>0,864581901</text:p>
          </table:table-cell>
          <table:table-cell office:value-type="float" office:value="1.08756677573786" table:style-name="ce1">
            <text:p>1,087566776</text:p>
          </table:table-cell>
          <table:table-cell office:value-type="float" office:value="-0.32861092691514598" table:style-name="ce1">
            <text:p>-0,328610927</text:p>
          </table:table-cell>
          <table:table-cell office:value-type="float" office:value="0.72771487337810903" table:style-name="ce1">
            <text:p>0,727714873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89649811535122903" table:style-name="ce1">
            <text:p>0,896498115</text:p>
          </table:table-cell>
          <table:table-cell office:value-type="float" office:value="1.0773494939900099" table:style-name="ce1">
            <text:p>1,077349494</text:p>
          </table:table-cell>
          <table:table-cell office:value-type="float" office:value="-0.37917359630578301" table:style-name="ce1">
            <text:p>-0,379173596</text:p>
          </table:table-cell>
          <table:table-cell office:value-type="float" office:value="0.73122959513859098" table:style-name="ce1">
            <text:p>0,731229595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0.81133889458095798" table:style-name="ce1">
            <text:p>0,811338895</text:p>
          </table:table-cell>
          <table:table-cell office:value-type="float" office:value="1.1329377054182901" table:style-name="ce1">
            <text:p>1,132937705</text:p>
          </table:table-cell>
          <table:table-cell office:value-type="float" office:value="-0.28547453723771798" table:style-name="ce1">
            <text:p>-0,285474537</text:p>
          </table:table-cell>
          <table:table-cell office:value-type="float" office:value="0.75134039262052599" table:style-name="ce1">
            <text:p>0,75134039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6251177501482503" table:style-name="ce1">
            <text:p>0,762511775</text:p>
          </table:table-cell>
          <table:table-cell office:value-type="float" office:value="1.1790676397809901" table:style-name="ce1">
            <text:p>1,17906764</text:p>
          </table:table-cell>
          <table:table-cell office:value-type="float" office:value="-0.15956320569396101" table:style-name="ce1">
            <text:p>-0,159563206</text:p>
          </table:table-cell>
          <table:table-cell office:value-type="float" office:value="0.78740486761542905" table:style-name="ce1">
            <text:p>0,787404868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0.91846731076530896" table:style-name="ce1">
            <text:p>0,918467311</text:p>
          </table:table-cell>
          <table:table-cell office:value-type="float" office:value="1.0572199921354899" table:style-name="ce1">
            <text:p>1,057219992</text:p>
          </table:table-cell>
          <table:table-cell office:value-type="float" office:value="-0.49437872049677101" table:style-name="ce1">
            <text:p>-0,49437872</text:p>
          </table:table-cell>
          <table:table-cell office:value-type="float" office:value="0.69620635594247404" table:style-name="ce1">
            <text:p>0,696206356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80934311565653505" table:style-name="ce1">
            <text:p>0,809343116</text:p>
          </table:table-cell>
          <table:table-cell office:value-type="float" office:value="1.11333917295357" table:style-name="ce1">
            <text:p>1,113339173</text:p>
          </table:table-cell>
          <table:table-cell office:value-type="float" office:value="-0.459845037464508" table:style-name="ce1">
            <text:p>-0,459845037</text:p>
          </table:table-cell>
          <table:table-cell office:value-type="float" office:value="0.69026445070348097" table:style-name="ce1">
            <text:p>0,690264451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0.82157873357187605" table:style-name="ce1">
            <text:p>0,821578734</text:p>
          </table:table-cell>
          <table:table-cell office:value-type="float" office:value="1.12160544225791" table:style-name="ce1">
            <text:p>1,121605442</text:p>
          </table:table-cell>
          <table:table-cell office:value-type="float" office:value="-0.34518484071511901" table:style-name="ce1">
            <text:p>-0,345184841</text:p>
          </table:table-cell>
          <table:table-cell office:value-type="float" office:value="0.73632043649631096" table:style-name="ce1">
            <text:p>0,736320436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86933912280065395" table:style-name="ce1">
            <text:p>0,869339123</text:p>
          </table:table-cell>
          <table:table-cell office:value-type="float" office:value="1.0923681883905101" table:style-name="ce1">
            <text:p>1,092368188</text:p>
          </table:table-cell>
          <table:table-cell office:value-type="float" office:value="-0.34401809348027002" table:style-name="ce1">
            <text:p>-0,344018093</text:p>
          </table:table-cell>
          <table:table-cell office:value-type="float" office:value="0.73648826667954104" table:style-name="ce1">
            <text:p>0,736488267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0.792668966673158" table:style-name="ce1">
            <text:p>0,792668967</text:p>
          </table:table-cell>
          <table:table-cell office:value-type="float" office:value="1.1410115665262499" table:style-name="ce1">
            <text:p>1,141011567</text:p>
          </table:table-cell>
          <table:table-cell office:value-type="float" office:value="-0.36094893938941303" table:style-name="ce1">
            <text:p>-0,360948939</text:p>
          </table:table-cell>
          <table:table-cell office:value-type="float" office:value="0.732060571560469" table:style-name="ce1">
            <text:p>0,73206057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1622346329130901" table:style-name="ce1">
            <text:p>0,816223463</text:p>
          </table:table-cell>
          <table:table-cell office:value-type="float" office:value="1.1317101267674099" table:style-name="ce1">
            <text:p>1,131710127</text:p>
          </table:table-cell>
          <table:table-cell office:value-type="float" office:value="-0.27375425194487701" table:style-name="ce1">
            <text:p>-0,273754252</text:p>
          </table:table-cell>
          <table:table-cell office:value-type="float" office:value="0.75622763731671905" table:style-name="ce1">
            <text:p>0,756227637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0.82981891720470202" table:style-name="ce1">
            <text:p>0,829818917</text:p>
          </table:table-cell>
          <table:table-cell office:value-type="float" office:value="1.12704664443007" table:style-name="ce1">
            <text:p>1,127046644</text:p>
          </table:table-cell>
          <table:table-cell office:value-type="float" office:value="-0.25352463172042999" table:style-name="ce1">
            <text:p>-0,253524632</text:p>
          </table:table-cell>
          <table:table-cell office:value-type="float" office:value="0.76763136823619804" table:style-name="ce1">
            <text:p>0,767631368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77158589543221601" table:style-name="ce1">
            <text:p>0,771585895</text:p>
          </table:table-cell>
          <table:table-cell office:value-type="float" office:value="1.1779703981116101" table:style-name="ce1">
            <text:p>1,177970398</text:p>
          </table:table-cell>
          <table:table-cell office:value-type="float" office:value="-2.4291521186605301E-2" table:style-name="ce1">
            <text:p>-0,024291521</text:p>
          </table:table-cell>
          <table:table-cell office:value-type="float" office:value="0.82159111795778506" table:style-name="ce1">
            <text:p>0,821591118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0.84834191888605603" table:style-name="ce1">
            <text:p>0,848341919</text:p>
          </table:table-cell>
          <table:table-cell office:value-type="float" office:value="1.11575013025653" table:style-name="ce1">
            <text:p>1,11575013</text:p>
          </table:table-cell>
          <table:table-cell office:value-type="float" office:value="-0.17125156352217299" table:style-name="ce1">
            <text:p>-0,171251564</text:p>
          </table:table-cell>
          <table:table-cell office:value-type="float" office:value="0.78342429648269196" table:style-name="ce1">
            <text:p>0,783424296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83069147707521396" table:style-name="ce1">
            <text:p>0,830691477</text:p>
          </table:table-cell>
          <table:table-cell office:value-type="float" office:value="1.13002510459173" table:style-name="ce1">
            <text:p>1,130025105</text:p>
          </table:table-cell>
          <table:table-cell office:value-type="float" office:value="-0.17112512502443" table:style-name="ce1">
            <text:p>-0,171125125</text:p>
          </table:table-cell>
          <table:table-cell office:value-type="float" office:value="0.78538826421427499" table:style-name="ce1">
            <text:p>0,785388264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0.82345148200262497" table:style-name="ce1">
            <text:p>0,823451482</text:p>
          </table:table-cell>
          <table:table-cell office:value-type="float" office:value="1.1310534675092601" table:style-name="ce1">
            <text:p>1,131053468</text:p>
          </table:table-cell>
          <table:table-cell office:value-type="float" office:value="-0.229892533116688" table:style-name="ce1">
            <text:p>-0,229892533</text:p>
          </table:table-cell>
          <table:table-cell office:value-type="float" office:value="0.77274074428435802" table:style-name="ce1">
            <text:p>0,772740744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74570771294954297" table:style-name="ce1">
            <text:p>0,745707713</text:p>
          </table:table-cell>
          <table:table-cell office:value-type="float" office:value="1.2012595702929201" table:style-name="ce1">
            <text:p>1,20125957</text:p>
          </table:table-cell>
          <table:table-cell office:value-type="float" office:value="-2.2654499485026399E-2" table:style-name="ce1">
            <text:p>-0,022654499</text:p>
          </table:table-cell>
          <table:table-cell office:value-type="float" office:value="0.82479689492999997" table:style-name="ce1">
            <text:p>0,824796895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0.81207996076350897" table:style-name="ce1">
            <text:p>0,812079961</text:p>
          </table:table-cell>
          <table:table-cell office:value-type="float" office:value="1.1511916987417501" table:style-name="ce1">
            <text:p>1,151191699</text:p>
          </table:table-cell>
          <table:table-cell office:value-type="float" office:value="-3.2581066509116401E-2" table:style-name="ce1">
            <text:p>-0,032581067</text:p>
          </table:table-cell>
          <table:table-cell office:value-type="float" office:value="0.82289332335365994" table:style-name="ce1">
            <text:p>0,82289332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82772048492691996" table:style-name="ce1">
            <text:p>0,827720485</text:p>
          </table:table-cell>
          <table:table-cell office:value-type="float" office:value="1.1275816992907499" table:style-name="ce1">
            <text:p>1,127581699</text:p>
          </table:table-cell>
          <table:table-cell office:value-type="float" office:value="-0.11857183419006601" table:style-name="ce1">
            <text:p>-0,118571834</text:p>
          </table:table-cell>
          <table:table-cell office:value-type="float" office:value="0.79134641907909997" table:style-name="ce1">
            <text:p>0,791346419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0.73858354778461099" table:style-name="ce1">
            <text:p>0,738583548</text:p>
          </table:table-cell>
          <table:table-cell office:value-type="float" office:value="1.18629404280048" table:style-name="ce1">
            <text:p>1,186294043</text:p>
          </table:table-cell>
          <table:table-cell office:value-type="float" office:value="-0.114164427920922" table:style-name="ce1">
            <text:p>-0,114164428</text:p>
          </table:table-cell>
          <table:table-cell office:value-type="float" office:value="0.77996436653522505" table:style-name="ce1">
            <text:p>0,779964367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85739322786491001" table:style-name="ce1">
            <text:p>0,857393228</text:p>
          </table:table-cell>
          <table:table-cell office:value-type="float" office:value="1.11333596345608" table:style-name="ce1">
            <text:p>1,113335963</text:p>
          </table:table-cell>
          <table:table-cell office:value-type="float" office:value="-0.16459804635880401" table:style-name="ce1">
            <text:p>-0,164598046</text:p>
          </table:table-cell>
          <table:table-cell office:value-type="float" office:value="0.78540467429143701" table:style-name="ce1">
            <text:p>0,785404674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0.751156768752546" table:style-name="ce1">
            <text:p>0,751156769</text:p>
          </table:table-cell>
          <table:table-cell office:value-type="float" office:value="1.18278153191267" table:style-name="ce1">
            <text:p>1,182781532</text:p>
          </table:table-cell>
          <table:table-cell office:value-type="float" office:value="-0.19733955398925701" table:style-name="ce1">
            <text:p>-0,197339554</text:p>
          </table:table-cell>
          <table:table-cell office:value-type="float" office:value="0.77586082310184701" table:style-name="ce1">
            <text:p>0,775860823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0157543736777102" table:style-name="ce1">
            <text:p>0,901575437</text:p>
          </table:table-cell>
          <table:table-cell office:value-type="float" office:value="1.06953084865652" table:style-name="ce1">
            <text:p>1,069530849</text:p>
          </table:table-cell>
          <table:table-cell office:value-type="float" office:value="-0.366548933972552" table:style-name="ce1">
            <text:p>-0,366548934</text:p>
          </table:table-cell>
          <table:table-cell office:value-type="float" office:value="0.72510733454630605" table:style-name="ce1">
            <text:p>0,725107335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0.83892332939025005" table:style-name="ce1">
            <text:p>0,838923329</text:p>
          </table:table-cell>
          <table:table-cell office:value-type="float" office:value="1.1279592152390401" table:style-name="ce1">
            <text:p>1,127959215</text:p>
          </table:table-cell>
          <table:table-cell office:value-type="float" office:value="-4.6092304412149503E-2" table:style-name="ce1">
            <text:p>-0,046092304</text:p>
          </table:table-cell>
          <table:table-cell office:value-type="float" office:value="0.81396273611766101" table:style-name="ce1">
            <text:p>0,813962736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84756667874750902" table:style-name="ce1">
            <text:p>0,847566679</text:p>
          </table:table-cell>
          <table:table-cell office:value-type="float" office:value="1.11010214754689" table:style-name="ce1">
            <text:p>1,110102148</text:p>
          </table:table-cell>
          <table:table-cell office:value-type="float" office:value="-0.31680981660234903" table:style-name="ce1">
            <text:p>-0,316809817</text:p>
          </table:table-cell>
          <table:table-cell office:value-type="float" office:value="0.74748656975998495" table:style-name="ce1">
            <text:p>0,74748657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0.78802840408259101" table:style-name="ce1">
            <text:p>0,788028404</text:p>
          </table:table-cell>
          <table:table-cell office:value-type="float" office:value="1.1491999808093201" table:style-name="ce1">
            <text:p>1,149199981</text:p>
          </table:table-cell>
          <table:table-cell office:value-type="float" office:value="-0.26775533735027901" table:style-name="ce1">
            <text:p>-0,267755337</text:p>
          </table:table-cell>
          <table:table-cell office:value-type="float" office:value="0.75227572841368096" table:style-name="ce1">
            <text:p>0,752275728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77955276023678799" table:style-name="ce1">
            <text:p>0,77955276</text:p>
          </table:table-cell>
          <table:table-cell office:value-type="float" office:value="1.17273162282884" table:style-name="ce1">
            <text:p>1,172731623</text:p>
          </table:table-cell>
          <table:table-cell office:value-type="float" office:value="0.10470441904929099" table:style-name="ce1">
            <text:p>0,104704419</text:p>
          </table:table-cell>
          <table:table-cell office:value-type="float" office:value="0.83845503642636998" table:style-name="ce1">
            <text:p>0,838455036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0.79649616681644297" table:style-name="ce1">
            <text:p>0,796496167</text:p>
          </table:table-cell>
          <table:table-cell office:value-type="float" office:value="1.1628660203188499" table:style-name="ce1">
            <text:p>1,16286602</text:p>
          </table:table-cell>
          <table:table-cell office:value-type="float" office:value="-4.35038642768419E-2" table:style-name="ce1">
            <text:p>-0,043503864</text:p>
          </table:table-cell>
          <table:table-cell office:value-type="float" office:value="0.82203518728019198" table:style-name="ce1">
            <text:p>0,82203518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75640083801098601" table:style-name="ce1">
            <text:p>0,756400838</text:p>
          </table:table-cell>
          <table:table-cell office:value-type="float" office:value="1.1890484195248701" table:style-name="ce1">
            <text:p>1,18904842</text:p>
          </table:table-cell>
          <table:table-cell office:value-type="float" office:value="-9.7130805563165404E-2" table:style-name="ce1">
            <text:p>-0,097130806</text:p>
          </table:table-cell>
          <table:table-cell office:value-type="float" office:value="0.80556559853498499" table:style-name="ce1">
            <text:p>0,805565599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0.77678549404370101" table:style-name="ce1">
            <text:p>0,776785494</text:p>
          </table:table-cell>
          <table:table-cell office:value-type="float" office:value="1.1813929333923301" table:style-name="ce1">
            <text:p>1,181392933</text:p>
          </table:table-cell>
          <table:table-cell office:value-type="float" office:value="-4.0672098555452098E-2" table:style-name="ce1">
            <text:p>-0,040672099</text:p>
          </table:table-cell>
          <table:table-cell office:value-type="float" office:value="0.82765061397265005" table:style-name="ce1">
            <text:p>0,82765061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74024284258425699" table:style-name="ce1">
            <text:p>0,740242843</text:p>
          </table:table-cell>
          <table:table-cell office:value-type="float" office:value="1.1921020983517201" table:style-name="ce1">
            <text:p>1,192102098</text:p>
          </table:table-cell>
          <table:table-cell office:value-type="float" office:value="-5.8604946881815098E-2" table:style-name="ce1">
            <text:p>-0,058604947</text:p>
          </table:table-cell>
          <table:table-cell office:value-type="float" office:value="0.80080143178166496" table:style-name="ce1">
            <text:p>0,800801432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0.77615388154322196" table:style-name="ce1">
            <text:p>0,776153882</text:p>
          </table:table-cell>
          <table:table-cell office:value-type="float" office:value="1.1763023966920501" table:style-name="ce1">
            <text:p>1,176302397</text:p>
          </table:table-cell>
          <table:table-cell office:value-type="float" office:value="7.19349546077441E-2" table:style-name="ce1">
            <text:p>0,071934955</text:p>
          </table:table-cell>
          <table:table-cell office:value-type="float" office:value="0.83935999741933598" table:style-name="ce1">
            <text:p>0,839359997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8817635310812695" table:style-name="ce1">
            <text:p>0,788176353</text:p>
          </table:table-cell>
          <table:table-cell office:value-type="float" office:value="1.1691905538919201" table:style-name="ce1">
            <text:p>1,169190554</text:p>
          </table:table-cell>
          <table:table-cell office:value-type="float" office:value="-2.1295127935502499E-2" table:style-name="ce1">
            <text:p>-0,021295128</text:p>
          </table:table-cell>
          <table:table-cell office:value-type="float" office:value="0.82349074277568401" table:style-name="ce1">
            <text:p>0,823490743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0.77073752247597804" table:style-name="ce1">
            <text:p>0,770737522</text:p>
          </table:table-cell>
          <table:table-cell office:value-type="float" office:value="1.18095830570987" table:style-name="ce1">
            <text:p>1,180958306</text:p>
          </table:table-cell>
          <table:table-cell office:value-type="float" office:value="-5.63205426658904E-2" table:style-name="ce1">
            <text:p>-0,056320543</text:p>
          </table:table-cell>
          <table:table-cell office:value-type="float" office:value="0.81688053654848602" table:style-name="ce1">
            <text:p>0,816880537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83800715923688596" table:style-name="ce1">
            <text:p>0,838007159</text:p>
          </table:table-cell>
          <table:table-cell office:value-type="float" office:value="1.1300123030184499" table:style-name="ce1">
            <text:p>1,130012303</text:p>
          </table:table-cell>
          <table:table-cell office:value-type="float" office:value="-2.3577823144192801E-2" table:style-name="ce1">
            <text:p>-0,023577823</text:p>
          </table:table-cell>
          <table:table-cell office:value-type="float" office:value="0.81867512107686602" table:style-name="ce1">
            <text:p>0,818675121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0.81670201030095702" table:style-name="ce1">
            <text:p>0,81670201</text:p>
          </table:table-cell>
          <table:table-cell office:value-type="float" office:value="1.1369637660874401" table:style-name="ce1">
            <text:p>1,136963766</text:p>
          </table:table-cell>
          <table:table-cell office:value-type="float" office:value="-0.11946997678311699" table:style-name="ce1">
            <text:p>-0,119469977</text:p>
          </table:table-cell>
          <table:table-cell office:value-type="float" office:value="0.78979152160244104" table:style-name="ce1">
            <text:p>0,789791522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78831465114133004" table:style-name="ce1">
            <text:p>0,788314651</text:p>
          </table:table-cell>
          <table:table-cell office:value-type="float" office:value="1.1691981735805399" table:style-name="ce1">
            <text:p>1,169198174</text:p>
          </table:table-cell>
          <table:table-cell office:value-type="float" office:value="7.4451764679409796E-2" table:style-name="ce1">
            <text:p>0,074451765</text:p>
          </table:table-cell>
          <table:table-cell office:value-type="float" office:value="0.84049008392066704" table:style-name="ce1">
            <text:p>0,840490084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0.774421235117146" table:style-name="ce1">
            <text:p>0,774421235</text:p>
          </table:table-cell>
          <table:table-cell office:value-type="float" office:value="1.18610254006788" table:style-name="ce1">
            <text:p>1,18610254</text:p>
          </table:table-cell>
          <table:table-cell office:value-type="float" office:value="7.5098211444523805E-2" table:style-name="ce1">
            <text:p>0,075098211</text:p>
          </table:table-cell>
          <table:table-cell office:value-type="float" office:value="0.85003821051382" table:style-name="ce1">
            <text:p>0,85003821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0731839477450105" table:style-name="ce1">
            <text:p>0,907318395</text:p>
          </table:table-cell>
          <table:table-cell office:value-type="float" office:value="1.09090901280062" table:style-name="ce1">
            <text:p>1,090909013</text:p>
          </table:table-cell>
          <table:table-cell office:value-type="float" office:value="9.2120867641913906E-2" table:style-name="ce1">
            <text:p>0,092120868</text:p>
          </table:table-cell>
          <table:table-cell office:value-type="float" office:value="0.83478908549045605" table:style-name="ce1">
            <text:p>0,834789085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0.70772522448224295" table:style-name="ce1">
            <text:p>0,707725224</text:p>
          </table:table-cell>
          <table:table-cell office:value-type="float" office:value="1.23577253936849" table:style-name="ce1">
            <text:p>1,235772539</text:p>
          </table:table-cell>
          <table:table-cell office:value-type="float" office:value="7.6729252068946902E-2" table:style-name="ce1">
            <text:p>0,076729252</text:p>
          </table:table-cell>
          <table:table-cell office:value-type="float" office:value="0.84389303005750704" table:style-name="ce1">
            <text:p>0,8438930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76389140016218005" table:style-name="ce1">
            <text:p>0,7638914</text:p>
          </table:table-cell>
          <table:table-cell office:value-type="float" office:value="1.17808155730505" table:style-name="ce1">
            <text:p>1,178081557</text:p>
          </table:table-cell>
          <table:table-cell office:value-type="float" office:value="3.1970313543284501E-2" table:style-name="ce1">
            <text:p>0,031970314</text:p>
          </table:table-cell>
          <table:table-cell office:value-type="float" office:value="0.82013798282509798" table:style-name="ce1">
            <text:p>0,820137983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0.82029038314392599" table:style-name="ce1">
            <text:p>0,820290383</text:p>
          </table:table-cell>
          <table:table-cell office:value-type="float" office:value="1.1331583932760201" table:style-name="ce1">
            <text:p>1,133158393</text:p>
          </table:table-cell>
          <table:table-cell office:value-type="float" office:value="-0.12145431324375799" table:style-name="ce1">
            <text:p>-0,121454313</text:p>
          </table:table-cell>
          <table:table-cell office:value-type="float" office:value="0.78882156800136605" table:style-name="ce1">
            <text:p>0,788821568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84634993244087697" table:style-name="ce1">
            <text:p>0,846349932</text:p>
          </table:table-cell>
          <table:table-cell office:value-type="float" office:value="1.11134124325115" table:style-name="ce1">
            <text:p>1,111341243</text:p>
          </table:table-cell>
          <table:table-cell office:value-type="float" office:value="-0.22462667839343101" table:style-name="ce1">
            <text:p>-0,224626678</text:p>
          </table:table-cell>
          <table:table-cell office:value-type="float" office:value="0.76140223941048601" table:style-name="ce1">
            <text:p>0,761402239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0.79326177346249405" table:style-name="ce1">
            <text:p>0,793261773</text:p>
          </table:table-cell>
          <table:table-cell office:value-type="float" office:value="1.17826433697097" table:style-name="ce1">
            <text:p>1,178264337</text:p>
          </table:table-cell>
          <table:table-cell office:value-type="float" office:value="0.44523239823996302" table:style-name="ce1">
            <text:p>0,445232398</text:p>
          </table:table-cell>
          <table:table-cell office:value-type="float" office:value="0.91589303630004404" table:style-name="ce1">
            <text:p>0,91589303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75316581353469603" table:style-name="ce1">
            <text:p>0,753165814</text:p>
          </table:table-cell>
          <table:table-cell office:value-type="float" office:value="1.2175721755578" table:style-name="ce1">
            <text:p>1,217572176</text:p>
          </table:table-cell>
          <table:table-cell office:value-type="float" office:value="0.60242143905348" table:style-name="ce1">
            <text:p>0,602421439</text:p>
          </table:table-cell>
          <table:table-cell office:value-type="float" office:value="0.95425734850384303" table:style-name="ce1">
            <text:p>0,954257349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0.876732754926285" table:style-name="ce1">
            <text:p>0,876732755</text:p>
          </table:table-cell>
          <table:table-cell office:value-type="float" office:value="1.11109069220567" table:style-name="ce1">
            <text:p>1,111090692</text:p>
          </table:table-cell>
          <table:table-cell office:value-type="float" office:value="-5.2852956965252504E-3" table:style-name="ce1">
            <text:p>-0,005285296</text:p>
          </table:table-cell>
          <table:table-cell office:value-type="float" office:value="0.83018000484242804" table:style-name="ce1">
            <text:p>0,83018000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76992068182617701" table:style-name="ce1">
            <text:p>0,769920682</text:p>
          </table:table-cell>
          <table:table-cell office:value-type="float" office:value="1.1778985137785201" table:style-name="ce1">
            <text:p>1,177898514</text:p>
          </table:table-cell>
          <table:table-cell office:value-type="float" office:value="7.5671258656376597E-2" table:style-name="ce1">
            <text:p>0,075671259</text:p>
          </table:table-cell>
          <table:table-cell office:value-type="float" office:value="0.83388755863993602" table:style-name="ce1">
            <text:p>0,833887559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0.77200327258079704" table:style-name="ce1">
            <text:p>0,772003273</text:p>
          </table:table-cell>
          <table:table-cell office:value-type="float" office:value="1.2090043688570999" table:style-name="ce1">
            <text:p>1,209004369</text:p>
          </table:table-cell>
          <table:table-cell office:value-type="float" office:value="0.61848947089635997" table:style-name="ce1">
            <text:p>0,618489471</text:p>
          </table:table-cell>
          <table:table-cell office:value-type="float" office:value="0.96594863525952801" table:style-name="ce1">
            <text:p>0,96594863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78658398547660102" table:style-name="ce1">
            <text:p>0,786583985</text:p>
          </table:table-cell>
          <table:table-cell office:value-type="float" office:value="1.18833036601463" table:style-name="ce1">
            <text:p>1,188330366</text:p>
          </table:table-cell>
          <table:table-cell office:value-type="float" office:value="0.59202958836365605" table:style-name="ce1">
            <text:p>0,592029588</text:p>
          </table:table-cell>
          <table:table-cell office:value-type="float" office:value="0.93962828024895295" table:style-name="ce1">
            <text:p>0,93962828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0.86974945950328997" table:style-name="ce1">
            <text:p>0,86974946</text:p>
          </table:table-cell>
          <table:table-cell office:value-type="float" office:value="1.1306125391827699" table:style-name="ce1">
            <text:p>1,130612539</text:p>
          </table:table-cell>
          <table:table-cell office:value-type="float" office:value="0.50671454746603695" table:style-name="ce1">
            <text:p>0,506714547</text:p>
          </table:table-cell>
          <table:table-cell office:value-type="float" office:value="0.93370900845768701" table:style-name="ce1">
            <text:p>0,93370900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831377315356573" table:style-name="ce1">
            <text:p>0,831377315</text:p>
          </table:table-cell>
          <table:table-cell office:value-type="float" office:value="1.15896868528925" table:style-name="ce1">
            <text:p>1,158968685</text:p>
          </table:table-cell>
          <table:table-cell office:value-type="float" office:value="0.59820589407969804" table:style-name="ce1">
            <text:p>0,598205894</text:p>
          </table:table-cell>
          <table:table-cell office:value-type="float" office:value="0.95282867405864802" table:style-name="ce1">
            <text:p>0,952828674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0.821271891949511" table:style-name="ce1">
            <text:p>0,821271892</text:p>
          </table:table-cell>
          <table:table-cell office:value-type="float" office:value="1.16148211262597" table:style-name="ce1">
            <text:p>1,161482113</text:p>
          </table:table-cell>
          <table:table-cell office:value-type="float" office:value="0.42389675792810699" table:style-name="ce1">
            <text:p>0,423896758</text:p>
          </table:table-cell>
          <table:table-cell office:value-type="float" office:value="0.91922320544065905" table:style-name="ce1">
            <text:p>0,91922320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76955627886830302" table:style-name="ce1">
            <text:p>0,769556279</text:p>
          </table:table-cell>
          <table:table-cell office:value-type="float" office:value="1.1950685549953499" table:style-name="ce1">
            <text:p>1,195068555</text:p>
          </table:table-cell>
          <table:table-cell office:value-type="float" office:value="0.43584069910748902" table:style-name="ce1">
            <text:p>0,435840699</text:p>
          </table:table-cell>
          <table:table-cell office:value-type="float" office:value="0.91358838551880095" table:style-name="ce1">
            <text:p>0,913588386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0.81321163541544195" table:style-name="ce1">
            <text:p>0,813211635</text:p>
          </table:table-cell>
          <table:table-cell office:value-type="float" office:value="1.1614921674801699" table:style-name="ce1">
            <text:p>1,161492167</text:p>
          </table:table-cell>
          <table:table-cell office:value-type="float" office:value="0.322803603187299" table:style-name="ce1">
            <text:p>0,322803603</text:p>
          </table:table-cell>
          <table:table-cell office:value-type="float" office:value="0.89796843557367001" table:style-name="ce1">
            <text:p>0,897968436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82184542470954303" table:style-name="ce1">
            <text:p>0,821845425</text:p>
          </table:table-cell>
          <table:table-cell office:value-type="float" office:value="1.1674215770449801" table:style-name="ce1">
            <text:p>1,167421577</text:p>
          </table:table-cell>
          <table:table-cell office:value-type="float" office:value="0.67319245485939005" table:style-name="ce1">
            <text:p>0,673192455</text:p>
          </table:table-cell>
          <table:table-cell office:value-type="float" office:value="0.96865906908268495" table:style-name="ce1">
            <text:p>0,968659069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0.87067555406200203" table:style-name="ce1">
            <text:p>0,870675554</text:p>
          </table:table-cell>
          <table:table-cell office:value-type="float" office:value="1.1573925869737201" table:style-name="ce1">
            <text:p>1,157392587</text:p>
          </table:table-cell>
          <table:table-cell office:value-type="float" office:value="0.81819989565015205" table:style-name="ce1">
            <text:p>0,818199896</text:p>
          </table:table-cell>
          <table:table-cell office:value-type="float" office:value="1.0236762474279599" table:style-name="ce1">
            <text:p>1,02367624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83964761939218602" table:style-name="ce1">
            <text:p>0,839647619</text:p>
          </table:table-cell>
          <table:table-cell office:value-type="float" office:value="1.1617438851222299" table:style-name="ce1">
            <text:p>1,161743885</text:p>
          </table:table-cell>
          <table:table-cell office:value-type="float" office:value="0.56374987097097895" table:style-name="ce1">
            <text:p>0,563749871</text:p>
          </table:table-cell>
          <table:table-cell office:value-type="float" office:value="0.96052413754967703" table:style-name="ce1">
            <text:p>0,960524138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0.850818700922641" table:style-name="ce1">
            <text:p>0,850818701</text:p>
          </table:table-cell>
          <table:table-cell office:value-type="float" office:value="1.16380099479156" table:style-name="ce1">
            <text:p>1,163800995</text:p>
          </table:table-cell>
          <table:table-cell office:value-type="float" office:value="0.84417827651744204" table:style-name="ce1">
            <text:p>0,844178277</text:p>
          </table:table-cell>
          <table:table-cell office:value-type="float" office:value="1.02106622878729" table:style-name="ce1">
            <text:p>1,02106622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76866815820683998" table:style-name="ce1">
            <text:p>0,768668158</text:p>
          </table:table-cell>
          <table:table-cell office:value-type="float" office:value="1.2109910935989401" table:style-name="ce1">
            <text:p>1,210991094</text:p>
          </table:table-cell>
          <table:table-cell office:value-type="float" office:value="0.57418386510212105" table:style-name="ce1">
            <text:p>0,574183865</text:p>
          </table:table-cell>
          <table:table-cell office:value-type="float" office:value="0.95941755641989102" table:style-name="ce1">
            <text:p>0,959417556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0.80909558342878396" table:style-name="ce1">
            <text:p>0,809095583</text:p>
          </table:table-cell>
          <table:table-cell office:value-type="float" office:value="1.1724037019048399" table:style-name="ce1">
            <text:p>1,172403702</text:p>
          </table:table-cell>
          <table:table-cell office:value-type="float" office:value="0.40426279198977499" table:style-name="ce1">
            <text:p>0,404262792</text:p>
          </table:table-cell>
          <table:table-cell office:value-type="float" office:value="0.917775119426397" table:style-name="ce1">
            <text:p>0,91777511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82810599909103899" table:style-name="ce1">
            <text:p>0,828105999</text:p>
          </table:table-cell>
          <table:table-cell office:value-type="float" office:value="1.1762689930152901" table:style-name="ce1">
            <text:p>1,176268993</text:p>
          </table:table-cell>
          <table:table-cell office:value-type="float" office:value="0.51190926923126401" table:style-name="ce1">
            <text:p>0,511909269</text:p>
          </table:table-cell>
          <table:table-cell office:value-type="float" office:value="0.963778471038506" table:style-name="ce1">
            <text:p>0,963778471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0.76167835393627903" table:style-name="ce1">
            <text:p>0,761678354</text:p>
          </table:table-cell>
          <table:table-cell office:value-type="float" office:value="1.2378822817119099" table:style-name="ce1">
            <text:p>1,237882282</text:p>
          </table:table-cell>
          <table:table-cell office:value-type="float" office:value="0.92548983657459505" table:style-name="ce1">
            <text:p>0,925489837</text:p>
          </table:table-cell>
          <table:table-cell office:value-type="float" office:value="1.0415801911575799" table:style-name="ce1">
            <text:p>1,04158019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76053976673113499" table:style-name="ce1">
            <text:p>0,760539767</text:p>
          </table:table-cell>
          <table:table-cell office:value-type="float" office:value="1.1879782343668499" table:style-name="ce1">
            <text:p>1,187978234</text:p>
          </table:table-cell>
          <table:table-cell office:value-type="float" office:value="9.6800787722398404E-2" table:style-name="ce1">
            <text:p>0,096800788</text:p>
          </table:table-cell>
          <table:table-cell office:value-type="float" office:value="0.84131569863622102" table:style-name="ce1">
            <text:p>0,841315699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0.907777728306984" table:style-name="ce1">
            <text:p>0,907777728</text:p>
          </table:table-cell>
          <table:table-cell office:value-type="float" office:value="1.13280371584654" table:style-name="ce1">
            <text:p>1,132803716</text:p>
          </table:table-cell>
          <table:table-cell office:value-type="float" office:value="0.88459971715997998" table:style-name="ce1">
            <text:p>0,884599717</text:p>
          </table:table-cell>
          <table:table-cell office:value-type="float" office:value="1.0342985237806701" table:style-name="ce1">
            <text:p>1,03429852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83048013909455998" table:style-name="ce1">
            <text:p>0,830480139</text:p>
          </table:table-cell>
          <table:table-cell office:value-type="float" office:value="1.16777547896067" table:style-name="ce1">
            <text:p>1,167775479</text:p>
          </table:table-cell>
          <table:table-cell office:value-type="float" office:value="0.64255284415147196" table:style-name="ce1">
            <text:p>0,642552844</text:p>
          </table:table-cell>
          <table:table-cell office:value-type="float" office:value="0.97783848567090004" table:style-name="ce1">
            <text:p>0,977838486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1.0015811664097001" table:style-name="ce1">
            <text:p>1,001581166</text:p>
          </table:table-cell>
          <table:table-cell office:value-type="float" office:value="1.09569151092062" table:style-name="ce1">
            <text:p>1,095691511</text:p>
          </table:table-cell>
          <table:table-cell office:value-type="float" office:value="0.82171517662514204" table:style-name="ce1">
            <text:p>0,821715177</text:p>
          </table:table-cell>
          <table:table-cell office:value-type="float" office:value="1.0432668694122" table:style-name="ce1">
            <text:p>1,043266869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92775047801456301" table:style-name="ce1">
            <text:p>0,927750478</text:p>
          </table:table-cell>
          <table:table-cell office:value-type="float" office:value="1.13562126909114" table:style-name="ce1">
            <text:p>1,135621269</text:p>
          </table:table-cell>
          <table:table-cell office:value-type="float" office:value="0.78490496848479796" table:style-name="ce1">
            <text:p>0,784904968</text:p>
          </table:table-cell>
          <table:table-cell office:value-type="float" office:value="1.03883656769027" table:style-name="ce1">
            <text:p>1,038836568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0.84867989151233503" table:style-name="ce1">
            <text:p>0,848679892</text:p>
          </table:table-cell>
          <table:table-cell office:value-type="float" office:value="1.16576802816421" table:style-name="ce1">
            <text:p>1,165768028</text:p>
          </table:table-cell>
          <table:table-cell office:value-type="float" office:value="0.60050186387296201" table:style-name="ce1">
            <text:p>0,600501864</text:p>
          </table:table-cell>
          <table:table-cell office:value-type="float" office:value="0.98090513477783303" table:style-name="ce1">
            <text:p>0,98090513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91249469446837095" table:style-name="ce1">
            <text:p>0,912494694</text:p>
          </table:table-cell>
          <table:table-cell office:value-type="float" office:value="1.122240363175" table:style-name="ce1">
            <text:p>1,122240363</text:p>
          </table:table-cell>
          <table:table-cell office:value-type="float" office:value="0.41861213063482999" table:style-name="ce1">
            <text:p>0,418612131</text:p>
          </table:table-cell>
          <table:table-cell office:value-type="float" office:value="0.94634921769497604" table:style-name="ce1">
            <text:p>0,946349218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0.77338010211092001" table:style-name="ce1">
            <text:p>0,773380102</text:p>
          </table:table-cell>
          <table:table-cell office:value-type="float" office:value="1.2209503489081099" table:style-name="ce1">
            <text:p>1,220950349</text:p>
          </table:table-cell>
          <table:table-cell office:value-type="float" office:value="1.1012625149968001" table:style-name="ce1">
            <text:p>1,101262515</text:p>
          </table:table-cell>
          <table:table-cell office:value-type="float" office:value="1.0553756603592801" table:style-name="ce1">
            <text:p>1,0553756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97723101762735098" table:style-name="ce1">
            <text:p>0,977231018</text:p>
          </table:table-cell>
          <table:table-cell office:value-type="float" office:value="1.10897514009011" table:style-name="ce1">
            <text:p>1,10897514</text:p>
          </table:table-cell>
          <table:table-cell office:value-type="float" office:value="0.83716299340376998" table:style-name="ce1">
            <text:p>0,837162993</text:p>
          </table:table-cell>
          <table:table-cell office:value-type="float" office:value="1.04177877357596" table:style-name="ce1">
            <text:p>1,041778774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0.87151344998068703" table:style-name="ce1">
            <text:p>0,87151345</text:p>
          </table:table-cell>
          <table:table-cell office:value-type="float" office:value="1.1556358681488701" table:style-name="ce1">
            <text:p>1,155635868</text:p>
          </table:table-cell>
          <table:table-cell office:value-type="float" office:value="0.81029502034944501" table:style-name="ce1">
            <text:p>0,81029502</text:p>
          </table:table-cell>
          <table:table-cell office:value-type="float" office:value="1.0197553795815899" table:style-name="ce1">
            <text:p>1,01975538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86451500999694098" table:style-name="ce1">
            <text:p>0,86451501</text:p>
          </table:table-cell>
          <table:table-cell office:value-type="float" office:value="1.1337431348700799" table:style-name="ce1">
            <text:p>1,133743135</text:p>
          </table:table-cell>
          <table:table-cell office:value-type="float" office:value="0.44290056716993598" table:style-name="ce1">
            <text:p>0,442900567</text:p>
          </table:table-cell>
          <table:table-cell office:value-type="float" office:value="0.91895383152146004" table:style-name="ce1">
            <text:p>0,918953832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0.91542161097020103" table:style-name="ce1">
            <text:p>0,915421611</text:p>
          </table:table-cell>
          <table:table-cell office:value-type="float" office:value="1.1381133276885" table:style-name="ce1">
            <text:p>1,138113328</text:p>
          </table:table-cell>
          <table:table-cell office:value-type="float" office:value="1.0491095380358899" table:style-name="ce1">
            <text:p>1,049109538</text:p>
          </table:table-cell>
          <table:table-cell office:value-type="float" office:value="1.0728625212957399" table:style-name="ce1">
            <text:p>1,07286252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97799065733831103" table:style-name="ce1">
            <text:p>0,977990657</text:p>
          </table:table-cell>
          <table:table-cell office:value-type="float" office:value="1.10022100504041" table:style-name="ce1">
            <text:p>1,100221005</text:p>
          </table:table-cell>
          <table:table-cell office:value-type="float" office:value="0.55867338725657301" table:style-name="ce1">
            <text:p>0,558673387</text:p>
          </table:table-cell>
          <table:table-cell office:value-type="float" office:value="0.98824590290250403" table:style-name="ce1">
            <text:p>0,988245903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0.98026090934950305" table:style-name="ce1">
            <text:p>0,980260909</text:p>
          </table:table-cell>
          <table:table-cell office:value-type="float" office:value="1.0861903708975" table:style-name="ce1">
            <text:p>1,086190371</text:p>
          </table:table-cell>
          <table:table-cell office:value-type="float" office:value="0.61062575443960898" table:style-name="ce1">
            <text:p>0,610625754</text:p>
          </table:table-cell>
          <table:table-cell office:value-type="float" office:value="0.978953564065009" table:style-name="ce1">
            <text:p>0,97895356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97058660604337799" table:style-name="ce1">
            <text:p>0,970586606</text:p>
          </table:table-cell>
          <table:table-cell office:value-type="float" office:value="1.11667474055191" table:style-name="ce1">
            <text:p>1,116674741</text:p>
          </table:table-cell>
          <table:table-cell office:value-type="float" office:value="0.83004989508544602" table:style-name="ce1">
            <text:p>0,830049895</text:p>
          </table:table-cell>
          <table:table-cell office:value-type="float" office:value="1.0499033301266401" table:style-name="ce1">
            <text:p>1,04990333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0.90731801627647102" table:style-name="ce1">
            <text:p>0,907318016</text:p>
          </table:table-cell>
          <table:table-cell office:value-type="float" office:value="1.1250032354153201" table:style-name="ce1">
            <text:p>1,125003235</text:p>
          </table:table-cell>
          <table:table-cell office:value-type="float" office:value="0.70719531001071401" table:style-name="ce1">
            <text:p>0,70719531</text:p>
          </table:table-cell>
          <table:table-cell office:value-type="float" office:value="0.99242017405702299" table:style-name="ce1">
            <text:p>0,992420174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905608199873016" table:style-name="ce1">
            <text:p>0,9056082</text:p>
          </table:table-cell>
          <table:table-cell office:value-type="float" office:value="1.1630294663001699" table:style-name="ce1">
            <text:p>1,163029466</text:p>
          </table:table-cell>
          <table:table-cell office:value-type="float" office:value="1.12228676433344" table:style-name="ce1">
            <text:p>1,122286764</text:p>
          </table:table-cell>
          <table:table-cell office:value-type="float" office:value="1.11513606263853" table:style-name="ce1">
            <text:p>1,115136063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1.0538656545134399" table:style-name="ce1">
            <text:p>1,053865655</text:p>
          </table:table-cell>
          <table:table-cell office:value-type="float" office:value="1.0870445415094501" table:style-name="ce1">
            <text:p>1,087044542</text:p>
          </table:table-cell>
          <table:table-cell office:value-type="float" office:value="0.81527271245324895" table:style-name="ce1">
            <text:p>0,815272712</text:p>
          </table:table-cell>
          <table:table-cell office:value-type="float" office:value="1.05670214822397" table:style-name="ce1">
            <text:p>1,056702148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95369370805186204" table:style-name="ce1">
            <text:p>0,953693708</text:p>
          </table:table-cell>
          <table:table-cell office:value-type="float" office:value="1.1159931802868599" table:style-name="ce1">
            <text:p>1,11599318</text:p>
          </table:table-cell>
          <table:table-cell office:value-type="float" office:value="0.91081692214733101" table:style-name="ce1">
            <text:p>0,910816922</text:p>
          </table:table-cell>
          <table:table-cell office:value-type="float" office:value="1.0448941082257399" table:style-name="ce1">
            <text:p>1,044894108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1.03948951207091" table:style-name="ce1">
            <text:p>1,039489512</text:p>
          </table:table-cell>
          <table:table-cell office:value-type="float" office:value="1.06170161301126" table:style-name="ce1">
            <text:p>1,061701613</text:p>
          </table:table-cell>
          <table:table-cell office:value-type="float" office:value="0.47302964358116301" table:style-name="ce1">
            <text:p>0,473029644</text:p>
          </table:table-cell>
          <table:table-cell office:value-type="float" office:value="0.95892584194984298" table:style-name="ce1">
            <text:p>0,958925842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0617252642049" table:style-name="ce1">
            <text:p>1,061725264</text:p>
          </table:table-cell>
          <table:table-cell office:value-type="float" office:value="1.0921047715754" table:style-name="ce1">
            <text:p>1,092104772</text:p>
          </table:table-cell>
          <table:table-cell office:value-type="float" office:value="1.0273249796447701" table:style-name="ce1">
            <text:p>1,02732498</text:p>
          </table:table-cell>
          <table:table-cell office:value-type="float" office:value="1.1067157277572199" table:style-name="ce1">
            <text:p>1,106715728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1.0281258656429899" table:style-name="ce1">
            <text:p>1,028125866</text:p>
          </table:table-cell>
          <table:table-cell office:value-type="float" office:value="1.10678313259882" table:style-name="ce1">
            <text:p>1,106783133</text:p>
          </table:table-cell>
          <table:table-cell office:value-type="float" office:value="1.0457792492933999" table:style-name="ce1">
            <text:p>1,045779249</text:p>
          </table:table-cell>
          <table:table-cell office:value-type="float" office:value="1.1052259145996499" table:style-name="ce1">
            <text:p>1,10522591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99485112792704899" table:style-name="ce1">
            <text:p>0,994851128</text:p>
          </table:table-cell>
          <table:table-cell office:value-type="float" office:value="1.09103926934577" table:style-name="ce1">
            <text:p>1,091039269</text:p>
          </table:table-cell>
          <table:table-cell office:value-type="float" office:value="0.51926741449360903" table:style-name="ce1">
            <text:p>0,519267414</text:p>
          </table:table-cell>
          <table:table-cell office:value-type="float" office:value="0.97214074764762404" table:style-name="ce1">
            <text:p>0,972140748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0.99889989950834202" table:style-name="ce1">
            <text:p>0,9988999</text:p>
          </table:table-cell>
          <table:table-cell office:value-type="float" office:value="1.1059072310756399" table:style-name="ce1">
            <text:p>1,105907231</text:p>
          </table:table-cell>
          <table:table-cell office:value-type="float" office:value="0.90042589755526004" table:style-name="ce1">
            <text:p>0,900425898</text:p>
          </table:table-cell>
          <table:table-cell office:value-type="float" office:value="1.05987526683441" table:style-name="ce1">
            <text:p>1,059875267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1602213511500401" table:style-name="ce1">
            <text:p>1,160221351</text:p>
          </table:table-cell>
          <table:table-cell office:value-type="float" office:value="1.04711481573842" table:style-name="ce1">
            <text:p>1,047114816</text:p>
          </table:table-cell>
          <table:table-cell office:value-type="float" office:value="0.61467541212090604" table:style-name="ce1">
            <text:p>0,614675412</text:p>
          </table:table-cell>
          <table:table-cell office:value-type="float" office:value="1.02660739470707" table:style-name="ce1">
            <text:p>1,026607395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1.02199923139017" table:style-name="ce1">
            <text:p>1,021999231</text:p>
          </table:table-cell>
          <table:table-cell office:value-type="float" office:value="1.0755691275175601" table:style-name="ce1">
            <text:p>1,075569128</text:p>
          </table:table-cell>
          <table:table-cell office:value-type="float" office:value="0.61815797977408404" table:style-name="ce1">
            <text:p>0,61815798</text:p>
          </table:table-cell>
          <table:table-cell office:value-type="float" office:value="0.99128238121849199" table:style-name="ce1">
            <text:p>0,99128238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04680158352213" table:style-name="ce1">
            <text:p>1,046801584</text:p>
          </table:table-cell>
          <table:table-cell office:value-type="float" office:value="1.1047955269271701" table:style-name="ce1">
            <text:p>1,104795527</text:p>
          </table:table-cell>
          <table:table-cell office:value-type="float" office:value="0.88911917436535404" table:style-name="ce1">
            <text:p>0,889119174</text:p>
          </table:table-cell>
          <table:table-cell office:value-type="float" office:value="1.0907863189525899" table:style-name="ce1">
            <text:p>1,090786319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1.1482504902310899" table:style-name="ce1">
            <text:p>1,14825049</text:p>
          </table:table-cell>
          <table:table-cell office:value-type="float" office:value="1.0370239966261701" table:style-name="ce1">
            <text:p>1,037023997</text:p>
          </table:table-cell>
          <table:table-cell office:value-type="float" office:value="0.50620875737583204" table:style-name="ce1">
            <text:p>0,506208757</text:p>
          </table:table-cell>
          <table:table-cell office:value-type="float" office:value="0.99258492046430402" table:style-name="ce1">
            <text:p>0,99258492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89303856988061803" table:style-name="ce1">
            <text:p>0,89303857</text:p>
          </table:table-cell>
          <table:table-cell office:value-type="float" office:value="1.14299707422462" table:style-name="ce1">
            <text:p>1,142997074</text:p>
          </table:table-cell>
          <table:table-cell office:value-type="float" office:value="0.79508500748460498" table:style-name="ce1">
            <text:p>0,795085007</text:p>
          </table:table-cell>
          <table:table-cell office:value-type="float" office:value="1.0160136013296399" table:style-name="ce1">
            <text:p>1,016013601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1.07514494432432" table:style-name="ce1">
            <text:p>1,075144944</text:p>
          </table:table-cell>
          <table:table-cell office:value-type="float" office:value="1.06350709003314" table:style-name="ce1">
            <text:p>1,06350709</text:p>
          </table:table-cell>
          <table:table-cell office:value-type="float" office:value="0.759980970076505" table:style-name="ce1">
            <text:p>0,75998097</text:p>
          </table:table-cell>
          <table:table-cell office:value-type="float" office:value="1.02886685142984" table:style-name="ce1">
            <text:p>1,02886685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08217987680686" table:style-name="ce1">
            <text:p>1,082179877</text:p>
          </table:table-cell>
          <table:table-cell office:value-type="float" office:value="1.0786727297858301" table:style-name="ce1">
            <text:p>1,07867273</text:p>
          </table:table-cell>
          <table:table-cell office:value-type="float" office:value="0.92280493092361005" table:style-name="ce1">
            <text:p>0,922804931</text:p>
          </table:table-cell>
          <table:table-cell office:value-type="float" office:value="1.07984859798035" table:style-name="ce1">
            <text:p>1,079848598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1.08231445523624" table:style-name="ce1">
            <text:p>1,082314455</text:p>
          </table:table-cell>
          <table:table-cell office:value-type="float" office:value="1.0554103790501199" table:style-name="ce1">
            <text:p>1,055410379</text:p>
          </table:table-cell>
          <table:table-cell office:value-type="float" office:value="0.44600553702179901" table:style-name="ce1">
            <text:p>0,446005537</text:p>
          </table:table-cell>
          <table:table-cell office:value-type="float" office:value="0.97123998881654094" table:style-name="ce1">
            <text:p>0,971239989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1572287224928299" table:style-name="ce1">
            <text:p>1,157228722</text:p>
          </table:table-cell>
          <table:table-cell office:value-type="float" office:value="1.0744692842821599" table:style-name="ce1">
            <text:p>1,074469284</text:p>
          </table:table-cell>
          <table:table-cell office:value-type="float" office:value="0.95949949209063201" table:style-name="ce1">
            <text:p>0,959499492</text:p>
          </table:table-cell>
          <table:table-cell office:value-type="float" office:value="1.1242924760650099" table:style-name="ce1">
            <text:p>1,124292476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1.05756602934226" table:style-name="ce1">
            <text:p>1,057566029</text:p>
          </table:table-cell>
          <table:table-cell office:value-type="float" office:value="1.0837467003004699" table:style-name="ce1">
            <text:p>1,0837467</text:p>
          </table:table-cell>
          <table:table-cell office:value-type="float" office:value="0.70451415409808804" table:style-name="ce1">
            <text:p>0,704514154</text:p>
          </table:table-cell>
          <table:table-cell office:value-type="float" office:value="1.04052124117939" table:style-name="ce1">
            <text:p>1,04052124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23838372380327" table:style-name="ce1">
            <text:p>1,238383724</text:p>
          </table:table-cell>
          <table:table-cell office:value-type="float" office:value="1.0113267457370401" table:style-name="ce1">
            <text:p>1,011326746</text:p>
          </table:table-cell>
          <table:table-cell office:value-type="float" office:value="0.60588912373076198" table:style-name="ce1">
            <text:p>0,605889124</text:p>
          </table:table-cell>
          <table:table-cell office:value-type="float" office:value="1.00749023440143" table:style-name="ce1">
            <text:p>1,007490234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1.12476851715628" table:style-name="ce1">
            <text:p>1,124768517</text:p>
          </table:table-cell>
          <table:table-cell office:value-type="float" office:value="1.05608828145102" table:style-name="ce1">
            <text:p>1,056088281</text:p>
          </table:table-cell>
          <table:table-cell office:value-type="float" office:value="0.68321428840353904" table:style-name="ce1">
            <text:p>0,683214288</text:p>
          </table:table-cell>
          <table:table-cell office:value-type="float" office:value="1.0372519935745601" table:style-name="ce1">
            <text:p>1,037251994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19132335180019" table:style-name="ce1">
            <text:p>1,191323352</text:p>
          </table:table-cell>
          <table:table-cell office:value-type="float" office:value="1.02692254568442" table:style-name="ce1">
            <text:p>1,026922546</text:p>
          </table:table-cell>
          <table:table-cell office:value-type="float" office:value="0.42847257356207402" table:style-name="ce1">
            <text:p>0,428472574</text:p>
          </table:table-cell>
          <table:table-cell office:value-type="float" office:value="0.979933827156383" table:style-name="ce1">
            <text:p>0,979933827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1.2553217514570301" table:style-name="ce1">
            <text:p>1,255321751</text:p>
          </table:table-cell>
          <table:table-cell office:value-type="float" office:value="1.0106142070184001" table:style-name="ce1">
            <text:p>1,010614207</text:p>
          </table:table-cell>
          <table:table-cell office:value-type="float" office:value="0.665121223623929" table:style-name="ce1">
            <text:p>0,665121224</text:p>
          </table:table-cell>
          <table:table-cell office:value-type="float" office:value="1.02577572341806" table:style-name="ce1">
            <text:p>1,025775723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1450058110474599" table:style-name="ce1">
            <text:p>1,145005811</text:p>
          </table:table-cell>
          <table:table-cell office:value-type="float" office:value="1.0515491129005901" table:style-name="ce1">
            <text:p>1,051549113</text:p>
          </table:table-cell>
          <table:table-cell office:value-type="float" office:value="0.53992547009145797" table:style-name="ce1">
            <text:p>0,53992547</text:p>
          </table:table-cell>
          <table:table-cell office:value-type="float" office:value="1.0103870380212201" table:style-name="ce1">
            <text:p>1,010387038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1.1883709540026399" table:style-name="ce1">
            <text:p>1,188370954</text:p>
          </table:table-cell>
          <table:table-cell office:value-type="float" office:value="1.03334241608107" table:style-name="ce1">
            <text:p>1,033342416</text:p>
          </table:table-cell>
          <table:table-cell office:value-type="float" office:value="0.64504343987111001" table:style-name="ce1">
            <text:p>0,64504344</text:p>
          </table:table-cell>
          <table:table-cell office:value-type="float" office:value="1.02993991532605" table:style-name="ce1">
            <text:p>1,02993991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2460117751952" table:style-name="ce1">
            <text:p>1,246011775</text:p>
          </table:table-cell>
          <table:table-cell office:value-type="float" office:value="1.0069182873379801" table:style-name="ce1">
            <text:p>1,006918287</text:p>
          </table:table-cell>
          <table:table-cell office:value-type="float" office:value="0.54308733887854099" table:style-name="ce1">
            <text:p>0,543087339</text:p>
          </table:table-cell>
          <table:table-cell office:value-type="float" office:value="0.99602220328841096" table:style-name="ce1">
            <text:p>0,996022203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1.0904896355690401" table:style-name="ce1">
            <text:p>1,090489636</text:p>
          </table:table-cell>
          <table:table-cell office:value-type="float" office:value="1.0750027027301501" table:style-name="ce1">
            <text:p>1,075002703</text:p>
          </table:table-cell>
          <table:table-cell office:value-type="float" office:value="0.76830477993878299" table:style-name="ce1">
            <text:p>0,76830478</text:p>
          </table:table-cell>
          <table:table-cell office:value-type="float" office:value="1.0536722004277199" table:style-name="ce1">
            <text:p>1,053672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3606199928218501" table:style-name="ce1">
            <text:p>1,360619993</text:p>
          </table:table-cell>
          <table:table-cell office:value-type="float" office:value="0.96327777921552005" table:style-name="ce1">
            <text:p>0,963277779</text:p>
          </table:table-cell>
          <table:table-cell office:value-type="float" office:value="0.22602633236118899" table:style-name="ce1">
            <text:p>0,226026332</text:p>
          </table:table-cell>
          <table:table-cell office:value-type="float" office:value="0.92723433163373103" table:style-name="ce1">
            <text:p>0,927234332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1.32634632616711" table:style-name="ce1">
            <text:p>1,326346326</text:p>
          </table:table-cell>
          <table:table-cell office:value-type="float" office:value="0.97642745037366896" table:style-name="ce1">
            <text:p>0,97642745</text:p>
          </table:table-cell>
          <table:table-cell office:value-type="float" office:value="0.36338690594835699" table:style-name="ce1">
            <text:p>0,363386906</text:p>
          </table:table-cell>
          <table:table-cell office:value-type="float" office:value="0.95557394028697895" table:style-name="ce1">
            <text:p>0,9555739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.31850462435845" table:style-name="ce1">
            <text:p>1,318504624</text:p>
          </table:table-cell>
          <table:table-cell office:value-type="float" office:value="0.98849851324752502" table:style-name="ce1">
            <text:p>0,988498513</text:p>
          </table:table-cell>
          <table:table-cell office:value-type="float" office:value="0.53378931741462599" table:style-name="ce1">
            <text:p>0,533789317</text:p>
          </table:table-cell>
          <table:table-cell office:value-type="float" office:value="1.0007108682547301" table:style-name="ce1">
            <text:p>1,000710868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1.3149720086155601" table:style-name="ce1">
            <text:p>1,314972009</text:p>
          </table:table-cell>
          <table:table-cell office:value-type="float" office:value="0.986720725180949" table:style-name="ce1">
            <text:p>0,986720725</text:p>
          </table:table-cell>
          <table:table-cell office:value-type="float" office:value="0.38650560819718199" table:style-name="ce1">
            <text:p>0,386505608</text:p>
          </table:table-cell>
          <table:table-cell office:value-type="float" office:value="0.96689346898228901" table:style-name="ce1">
            <text:p>0,966893469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4007805723978299" table:style-name="ce1">
            <text:p>1,400780572</text:p>
          </table:table-cell>
          <table:table-cell office:value-type="float" office:value="0.95911127617564895" table:style-name="ce1">
            <text:p>0,959111276</text:p>
          </table:table-cell>
          <table:table-cell office:value-type="float" office:value="0.24329563106696001" table:style-name="ce1">
            <text:p>0,243295631</text:p>
          </table:table-cell>
          <table:table-cell office:value-type="float" office:value="0.93102354832380196" table:style-name="ce1">
            <text:p>0,931023548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1.3887534417057199" table:style-name="ce1">
            <text:p>1,388753442</text:p>
          </table:table-cell>
          <table:table-cell office:value-type="float" office:value="0.96321063984188304" table:style-name="ce1">
            <text:p>0,96321064</text:p>
          </table:table-cell>
          <table:table-cell office:value-type="float" office:value="0.257630893547523" table:style-name="ce1">
            <text:p>0,257630894</text:p>
          </table:table-cell>
          <table:table-cell office:value-type="float" office:value="0.93660956953747598" table:style-name="ce1">
            <text:p>0,93660957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34468220123742" table:style-name="ce1">
            <text:p>1,344682201</text:p>
          </table:table-cell>
          <table:table-cell office:value-type="float" office:value="0.96654349045411803" table:style-name="ce1">
            <text:p>0,96654349</text:p>
          </table:table-cell>
          <table:table-cell office:value-type="float" office:value="0.33631439222617798" table:style-name="ce1">
            <text:p>0,336314392</text:p>
          </table:table-cell>
          <table:table-cell office:value-type="float" office:value="0.94142990520154202" table:style-name="ce1">
            <text:p>0,941429905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1.3618434086567199" table:style-name="ce1">
            <text:p>1,361843409</text:p>
          </table:table-cell>
          <table:table-cell office:value-type="float" office:value="0.98198418272510901" table:style-name="ce1">
            <text:p>0,981984183</text:p>
          </table:table-cell>
          <table:table-cell office:value-type="float" office:value="0.44535221927552499" table:style-name="ce1">
            <text:p>0,445352219</text:p>
          </table:table-cell>
          <table:table-cell office:value-type="float" office:value="0.99273771824874402" table:style-name="ce1">
            <text:p>0,992737718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4670308123757201" table:style-name="ce1">
            <text:p>1,467030812</text:p>
          </table:table-cell>
          <table:table-cell office:value-type="float" office:value="0.94764352673363805" table:style-name="ce1">
            <text:p>0,947643527</text:p>
          </table:table-cell>
          <table:table-cell office:value-type="float" office:value="0.22692309612629699" table:style-name="ce1">
            <text:p>0,226923096</text:p>
          </table:table-cell>
          <table:table-cell office:value-type="float" office:value="0.93337263418406202" table:style-name="ce1">
            <text:p>0,933372634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1.4639518383908301" table:style-name="ce1">
            <text:p>1,463951838</text:p>
          </table:table-cell>
          <table:table-cell office:value-type="float" office:value="0.93363968101553796" table:style-name="ce1">
            <text:p>0,933639681</text:p>
          </table:table-cell>
          <table:table-cell office:value-type="float" office:value="0.19888193713287" table:style-name="ce1">
            <text:p>0,198881937</text:p>
          </table:table-cell>
          <table:table-cell office:value-type="float" office:value="0.915265821115823" table:style-name="ce1">
            <text:p>0,915265821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4218622142656601" table:style-name="ce1">
            <text:p>1,421862214</text:p>
          </table:table-cell>
          <table:table-cell office:value-type="float" office:value="0.94604367440093995" table:style-name="ce1">
            <text:p>0,946043674</text:p>
          </table:table-cell>
          <table:table-cell office:value-type="float" office:value="0.327978217884348" table:style-name="ce1">
            <text:p>0,327978218</text:p>
          </table:table-cell>
          <table:table-cell office:value-type="float" office:value="0.93801844125260103" table:style-name="ce1">
            <text:p>0,938018441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1.4630244789873701" table:style-name="ce1">
            <text:p>1,463024479</text:p>
          </table:table-cell>
          <table:table-cell office:value-type="float" office:value="0.94080110917993198" table:style-name="ce1">
            <text:p>0,940801109</text:p>
          </table:table-cell>
          <table:table-cell office:value-type="float" office:value="0.25372833132130501" table:style-name="ce1">
            <text:p>0,253728331</text:p>
          </table:table-cell>
          <table:table-cell office:value-type="float" office:value="0.93616648514590195" table:style-name="ce1">
            <text:p>0,93616648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4171742807955601" table:style-name="ce1">
            <text:p>1,417174281</text:p>
          </table:table-cell>
          <table:table-cell office:value-type="float" office:value="0.95468045320061701" table:style-name="ce1">
            <text:p>0,954680453</text:p>
          </table:table-cell>
          <table:table-cell office:value-type="float" office:value="0.27961796427194302" table:style-name="ce1">
            <text:p>0,279617964</text:p>
          </table:table-cell>
          <table:table-cell office:value-type="float" office:value="0.94381684374266395" table:style-name="ce1">
            <text:p>0,943816844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1.4343998192455101" table:style-name="ce1">
            <text:p>1,434399819</text:p>
          </table:table-cell>
          <table:table-cell office:value-type="float" office:value="0.92853771211090996" table:style-name="ce1">
            <text:p>0,928537712</text:p>
          </table:table-cell>
          <table:table-cell office:value-type="float" office:value="6.7095962877448997E-2" table:style-name="ce1">
            <text:p>0,067095963</text:p>
          </table:table-cell>
          <table:table-cell office:value-type="float" office:value="0.86929729330106098" table:style-name="ce1">
            <text:p>0,869297293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.4744390349137899" table:style-name="ce1">
            <text:p>1,474439035</text:p>
          </table:table-cell>
          <table:table-cell office:value-type="float" office:value="0.94448319832599303" table:style-name="ce1">
            <text:p>0,944483198</text:p>
          </table:table-cell>
          <table:table-cell office:value-type="float" office:value="0.24683645855349401" table:style-name="ce1">
            <text:p>0,246836459</text:p>
          </table:table-cell>
          <table:table-cell office:value-type="float" office:value="0.93515159517851598" table:style-name="ce1">
            <text:p>0,935151595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1.3794823287179201" table:style-name="ce1">
            <text:p>1,379482329</text:p>
          </table:table-cell>
          <table:table-cell office:value-type="float" office:value="0.97079088905996203" table:style-name="ce1">
            <text:p>0,970790889</text:p>
          </table:table-cell>
          <table:table-cell office:value-type="float" office:value="0.32169248461096001" table:style-name="ce1">
            <text:p>0,321692485</text:p>
          </table:table-cell>
          <table:table-cell office:value-type="float" office:value="0.952944306896507" table:style-name="ce1">
            <text:p>0,952944307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57336778827316" table:style-name="ce1">
            <text:p>1,573367788</text:p>
          </table:table-cell>
          <table:table-cell office:value-type="float" office:value="0.90543279558376299" table:style-name="ce1">
            <text:p>0,905432796</text:p>
          </table:table-cell>
          <table:table-cell office:value-type="float" office:value="9.3976463233065702E-2" table:style-name="ce1">
            <text:p>0,093976463</text:p>
          </table:table-cell>
          <table:table-cell office:value-type="float" office:value="0.88351017375054497" table:style-name="ce1">
            <text:p>0,883510174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1.57048818193232" table:style-name="ce1">
            <text:p>1,570488182</text:p>
          </table:table-cell>
          <table:table-cell office:value-type="float" office:value="0.901741785483961" table:style-name="ce1">
            <text:p>0,901741785</text:p>
          </table:table-cell>
          <table:table-cell office:value-type="float" office:value="-3.5599024119866901E-2" table:style-name="ce1">
            <text:p>-0,035599024</text:p>
          </table:table-cell>
          <table:table-cell office:value-type="float" office:value="0.85069510737801302" table:style-name="ce1">
            <text:p>0,85069510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.5662996145922901" table:style-name="ce1">
            <text:p>1,566299615</text:p>
          </table:table-cell>
          <table:table-cell office:value-type="float" office:value="0.91707671821975301" table:style-name="ce1">
            <text:p>0,917076718</text:p>
          </table:table-cell>
          <table:table-cell office:value-type="float" office:value="7.3885417517481705E-2" table:style-name="ce1">
            <text:p>0,073885418</text:p>
          </table:table-cell>
          <table:table-cell office:value-type="float" office:value="0.89031872421051494" table:style-name="ce1">
            <text:p>0,890318724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1.7081678320067999" table:style-name="ce1">
            <text:p>1,708167832</text:p>
          </table:table-cell>
          <table:table-cell office:value-type="float" office:value="0.86318736432879595" table:style-name="ce1">
            <text:p>0,863187364</text:p>
          </table:table-cell>
          <table:table-cell office:value-type="float" office:value="-3.00850851867169E-2" table:style-name="ce1">
            <text:p>-0,030085085</text:p>
          </table:table-cell>
          <table:table-cell office:value-type="float" office:value="0.83712559991719504" table:style-name="ce1">
            <text:p>0,8371256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7005513270663399" table:style-name="ce1">
            <text:p>1,700551327</text:p>
          </table:table-cell>
          <table:table-cell office:value-type="float" office:value="0.863623398673104" table:style-name="ce1">
            <text:p>0,863623399</text:p>
          </table:table-cell>
          <table:table-cell office:value-type="float" office:value="-4.9972994737955002E-2" table:style-name="ce1">
            <text:p>-0,049972995</text:p>
          </table:table-cell>
          <table:table-cell office:value-type="float" office:value="0.83146218810860395" table:style-name="ce1">
            <text:p>0,831462188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1.6427912159947899" table:style-name="ce1">
            <text:p>1,642791216</text:p>
          </table:table-cell>
          <table:table-cell office:value-type="float" office:value="0.88502143560977298" table:style-name="ce1">
            <text:p>0,885021436</text:p>
          </table:table-cell>
          <table:table-cell office:value-type="float" office:value="-6.3153430205509196E-3" table:style-name="ce1">
            <text:p>-0,006315343</text:p>
          </table:table-cell>
          <table:table-cell office:value-type="float" office:value="0.85229759884430001" table:style-name="ce1">
            <text:p>0,85229759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.8054818575121001" table:style-name="ce1">
            <text:p>1,805481858</text:p>
          </table:table-cell>
          <table:table-cell office:value-type="float" office:value="0.83337296151685203" table:style-name="ce1">
            <text:p>0,833372962</text:p>
          </table:table-cell>
          <table:table-cell office:value-type="float" office:value="-0.228549976400933" table:style-name="ce1">
            <text:p>-0,228549976</text:p>
          </table:table-cell>
          <table:table-cell office:value-type="float" office:value="0.772508719313449" table:style-name="ce1">
            <text:p>0,772508719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1.6508219462525999" table:style-name="ce1">
            <text:p>1,650821946</text:p>
          </table:table-cell>
          <table:table-cell office:value-type="float" office:value="0.88341522633391301" table:style-name="ce1">
            <text:p>0,883415226</text:p>
          </table:table-cell>
          <table:table-cell office:value-type="float" office:value="6.58723446251894E-2" table:style-name="ce1">
            <text:p>0,065872345</text:p>
          </table:table-cell>
          <table:table-cell office:value-type="float" office:value="0.86473576683092501" table:style-name="ce1">
            <text:p>0,864735767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.7244119906584201" table:style-name="ce1">
            <text:p>1,724411991</text:p>
          </table:table-cell>
          <table:table-cell office:value-type="float" office:value="0.86116768248599695" table:style-name="ce1">
            <text:p>0,861167682</text:p>
          </table:table-cell>
          <table:table-cell office:value-type="float" office:value="-0.15805810205127499" table:style-name="ce1">
            <text:p>-0,158058102</text:p>
          </table:table-cell>
          <table:table-cell office:value-type="float" office:value="0.806081356020105" table:style-name="ce1">
            <text:p>0,806081356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1.76990536710472" table:style-name="ce1">
            <text:p>1,769905367</text:p>
          </table:table-cell>
          <table:table-cell office:value-type="float" office:value="0.84212162390355505" table:style-name="ce1">
            <text:p>0,842121624</text:p>
          </table:table-cell>
          <table:table-cell office:value-type="float" office:value="-0.20561042979159799" table:style-name="ce1">
            <text:p>-0,20561043</text:p>
          </table:table-cell>
          <table:table-cell office:value-type="float" office:value="0.78469704736887402" table:style-name="ce1">
            <text:p>0,78469704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7459408179784599" table:style-name="ce1">
            <text:p>1,745940818</text:p>
          </table:table-cell>
          <table:table-cell office:value-type="float" office:value="0.86033126656515402" table:style-name="ce1">
            <text:p>0,860331267</text:p>
          </table:table-cell>
          <table:table-cell office:value-type="float" office:value="-0.14542663083851601" table:style-name="ce1">
            <text:p>-0,145426631</text:p>
          </table:table-cell>
          <table:table-cell office:value-type="float" office:value="0.812384560453972" table:style-name="ce1">
            <text:p>0,81238456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1.8912328760653101" table:style-name="ce1">
            <text:p>1,891232876</text:p>
          </table:table-cell>
          <table:table-cell office:value-type="float" office:value="0.82745738954225401" table:style-name="ce1">
            <text:p>0,82745739</text:p>
          </table:table-cell>
          <table:table-cell office:value-type="float" office:value="-0.18294172660959199" table:style-name="ce1">
            <text:p>-0,182941727</text:p>
          </table:table-cell>
          <table:table-cell office:value-type="float" office:value="0.79122000837631001" table:style-name="ce1">
            <text:p>0,791220008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.7420907069862701" table:style-name="ce1">
            <text:p>1,742090707</text:p>
          </table:table-cell>
          <table:table-cell office:value-type="float" office:value="0.86829930779286102" table:style-name="ce1">
            <text:p>0,868299308</text:p>
          </table:table-cell>
          <table:table-cell office:value-type="float" office:value="-0.116459158447761" table:style-name="ce1">
            <text:p>-0,116459158</text:p>
          </table:table-cell>
          <table:table-cell office:value-type="float" office:value="0.82822853771733995" table:style-name="ce1">
            <text:p>0,828228538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1.75868142889014" table:style-name="ce1">
            <text:p>1,758681429</text:p>
          </table:table-cell>
          <table:table-cell office:value-type="float" office:value="0.849177009229243" table:style-name="ce1">
            <text:p>0,849177009</text:p>
          </table:table-cell>
          <table:table-cell office:value-type="float" office:value="-0.21326979576077101" table:style-name="ce1">
            <text:p>-0,213269796</text:p>
          </table:table-cell>
          <table:table-cell office:value-type="float" office:value="0.78248555155621502" table:style-name="ce1">
            <text:p>0,78248555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.8151505492284099" table:style-name="ce1">
            <text:p>1,815150549</text:p>
          </table:table-cell>
          <table:table-cell office:value-type="float" office:value="0.85110705797463304" table:style-name="ce1">
            <text:p>0,851107058</text:p>
          </table:table-cell>
          <table:table-cell office:value-type="float" office:value="-0.17993861296376901" table:style-name="ce1">
            <text:p>-0,179938613</text:p>
          </table:table-cell>
          <table:table-cell office:value-type="float" office:value="0.79959806361455499" table:style-name="ce1">
            <text:p>0,799598064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1.8168705004767101" table:style-name="ce1">
            <text:p>1,8168705</text:p>
          </table:table-cell>
          <table:table-cell office:value-type="float" office:value="0.84872968576713503" table:style-name="ce1">
            <text:p>0,848729686</text:p>
          </table:table-cell>
          <table:table-cell office:value-type="float" office:value="-0.175199341126829" table:style-name="ce1">
            <text:p>-0,175199341</text:p>
          </table:table-cell>
          <table:table-cell office:value-type="float" office:value="0.80363124146967402" table:style-name="ce1">
            <text:p>0,803631241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.9740805495063101" table:style-name="ce1">
            <text:p>1,97408055</text:p>
          </table:table-cell>
          <table:table-cell office:value-type="float" office:value="0.81747389254325298" table:style-name="ce1">
            <text:p>0,817473893</text:p>
          </table:table-cell>
          <table:table-cell office:value-type="float" office:value="-0.215607393885106" table:style-name="ce1">
            <text:p>-0,215607394</text:p>
          </table:table-cell>
          <table:table-cell office:value-type="float" office:value="0.78097666891576301" table:style-name="ce1">
            <text:p>0,780976669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1.8027090020890899" table:style-name="ce1">
            <text:p>1,802709002</text:p>
          </table:table-cell>
          <table:table-cell office:value-type="float" office:value="0.85270586785812097" table:style-name="ce1">
            <text:p>0,852705868</text:p>
          </table:table-cell>
          <table:table-cell office:value-type="float" office:value="-0.12079544300079199" table:style-name="ce1">
            <text:p>-0,120795443</text:p>
          </table:table-cell>
          <table:table-cell office:value-type="float" office:value="0.82075272304390801" table:style-name="ce1">
            <text:p>0,82075272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.87348976931352" table:style-name="ce1">
            <text:p>1,873489769</text:p>
          </table:table-cell>
          <table:table-cell office:value-type="float" office:value="0.83131741950404403" table:style-name="ce1">
            <text:p>0,83131742</text:p>
          </table:table-cell>
          <table:table-cell office:value-type="float" office:value="-0.17835394258475001" table:style-name="ce1">
            <text:p>-0,178353943</text:p>
          </table:table-cell>
          <table:table-cell office:value-type="float" office:value="0.79474924469224095" table:style-name="ce1">
            <text:p>0,794749245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1.90972362435216" table:style-name="ce1">
            <text:p>1,909723624</text:p>
          </table:table-cell>
          <table:table-cell office:value-type="float" office:value="0.81872294900127696" table:style-name="ce1">
            <text:p>0,818722949</text:p>
          </table:table-cell>
          <table:table-cell office:value-type="float" office:value="-0.28708742670821302" table:style-name="ce1">
            <text:p>-0,287087427</text:p>
          </table:table-cell>
          <table:table-cell office:value-type="float" office:value="0.76022045678188199" table:style-name="ce1">
            <text:p>0,760220457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3029567190408" table:style-name="ce1">
            <text:p>1,930295672</text:p>
          </table:table-cell>
          <table:table-cell office:value-type="float" office:value="0.81839391299133302" table:style-name="ce1">
            <text:p>0,818393913</text:p>
          </table:table-cell>
          <table:table-cell office:value-type="float" office:value="-0.271677193005745" table:style-name="ce1">
            <text:p>-0,271677193</text:p>
          </table:table-cell>
          <table:table-cell office:value-type="float" office:value="0.76302450046761106" table:style-name="ce1">
            <text:p>0,7630245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2.05171527688448" table:style-name="ce1">
            <text:p>2,051715277</text:p>
          </table:table-cell>
          <table:table-cell office:value-type="float" office:value="0.79689355714569998" table:style-name="ce1">
            <text:p>0,796893557</text:p>
          </table:table-cell>
          <table:table-cell office:value-type="float" office:value="-0.39105079549920402" table:style-name="ce1">
            <text:p>-0,391050795</text:p>
          </table:table-cell>
          <table:table-cell office:value-type="float" office:value="0.72610720173994103" table:style-name="ce1">
            <text:p>0,72610720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16495950071582" table:style-name="ce1">
            <text:p>2,164959501</text:p>
          </table:table-cell>
          <table:table-cell office:value-type="float" office:value="0.77015409853878702" table:style-name="ce1">
            <text:p>0,770154099</text:p>
          </table:table-cell>
          <table:table-cell office:value-type="float" office:value="-0.47900613818537702" table:style-name="ce1">
            <text:p>-0,479006138</text:p>
          </table:table-cell>
          <table:table-cell office:value-type="float" office:value="0.68535778752524801" table:style-name="ce1">
            <text:p>0,685357788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2.0704263468433801" table:style-name="ce1">
            <text:p>2,070426347</text:p>
          </table:table-cell>
          <table:table-cell office:value-type="float" office:value="0.78850434209797804" table:style-name="ce1">
            <text:p>0,788504342</text:p>
          </table:table-cell>
          <table:table-cell office:value-type="float" office:value="-0.41712846098198902" table:style-name="ce1">
            <text:p>-0,417128461</text:p>
          </table:table-cell>
          <table:table-cell office:value-type="float" office:value="0.71137198321520001" table:style-name="ce1">
            <text:p>0,71137198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0349179646312501" table:style-name="ce1">
            <text:p>2,034917965</text:p>
          </table:table-cell>
          <table:table-cell office:value-type="float" office:value="0.79278126211220101" table:style-name="ce1">
            <text:p>0,792781262</text:p>
          </table:table-cell>
          <table:table-cell office:value-type="float" office:value="-0.41017231114559299" table:style-name="ce1">
            <text:p>-0,410172311</text:p>
          </table:table-cell>
          <table:table-cell office:value-type="float" office:value="0.71541768001532502" table:style-name="ce1">
            <text:p>0,71541768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2.2513798497987598" table:style-name="ce1">
            <text:p>2,25137985</text:p>
          </table:table-cell>
          <table:table-cell office:value-type="float" office:value="0.74487669548064195" table:style-name="ce1">
            <text:p>0,744876695</text:p>
          </table:table-cell>
          <table:table-cell office:value-type="float" office:value="-0.61141221020540903" table:style-name="ce1">
            <text:p>-0,61141221</text:p>
          </table:table-cell>
          <table:table-cell office:value-type="float" office:value="0.63507971914544104" table:style-name="ce1">
            <text:p>0,63507971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1856018582266898" table:style-name="ce1">
            <text:p>2,185601858</text:p>
          </table:table-cell>
          <table:table-cell office:value-type="float" office:value="0.75946096377091699" table:style-name="ce1">
            <text:p>0,759460964</text:p>
          </table:table-cell>
          <table:table-cell office:value-type="float" office:value="-0.52050914412355798" table:style-name="ce1">
            <text:p>-0,520509144</text:p>
          </table:table-cell>
          <table:table-cell office:value-type="float" office:value="0.66989056084934495" table:style-name="ce1">
            <text:p>0,669890561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1.9154997300104899" table:style-name="ce1">
            <text:p>1,91549973</text:p>
          </table:table-cell>
          <table:table-cell office:value-type="float" office:value="0.80961746130004697" table:style-name="ce1">
            <text:p>0,809617461</text:p>
          </table:table-cell>
          <table:table-cell office:value-type="float" office:value="-0.33181316673971101" table:style-name="ce1">
            <text:p>-0,331813167</text:p>
          </table:table-cell>
          <table:table-cell office:value-type="float" office:value="0.73844244467450904" table:style-name="ce1">
            <text:p>0,738442445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.1919668051230499" table:style-name="ce1">
            <text:p>2,191966805</text:p>
          </table:table-cell>
          <table:table-cell office:value-type="float" office:value="0.75747020238090101" table:style-name="ce1">
            <text:p>0,757470202</text:p>
          </table:table-cell>
          <table:table-cell office:value-type="float" office:value="-0.53380108976257201" table:style-name="ce1">
            <text:p>-0,53380109</text:p>
          </table:table-cell>
          <table:table-cell office:value-type="float" office:value="0.65891073398321498" table:style-name="ce1">
            <text:p>0,658910734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2.09420002009908" table:style-name="ce1">
            <text:p>2,09420002</text:p>
          </table:table-cell>
          <table:table-cell office:value-type="float" office:value="0.78113215711732198" table:style-name="ce1">
            <text:p>0,781132157</text:p>
          </table:table-cell>
          <table:table-cell office:value-type="float" office:value="-0.41930327138547702" table:style-name="ce1">
            <text:p>-0,419303271</text:p>
          </table:table-cell>
          <table:table-cell office:value-type="float" office:value="0.70969412430594003" table:style-name="ce1">
            <text:p>0,709694124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07966377040067" table:style-name="ce1">
            <text:p>2,07966377</text:p>
          </table:table-cell>
          <table:table-cell office:value-type="float" office:value="0.77633992554467102" table:style-name="ce1">
            <text:p>0,776339926</text:p>
          </table:table-cell>
          <table:table-cell office:value-type="float" office:value="-0.45179337996740998" table:style-name="ce1">
            <text:p>-0,45179338</text:p>
          </table:table-cell>
          <table:table-cell office:value-type="float" office:value="0.69208229556523004" table:style-name="ce1">
            <text:p>0,692082296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2.0916457700322999" table:style-name="ce1">
            <text:p>2,09164577</text:p>
          </table:table-cell>
          <table:table-cell office:value-type="float" office:value="0.77530228827305703" table:style-name="ce1">
            <text:p>0,775302288</text:p>
          </table:table-cell>
          <table:table-cell office:value-type="float" office:value="-0.48241645727298699" table:style-name="ce1">
            <text:p>-0,482416457</text:p>
          </table:table-cell>
          <table:table-cell office:value-type="float" office:value="0.68743357427919005" table:style-name="ce1">
            <text:p>0,68743357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2429000020073699" table:style-name="ce1">
            <text:p>2,242900002</text:p>
          </table:table-cell>
          <table:table-cell office:value-type="float" office:value="0.75432176155627295" table:style-name="ce1">
            <text:p>0,754321762</text:p>
          </table:table-cell>
          <table:table-cell office:value-type="float" office:value="-0.50946211898943805" table:style-name="ce1">
            <text:p>-0,509462119</text:p>
          </table:table-cell>
          <table:table-cell office:value-type="float" office:value="0.67620037216356199" table:style-name="ce1">
            <text:p>0,676200372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2.14180026038487" table:style-name="ce1">
            <text:p>2,14180026</text:p>
          </table:table-cell>
          <table:table-cell office:value-type="float" office:value="0.77770789440913701" table:style-name="ce1">
            <text:p>0,777707894</text:p>
          </table:table-cell>
          <table:table-cell office:value-type="float" office:value="-0.48073344089753101" table:style-name="ce1">
            <text:p>-0,480733441</text:p>
          </table:table-cell>
          <table:table-cell office:value-type="float" office:value="0.68771828176738004" table:style-name="ce1">
            <text:p>0,68771828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3200219703880398" table:style-name="ce1">
            <text:p>2,32002197</text:p>
          </table:table-cell>
          <table:table-cell office:value-type="float" office:value="0.73919182011491902" table:style-name="ce1">
            <text:p>0,73919182</text:p>
          </table:table-cell>
          <table:table-cell office:value-type="float" office:value="-0.63881911343513198" table:style-name="ce1">
            <text:p>-0,638819113</text:p>
          </table:table-cell>
          <table:table-cell office:value-type="float" office:value="0.62719247288450797" table:style-name="ce1">
            <text:p>0,627192473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2.1770297410139299" table:style-name="ce1">
            <text:p>2,177029741</text:p>
          </table:table-cell>
          <table:table-cell office:value-type="float" office:value="0.77025681065161999" table:style-name="ce1">
            <text:p>0,770256811</text:p>
          </table:table-cell>
          <table:table-cell office:value-type="float" office:value="-0.478204142063547" table:style-name="ce1">
            <text:p>-0,478204142</text:p>
          </table:table-cell>
          <table:table-cell office:value-type="float" office:value="0.69350781453550103" table:style-name="ce1">
            <text:p>0,69350781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3496430664233601" table:style-name="ce1">
            <text:p>2,349643066</text:p>
          </table:table-cell>
          <table:table-cell office:value-type="float" office:value="0.72746024842607204" table:style-name="ce1">
            <text:p>0,727460248</text:p>
          </table:table-cell>
          <table:table-cell office:value-type="float" office:value="-0.63412883064683001" table:style-name="ce1">
            <text:p>-0,634128831</text:p>
          </table:table-cell>
          <table:table-cell office:value-type="float" office:value="0.62349552906682704" table:style-name="ce1">
            <text:p>0,623495529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2.21093361473757" table:style-name="ce1">
            <text:p>2,210933615</text:p>
          </table:table-cell>
          <table:table-cell office:value-type="float" office:value="0.74831937228053003" table:style-name="ce1">
            <text:p>0,748319372</text:p>
          </table:table-cell>
          <table:table-cell office:value-type="float" office:value="-0.56955162121533298" table:style-name="ce1">
            <text:p>-0,569551621</text:p>
          </table:table-cell>
          <table:table-cell office:value-type="float" office:value="0.64989708806107904" table:style-name="ce1">
            <text:p>0,649897088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.2219504213610102" table:style-name="ce1">
            <text:p>2,221950421</text:p>
          </table:table-cell>
          <table:table-cell office:value-type="float" office:value="0.75164834575013695" table:style-name="ce1">
            <text:p>0,751648346</text:p>
          </table:table-cell>
          <table:table-cell office:value-type="float" office:value="-0.50699860699237098" table:style-name="ce1">
            <text:p>-0,506998607</text:p>
          </table:table-cell>
          <table:table-cell office:value-type="float" office:value="0.67171803655432905" table:style-name="ce1">
            <text:p>0,671718037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2.4579957291622501" table:style-name="ce1">
            <text:p>2,457995729</text:p>
          </table:table-cell>
          <table:table-cell office:value-type="float" office:value="0.71200296025853305" table:style-name="ce1">
            <text:p>0,71200296</text:p>
          </table:table-cell>
          <table:table-cell office:value-type="float" office:value="-0.71367652113574598" table:style-name="ce1">
            <text:p>-0,713676521</text:p>
          </table:table-cell>
          <table:table-cell office:value-type="float" office:value="0.59412957684066303" table:style-name="ce1">
            <text:p>0,59412957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.3253676613941101" table:style-name="ce1">
            <text:p>2,325367661</text:p>
          </table:table-cell>
          <table:table-cell office:value-type="float" office:value="0.740936859099246" table:style-name="ce1">
            <text:p>0,740936859</text:p>
          </table:table-cell>
          <table:table-cell office:value-type="float" office:value="-0.58487211556615304" table:style-name="ce1">
            <text:p>-0,584872116</text:p>
          </table:table-cell>
          <table:table-cell office:value-type="float" office:value="0.64736843075383799" table:style-name="ce1">
            <text:p>0,647368431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2.50986190085789" table:style-name="ce1">
            <text:p>2,509861901</text:p>
          </table:table-cell>
          <table:table-cell office:value-type="float" office:value="0.71363641394263" table:style-name="ce1">
            <text:p>0,713636414</text:p>
          </table:table-cell>
          <table:table-cell office:value-type="float" office:value="-0.717999252759568" table:style-name="ce1">
            <text:p>-0,717999253</text:p>
          </table:table-cell>
          <table:table-cell office:value-type="float" office:value="0.59219502882006103" table:style-name="ce1">
            <text:p>0,592195029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3661357831263099" table:style-name="ce1">
            <text:p>2,366135783</text:p>
          </table:table-cell>
          <table:table-cell office:value-type="float" office:value="0.73200519788033602" table:style-name="ce1">
            <text:p>0,732005198</text:p>
          </table:table-cell>
          <table:table-cell office:value-type="float" office:value="-0.62136110736982597" table:style-name="ce1">
            <text:p>-0,621361107</text:p>
          </table:table-cell>
          <table:table-cell office:value-type="float" office:value="0.63000494837723198" table:style-name="ce1">
            <text:p>0,630004948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2.3839487950807499" table:style-name="ce1">
            <text:p>2,383948795</text:p>
          </table:table-cell>
          <table:table-cell office:value-type="float" office:value="0.72922769125283404" table:style-name="ce1">
            <text:p>0,729227691</text:p>
          </table:table-cell>
          <table:table-cell office:value-type="float" office:value="-0.63123629854338403" table:style-name="ce1">
            <text:p>-0,631236299</text:p>
          </table:table-cell>
          <table:table-cell office:value-type="float" office:value="0.62466874682684004" table:style-name="ce1">
            <text:p>0,624668747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.4606091324036901" table:style-name="ce1">
            <text:p>2,460609132</text:p>
          </table:table-cell>
          <table:table-cell office:value-type="float" office:value="0.71726602969489195" table:style-name="ce1">
            <text:p>0,71726603</text:p>
          </table:table-cell>
          <table:table-cell office:value-type="float" office:value="-0.67112677357539996" table:style-name="ce1">
            <text:p>-0,671126774</text:p>
          </table:table-cell>
          <table:table-cell office:value-type="float" office:value="0.61407633376891702" table:style-name="ce1">
            <text:p>0,614076334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2.2997324488361599" table:style-name="ce1">
            <text:p>2,299732449</text:p>
          </table:table-cell>
          <table:table-cell office:value-type="float" office:value="0.74443636097363497" table:style-name="ce1">
            <text:p>0,744436361</text:p>
          </table:table-cell>
          <table:table-cell office:value-type="float" office:value="-0.57537989768785203" table:style-name="ce1">
            <text:p>-0,575379898</text:p>
          </table:table-cell>
          <table:table-cell office:value-type="float" office:value="0.655613154933538" table:style-name="ce1">
            <text:p>0,65561315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.52720478138446" table:style-name="ce1">
            <text:p>2,527204781</text:p>
          </table:table-cell>
          <table:table-cell office:value-type="float" office:value="0.70852710362121796" table:style-name="ce1">
            <text:p>0,708527104</text:p>
          </table:table-cell>
          <table:table-cell office:value-type="float" office:value="-0.71416809099764" table:style-name="ce1">
            <text:p>-0,714168091</text:p>
          </table:table-cell>
          <table:table-cell office:value-type="float" office:value="0.59328710844023003" table:style-name="ce1">
            <text:p>0,593287108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2.4430007875970698" table:style-name="ce1">
            <text:p>2,443000788</text:p>
          </table:table-cell>
          <table:table-cell office:value-type="float" office:value="0.721626698817594" table:style-name="ce1">
            <text:p>0,721626699</text:p>
          </table:table-cell>
          <table:table-cell office:value-type="float" office:value="-0.70649698940557104" table:style-name="ce1">
            <text:p>-0,706496989</text:p>
          </table:table-cell>
          <table:table-cell office:value-type="float" office:value="0.60039781388329605" table:style-name="ce1">
            <text:p>0,600397814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.6010095106175499" table:style-name="ce1">
            <text:p>2,601009511</text:p>
          </table:table-cell>
          <table:table-cell office:value-type="float" office:value="0.69514825070854003" table:style-name="ce1">
            <text:p>0,695148251</text:p>
          </table:table-cell>
          <table:table-cell office:value-type="float" office:value="-0.75787206794268902" table:style-name="ce1">
            <text:p>-0,757872068</text:p>
          </table:table-cell>
          <table:table-cell office:value-type="float" office:value="0.57468738559243604" table:style-name="ce1">
            <text:p>0,574687386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2.58951064936136" table:style-name="ce1">
            <text:p>2,589510649</text:p>
          </table:table-cell>
          <table:table-cell office:value-type="float" office:value="0.68574815642179399" table:style-name="ce1">
            <text:p>0,685748156</text:p>
          </table:table-cell>
          <table:table-cell office:value-type="float" office:value="-0.84609643833263204" table:style-name="ce1">
            <text:p>-0,846096438</text:p>
          </table:table-cell>
          <table:table-cell office:value-type="float" office:value="0.53936702362742495" table:style-name="ce1">
            <text:p>0,53936702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39150056192398" table:style-name="ce1">
            <text:p>2,391500562</text:p>
          </table:table-cell>
          <table:table-cell office:value-type="float" office:value="0.73170825122594896" table:style-name="ce1">
            <text:p>0,731708251</text:p>
          </table:table-cell>
          <table:table-cell office:value-type="float" office:value="-0.58954287489565904" table:style-name="ce1">
            <text:p>-0,589542875</text:p>
          </table:table-cell>
          <table:table-cell office:value-type="float" office:value="0.64168908789263601" table:style-name="ce1">
            <text:p>0,641689088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2.4754329177557999" table:style-name="ce1">
            <text:p>2,475432918</text:p>
          </table:table-cell>
          <table:table-cell office:value-type="float" office:value="0.71969140909326301" table:style-name="ce1">
            <text:p>0,719691409</text:p>
          </table:table-cell>
          <table:table-cell office:value-type="float" office:value="-0.717317367153124" table:style-name="ce1">
            <text:p>-0,717317367</text:p>
          </table:table-cell>
          <table:table-cell office:value-type="float" office:value="0.59781207854694096" table:style-name="ce1">
            <text:p>0,59781207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.6222326961671598" table:style-name="ce1">
            <text:p>2,622232696</text:p>
          </table:table-cell>
          <table:table-cell office:value-type="float" office:value="0.68737406122914102" table:style-name="ce1">
            <text:p>0,687374061</text:p>
          </table:table-cell>
          <table:table-cell office:value-type="float" office:value="-0.80228784660625596" table:style-name="ce1">
            <text:p>-0,802287847</text:p>
          </table:table-cell>
          <table:table-cell office:value-type="float" office:value="0.55724623433450304" table:style-name="ce1">
            <text:p>0,557246234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2.5277114326966901" table:style-name="ce1">
            <text:p>2,527711433</text:p>
          </table:table-cell>
          <table:table-cell office:value-type="float" office:value="0.70891218818767199" table:style-name="ce1">
            <text:p>0,708912188</text:p>
          </table:table-cell>
          <table:table-cell office:value-type="float" office:value="-0.74078811973343595" table:style-name="ce1">
            <text:p>-0,74078812</text:p>
          </table:table-cell>
          <table:table-cell office:value-type="float" office:value="0.58575618666062002" table:style-name="ce1">
            <text:p>0,58575618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4233536500009798" table:style-name="ce1">
            <text:p>2,42335365</text:p>
          </table:table-cell>
          <table:table-cell office:value-type="float" office:value="0.71327685706480004" table:style-name="ce1">
            <text:p>0,713276857</text:p>
          </table:table-cell>
          <table:table-cell office:value-type="float" office:value="-0.71087153405269499" table:style-name="ce1">
            <text:p>-0,710871534</text:p>
          </table:table-cell>
          <table:table-cell office:value-type="float" office:value="0.59113003883885296" table:style-name="ce1">
            <text:p>0,591130039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2.5669074425211198" table:style-name="ce1">
            <text:p>2,566907443</text:p>
          </table:table-cell>
          <table:table-cell office:value-type="float" office:value="0.70026064145043299" table:style-name="ce1">
            <text:p>0,700260641</text:p>
          </table:table-cell>
          <table:table-cell office:value-type="float" office:value="-0.78095565878513895" table:style-name="ce1">
            <text:p>-0,780955659</text:p>
          </table:table-cell>
          <table:table-cell office:value-type="float" office:value="0.56745761031166098" table:style-name="ce1">
            <text:p>0,56745761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6737152835501101" table:style-name="ce1">
            <text:p>2,673715284</text:p>
          </table:table-cell>
          <table:table-cell office:value-type="float" office:value="0.674614184808212" table:style-name="ce1">
            <text:p>0,674614185</text:p>
          </table:table-cell>
          <table:table-cell office:value-type="float" office:value="-0.85362791737847699" table:style-name="ce1">
            <text:p>-0,853627917</text:p>
          </table:table-cell>
          <table:table-cell office:value-type="float" office:value="0.53066404363453001" table:style-name="ce1">
            <text:p>0,530664044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2.6039806437546602" table:style-name="ce1">
            <text:p>2,603980644</text:p>
          </table:table-cell>
          <table:table-cell office:value-type="float" office:value="0.69370208714479598" table:style-name="ce1">
            <text:p>0,693702087</text:p>
          </table:table-cell>
          <table:table-cell office:value-type="float" office:value="-0.79072422554680599" table:style-name="ce1">
            <text:p>-0,790724226</text:p>
          </table:table-cell>
          <table:table-cell office:value-type="float" office:value="0.55636894869495801" table:style-name="ce1">
            <text:p>0,556368949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64531243871104" table:style-name="ce1">
            <text:p>2,645312439</text:p>
          </table:table-cell>
          <table:table-cell office:value-type="float" office:value="0.68632743193238799" table:style-name="ce1">
            <text:p>0,686327432</text:p>
          </table:table-cell>
          <table:table-cell office:value-type="float" office:value="-0.80611610759949903" table:style-name="ce1">
            <text:p>-0,806116108</text:p>
          </table:table-cell>
          <table:table-cell office:value-type="float" office:value="0.55492670962926605" table:style-name="ce1">
            <text:p>0,55492671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2.4650195369171102" table:style-name="ce1">
            <text:p>2,465019537</text:p>
          </table:table-cell>
          <table:table-cell office:value-type="float" office:value="0.71259237717011104" table:style-name="ce1">
            <text:p>0,712592377</text:p>
          </table:table-cell>
          <table:table-cell office:value-type="float" office:value="-0.70145635970880105" table:style-name="ce1">
            <text:p>-0,70145636</text:p>
          </table:table-cell>
          <table:table-cell office:value-type="float" office:value="0.59863191864470899" table:style-name="ce1">
            <text:p>0,598631919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.6267434009863599" table:style-name="ce1">
            <text:p>2,626743401</text:p>
          </table:table-cell>
          <table:table-cell office:value-type="float" office:value="0.69307858959700197" table:style-name="ce1">
            <text:p>0,69307859</text:p>
          </table:table-cell>
          <table:table-cell office:value-type="float" office:value="-0.77953971805398103" table:style-name="ce1">
            <text:p>-0,779539718</text:p>
          </table:table-cell>
          <table:table-cell office:value-type="float" office:value="0.56565998359833203" table:style-name="ce1">
            <text:p>0,565659984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2.6213037728660402" table:style-name="ce1">
            <text:p>2,621303773</text:p>
          </table:table-cell>
          <table:table-cell office:value-type="float" office:value="0.693186392177783" table:style-name="ce1">
            <text:p>0,693186392</text:p>
          </table:table-cell>
          <table:table-cell office:value-type="float" office:value="-0.81160132406057695" table:style-name="ce1">
            <text:p>-0,811601324</text:p>
          </table:table-cell>
          <table:table-cell office:value-type="float" office:value="0.55473618620550902" table:style-name="ce1">
            <text:p>0,554736186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.7812480970505802" table:style-name="ce1">
            <text:p>2,781248097</text:p>
          </table:table-cell>
          <table:table-cell office:value-type="float" office:value="0.66632664399102204" table:style-name="ce1">
            <text:p>0,666326644</text:p>
          </table:table-cell>
          <table:table-cell office:value-type="float" office:value="-0.89218277736181595" table:style-name="ce1">
            <text:p>-0,892182777</text:p>
          </table:table-cell>
          <table:table-cell office:value-type="float" office:value="0.52094731677833295" table:style-name="ce1">
            <text:p>0,520947317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2.6750396012645101" table:style-name="ce1">
            <text:p>2,675039601</text:p>
          </table:table-cell>
          <table:table-cell office:value-type="float" office:value="0.68313154181298397" table:style-name="ce1">
            <text:p>0,683131542</text:p>
          </table:table-cell>
          <table:table-cell office:value-type="float" office:value="-0.81891270193596399" table:style-name="ce1">
            <text:p>-0,818912702</text:p>
          </table:table-cell>
          <table:table-cell office:value-type="float" office:value="0.55085875403388096" table:style-name="ce1">
            <text:p>0,550858754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.7890850955473598" table:style-name="ce1">
            <text:p>2,789085096</text:p>
          </table:table-cell>
          <table:table-cell office:value-type="float" office:value="0.66389457754812797" table:style-name="ce1">
            <text:p>0,663894578</text:p>
          </table:table-cell>
          <table:table-cell office:value-type="float" office:value="-0.906381920141349" table:style-name="ce1">
            <text:p>-0,90638192</text:p>
          </table:table-cell>
          <table:table-cell office:value-type="float" office:value="0.51468112920972697" table:style-name="ce1">
            <text:p>0,514681129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2.8367798602693401" table:style-name="ce1">
            <text:p>2,83677986</text:p>
          </table:table-cell>
          <table:table-cell office:value-type="float" office:value="0.66039050044903602" table:style-name="ce1">
            <text:p>0,6603905</text:p>
          </table:table-cell>
          <table:table-cell office:value-type="float" office:value="-0.92471876874966696" table:style-name="ce1">
            <text:p>-0,924718769</text:p>
          </table:table-cell>
          <table:table-cell office:value-type="float" office:value="0.50565580766435203" table:style-name="ce1">
            <text:p>0,505655808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.9889142722998301" table:style-name="ce1">
            <text:p>2,988914272</text:p>
          </table:table-cell>
          <table:table-cell office:value-type="float" office:value="0.64009886282153405" table:style-name="ce1">
            <text:p>0,640098863</text:p>
          </table:table-cell>
          <table:table-cell office:value-type="float" office:value="-0.98753087599536604" table:style-name="ce1">
            <text:p>-0,987530876</text:p>
          </table:table-cell>
          <table:table-cell office:value-type="float" office:value="0.47402240215534702" table:style-name="ce1">
            <text:p>0,474022402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2.8205210249647199" table:style-name="ce1">
            <text:p>2,820521025</text:p>
          </table:table-cell>
          <table:table-cell office:value-type="float" office:value="0.66416249332070598" table:style-name="ce1">
            <text:p>0,664162493</text:p>
          </table:table-cell>
          <table:table-cell office:value-type="float" office:value="-0.89111385495115603" table:style-name="ce1">
            <text:p>-0,891113855</text:p>
          </table:table-cell>
          <table:table-cell office:value-type="float" office:value="0.51700259558166395" table:style-name="ce1">
            <text:p>0,517002596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7870114067883298" table:style-name="ce1">
            <text:p>2,787011407</text:p>
          </table:table-cell>
          <table:table-cell office:value-type="float" office:value="0.65838936353668198" table:style-name="ce1">
            <text:p>0,658389364</text:p>
          </table:table-cell>
          <table:table-cell office:value-type="float" office:value="-0.94204091806099199" table:style-name="ce1">
            <text:p>-0,942040918</text:p>
          </table:table-cell>
          <table:table-cell office:value-type="float" office:value="0.49558603937141199" table:style-name="ce1">
            <text:p>0,495586039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2.7570502585251302" table:style-name="ce1">
            <text:p>2,757050259</text:p>
          </table:table-cell>
          <table:table-cell office:value-type="float" office:value="0.66770113392838104" table:style-name="ce1">
            <text:p>0,667701134</text:p>
          </table:table-cell>
          <table:table-cell office:value-type="float" office:value="-0.898108555127758" table:style-name="ce1">
            <text:p>-0,898108555</text:p>
          </table:table-cell>
          <table:table-cell office:value-type="float" office:value="0.51439247726635895" table:style-name="ce1">
            <text:p>0,514392477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.8444751983255698" table:style-name="ce1">
            <text:p>2,844475198</text:p>
          </table:table-cell>
          <table:table-cell office:value-type="float" office:value="0.66343445180959904" table:style-name="ce1">
            <text:p>0,663434452</text:p>
          </table:table-cell>
          <table:table-cell office:value-type="float" office:value="-0.90826579884072001" table:style-name="ce1">
            <text:p>-0,908265799</text:p>
          </table:table-cell>
          <table:table-cell office:value-type="float" office:value="0.51326861277788005" table:style-name="ce1">
            <text:p>0,513268613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2.9156765968763301" table:style-name="ce1">
            <text:p>2,915676597</text:p>
          </table:table-cell>
          <table:table-cell office:value-type="float" office:value="0.64200920448954701" table:style-name="ce1">
            <text:p>0,642009204</text:p>
          </table:table-cell>
          <table:table-cell office:value-type="float" office:value="-1.0097651893576101" table:style-name="ce1">
            <text:p>-1,009765189</text:p>
          </table:table-cell>
          <table:table-cell office:value-type="float" office:value="0.46124918922891001" table:style-name="ce1">
            <text:p>0,461249189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93305305831288" table:style-name="ce1">
            <text:p>2,933053058</text:p>
          </table:table-cell>
          <table:table-cell office:value-type="float" office:value="0.64627389906727495" table:style-name="ce1">
            <text:p>0,646273899</text:p>
          </table:table-cell>
          <table:table-cell office:value-type="float" office:value="-0.97620151352840301" table:style-name="ce1">
            <text:p>-0,976201514</text:p>
          </table:table-cell>
          <table:table-cell office:value-type="float" office:value="0.48164125137980202" table:style-name="ce1">
            <text:p>0,481641251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2.8991611625615201" table:style-name="ce1">
            <text:p>2,899161163</text:p>
          </table:table-cell>
          <table:table-cell office:value-type="float" office:value="0.64461359983605804" table:style-name="ce1">
            <text:p>0,6446136</text:p>
          </table:table-cell>
          <table:table-cell office:value-type="float" office:value="-1.0063083577323499" table:style-name="ce1">
            <text:p>-1,006308358</text:p>
          </table:table-cell>
          <table:table-cell office:value-type="float" office:value="0.468950346322072" table:style-name="ce1">
            <text:p>0,468950346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.0191033378408201" table:style-name="ce1">
            <text:p>3,019103338</text:p>
          </table:table-cell>
          <table:table-cell office:value-type="float" office:value="0.63126897362471301" table:style-name="ce1">
            <text:p>0,631268974</text:p>
          </table:table-cell>
          <table:table-cell office:value-type="float" office:value="-1.03127253500838" table:style-name="ce1">
            <text:p>-1,031272535</text:p>
          </table:table-cell>
          <table:table-cell office:value-type="float" office:value="0.457919620888112" table:style-name="ce1">
            <text:p>0,457919621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2.8662629647314901" table:style-name="ce1">
            <text:p>2,866262965</text:p>
          </table:table-cell>
          <table:table-cell office:value-type="float" office:value="0.65313087135163606" table:style-name="ce1">
            <text:p>0,653130871</text:p>
          </table:table-cell>
          <table:table-cell office:value-type="float" office:value="-0.95541787927884902" table:style-name="ce1">
            <text:p>-0,955417879</text:p>
          </table:table-cell>
          <table:table-cell office:value-type="float" office:value="0.48872252834638802" table:style-name="ce1">
            <text:p>0,488722528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9879720321266001" table:style-name="ce1">
            <text:p>2,987972032</text:p>
          </table:table-cell>
          <table:table-cell office:value-type="float" office:value="0.64470120101587802" table:style-name="ce1">
            <text:p>0,644701201</text:p>
          </table:table-cell>
          <table:table-cell office:value-type="float" office:value="-0.97808186492537796" table:style-name="ce1">
            <text:p>-0,978081865</text:p>
          </table:table-cell>
          <table:table-cell office:value-type="float" office:value="0.48170886437643201" table:style-name="ce1">
            <text:p>0,481708864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3.0259947936879898" table:style-name="ce1">
            <text:p>3,025994794</text:p>
          </table:table-cell>
          <table:table-cell office:value-type="float" office:value="0.63457061760574296" table:style-name="ce1">
            <text:p>0,634570618</text:p>
          </table:table-cell>
          <table:table-cell office:value-type="float" office:value="-0.99861561363821005" table:style-name="ce1">
            <text:p>-0,998615614</text:p>
          </table:table-cell>
          <table:table-cell office:value-type="float" office:value="0.46933506182412899" table:style-name="ce1">
            <text:p>0,469335062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9414931311750698" table:style-name="ce1">
            <text:p>2,941493131</text:p>
          </table:table-cell>
          <table:table-cell office:value-type="float" office:value="0.64569907392121195" table:style-name="ce1">
            <text:p>0,645699074</text:p>
          </table:table-cell>
          <table:table-cell office:value-type="float" office:value="-0.97513211807161604" table:style-name="ce1">
            <text:p>-0,975132118</text:p>
          </table:table-cell>
          <table:table-cell office:value-type="float" office:value="0.48383669112654498" table:style-name="ce1">
            <text:p>0,483836691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2.96601159842132" table:style-name="ce1">
            <text:p>2,966011598</text:p>
          </table:table-cell>
          <table:table-cell office:value-type="float" office:value="0.64533162962518698" table:style-name="ce1">
            <text:p>0,64533163</text:p>
          </table:table-cell>
          <table:table-cell office:value-type="float" office:value="-1.0177070532036701" table:style-name="ce1">
            <text:p>-1,017707053</text:p>
          </table:table-cell>
          <table:table-cell office:value-type="float" office:value="0.47116206218784701" table:style-name="ce1">
            <text:p>0,471162062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.8660679921137602" table:style-name="ce1">
            <text:p>2,866067992</text:p>
          </table:table-cell>
          <table:table-cell office:value-type="float" office:value="0.65631656070177902" table:style-name="ce1">
            <text:p>0,656316561</text:p>
          </table:table-cell>
          <table:table-cell office:value-type="float" office:value="-0.95126596821192499" table:style-name="ce1">
            <text:p>-0,951265968</text:p>
          </table:table-cell>
          <table:table-cell office:value-type="float" office:value="0.49650237410043202" table:style-name="ce1">
            <text:p>0,496502374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3.0493549025378499" table:style-name="ce1">
            <text:p>3,049354903</text:p>
          </table:table-cell>
          <table:table-cell office:value-type="float" office:value="0.63161202048679299" table:style-name="ce1">
            <text:p>0,63161202</text:p>
          </table:table-cell>
          <table:table-cell office:value-type="float" office:value="-1.0620176483847501" table:style-name="ce1">
            <text:p>-1,062017648</text:p>
          </table:table-cell>
          <table:table-cell office:value-type="float" office:value="0.445909459938515" table:style-name="ce1">
            <text:p>0,44590946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.9709573361444699" table:style-name="ce1">
            <text:p>2,970957336</text:p>
          </table:table-cell>
          <table:table-cell office:value-type="float" office:value="0.64107038751231005" table:style-name="ce1">
            <text:p>0,641070388</text:p>
          </table:table-cell>
          <table:table-cell office:value-type="float" office:value="-1.02411250393787" table:style-name="ce1">
            <text:p>-1,024112504</text:p>
          </table:table-cell>
          <table:table-cell office:value-type="float" office:value="0.46178258900275598" table:style-name="ce1">
            <text:p>0,461782589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3.0119020172795001" table:style-name="ce1">
            <text:p>3,011902017</text:p>
          </table:table-cell>
          <table:table-cell office:value-type="float" office:value="0.63682956466566698" table:style-name="ce1">
            <text:p>0,636829565</text:p>
          </table:table-cell>
          <table:table-cell office:value-type="float" office:value="-1.0191845109405699" table:style-name="ce1">
            <text:p>-1,019184511</text:p>
          </table:table-cell>
          <table:table-cell office:value-type="float" office:value="0.46432872457940599" table:style-name="ce1">
            <text:p>0,464328725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.0108544062761" table:style-name="ce1">
            <text:p>3,010854406</text:p>
          </table:table-cell>
          <table:table-cell office:value-type="float" office:value="0.64114616406179104" table:style-name="ce1">
            <text:p>0,641146164</text:p>
          </table:table-cell>
          <table:table-cell office:value-type="float" office:value="-1.0116386381842899" table:style-name="ce1">
            <text:p>-1,011638638</text:p>
          </table:table-cell>
          <table:table-cell office:value-type="float" office:value="0.46575086864992099" table:style-name="ce1">
            <text:p>0,465750869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3.0174868397534098" table:style-name="ce1">
            <text:p>3,01748684</text:p>
          </table:table-cell>
          <table:table-cell office:value-type="float" office:value="0.64361816071479405" table:style-name="ce1">
            <text:p>0,643618161</text:p>
          </table:table-cell>
          <table:table-cell office:value-type="float" office:value="-1.0085885861463899" table:style-name="ce1">
            <text:p>-1,008588586</text:p>
          </table:table-cell>
          <table:table-cell office:value-type="float" office:value="0.47291083225848901" table:style-name="ce1">
            <text:p>0,472910832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.1505299539720499" table:style-name="ce1">
            <text:p>3,150529954</text:p>
          </table:table-cell>
          <table:table-cell office:value-type="float" office:value="0.62145916740749896" table:style-name="ce1">
            <text:p>0,621459167</text:p>
          </table:table-cell>
          <table:table-cell office:value-type="float" office:value="-1.0974898043180601" table:style-name="ce1">
            <text:p>-1,097489804</text:p>
          </table:table-cell>
          <table:table-cell office:value-type="float" office:value="0.42856671094320797" table:style-name="ce1">
            <text:p>0,428566711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3.1734417173834699" table:style-name="ce1">
            <text:p>3,173441717</text:p>
          </table:table-cell>
          <table:table-cell office:value-type="float" office:value="0.61535219519808004" table:style-name="ce1">
            <text:p>0,615352195</text:p>
          </table:table-cell>
          <table:table-cell office:value-type="float" office:value="-1.1029668345946599" table:style-name="ce1">
            <text:p>-1,102966835</text:p>
          </table:table-cell>
          <table:table-cell office:value-type="float" office:value="0.428212160197049" table:style-name="ce1">
            <text:p>0,42821216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0793476973687199" table:style-name="ce1">
            <text:p>3,079347697</text:p>
          </table:table-cell>
          <table:table-cell office:value-type="float" office:value="0.627806515459846" table:style-name="ce1">
            <text:p>0,627806515</text:p>
          </table:table-cell>
          <table:table-cell office:value-type="float" office:value="-1.06426228277206" table:style-name="ce1">
            <text:p>-1,064262283</text:p>
          </table:table-cell>
          <table:table-cell office:value-type="float" office:value="0.44618487804977103" table:style-name="ce1">
            <text:p>0,446184878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3.1284656508811901" table:style-name="ce1">
            <text:p>3,128465651</text:p>
          </table:table-cell>
          <table:table-cell office:value-type="float" office:value="0.61598385467674299" table:style-name="ce1">
            <text:p>0,615983855</text:p>
          </table:table-cell>
          <table:table-cell office:value-type="float" office:value="-1.116502484095" table:style-name="ce1">
            <text:p>-1,116502484</text:p>
          </table:table-cell>
          <table:table-cell office:value-type="float" office:value="0.417082079593876" table:style-name="ce1">
            <text:p>0,41708208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21855628761312" table:style-name="ce1">
            <text:p>3,218556288</text:p>
          </table:table-cell>
          <table:table-cell office:value-type="float" office:value="0.61597250621279198" table:style-name="ce1">
            <text:p>0,615972506</text:p>
          </table:table-cell>
          <table:table-cell office:value-type="float" office:value="-1.1181663379466" table:style-name="ce1">
            <text:p>-1,118166338</text:p>
          </table:table-cell>
          <table:table-cell office:value-type="float" office:value="0.42559839661433202" table:style-name="ce1">
            <text:p>0,425598397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3.0741007928075401" table:style-name="ce1">
            <text:p>3,074100793</text:p>
          </table:table-cell>
          <table:table-cell office:value-type="float" office:value="0.62962342786122305" table:style-name="ce1">
            <text:p>0,629623428</text:p>
          </table:table-cell>
          <table:table-cell office:value-type="float" office:value="-1.0558524703730301" table:style-name="ce1">
            <text:p>-1,05585247</text:p>
          </table:table-cell>
          <table:table-cell office:value-type="float" office:value="0.44707665959269399" table:style-name="ce1">
            <text:p>0,44707666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1517027629791601" table:style-name="ce1">
            <text:p>3,151702763</text:p>
          </table:table-cell>
          <table:table-cell office:value-type="float" office:value="0.62029615615812495" table:style-name="ce1">
            <text:p>0,620296156</text:p>
          </table:table-cell>
          <table:table-cell office:value-type="float" office:value="-1.0967498092488801" table:style-name="ce1">
            <text:p>-1,096749809</text:p>
          </table:table-cell>
          <table:table-cell office:value-type="float" office:value="0.43119267300519798" table:style-name="ce1">
            <text:p>0,431192673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3.2026709143960601" table:style-name="ce1">
            <text:p>3,202670914</text:p>
          </table:table-cell>
          <table:table-cell office:value-type="float" office:value="0.61739286288461404" table:style-name="ce1">
            <text:p>0,617392863</text:p>
          </table:table-cell>
          <table:table-cell office:value-type="float" office:value="-1.10498647023041" table:style-name="ce1">
            <text:p>-1,10498647</text:p>
          </table:table-cell>
          <table:table-cell office:value-type="float" office:value="0.42389283158490298" table:style-name="ce1">
            <text:p>0,423892832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2065934229563502" table:style-name="ce1">
            <text:p>3,206593423</text:p>
          </table:table-cell>
          <table:table-cell office:value-type="float" office:value="0.61253215789234605" table:style-name="ce1">
            <text:p>0,612532158</text:p>
          </table:table-cell>
          <table:table-cell office:value-type="float" office:value="-1.1127238034697899" table:style-name="ce1">
            <text:p>-1,112723803</text:p>
          </table:table-cell>
          <table:table-cell office:value-type="float" office:value="0.42379810494035403" table:style-name="ce1">
            <text:p>0,423798105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3.1417157782115899" table:style-name="ce1">
            <text:p>3,141715778</text:p>
          </table:table-cell>
          <table:table-cell office:value-type="float" office:value="0.61972818887752601" table:style-name="ce1">
            <text:p>0,619728189</text:p>
          </table:table-cell>
          <table:table-cell office:value-type="float" office:value="-1.09942226184753" table:style-name="ce1">
            <text:p>-1,099422262</text:p>
          </table:table-cell>
          <table:table-cell office:value-type="float" office:value="0.42943500343886198" table:style-name="ce1">
            <text:p>0,429435003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.2055368257974299" table:style-name="ce1">
            <text:p>3,205536826</text:p>
          </table:table-cell>
          <table:table-cell office:value-type="float" office:value="0.61304918530780905" table:style-name="ce1">
            <text:p>0,613049185</text:p>
          </table:table-cell>
          <table:table-cell office:value-type="float" office:value="-1.13651127736071" table:style-name="ce1">
            <text:p>-1,136511277</text:p>
          </table:table-cell>
          <table:table-cell office:value-type="float" office:value="0.41484562528358099" table:style-name="ce1">
            <text:p>0,414845625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3.2242331718865498" table:style-name="ce1">
            <text:p>3,224233172</text:p>
          </table:table-cell>
          <table:table-cell office:value-type="float" office:value="0.60995854351926404" table:style-name="ce1">
            <text:p>0,609958544</text:p>
          </table:table-cell>
          <table:table-cell office:value-type="float" office:value="-1.13875825304722" table:style-name="ce1">
            <text:p>-1,138758253</text:p>
          </table:table-cell>
          <table:table-cell office:value-type="float" office:value="0.41090203116607898" table:style-name="ce1">
            <text:p>0,410902031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.0525084168454799" table:style-name="ce1">
            <text:p>3,052508417</text:p>
          </table:table-cell>
          <table:table-cell office:value-type="float" office:value="0.62602026142445399" table:style-name="ce1">
            <text:p>0,626020261</text:p>
          </table:table-cell>
          <table:table-cell office:value-type="float" office:value="-1.0799741856891001" table:style-name="ce1">
            <text:p>-1,079974186</text:p>
          </table:table-cell>
          <table:table-cell office:value-type="float" office:value="0.43668421689507603" table:style-name="ce1">
            <text:p>0,436684217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3.2339090976020302" table:style-name="ce1">
            <text:p>3,233909098</text:p>
          </table:table-cell>
          <table:table-cell office:value-type="float" office:value="0.60926157391340796" table:style-name="ce1">
            <text:p>0,609261574</text:p>
          </table:table-cell>
          <table:table-cell office:value-type="float" office:value="-1.17200371407272" table:style-name="ce1">
            <text:p>-1,172003714</text:p>
          </table:table-cell>
          <table:table-cell office:value-type="float" office:value="0.400323802565206" table:style-name="ce1">
            <text:p>0,400323803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1530632159804601" table:style-name="ce1">
            <text:p>3,153063216</text:p>
          </table:table-cell>
          <table:table-cell office:value-type="float" office:value="0.61927902903218002" table:style-name="ce1">
            <text:p>0,619279029</text:p>
          </table:table-cell>
          <table:table-cell office:value-type="float" office:value="-1.1043437864246901" table:style-name="ce1">
            <text:p>-1,104343786</text:p>
          </table:table-cell>
          <table:table-cell office:value-type="float" office:value="0.42665376014491702" table:style-name="ce1">
            <text:p>0,42665376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3.2416370114820001" table:style-name="ce1">
            <text:p>3,241637011</text:p>
          </table:table-cell>
          <table:table-cell office:value-type="float" office:value="0.61146328653038295" table:style-name="ce1">
            <text:p>0,611463287</text:p>
          </table:table-cell>
          <table:table-cell office:value-type="float" office:value="-1.1413292140114799" table:style-name="ce1">
            <text:p>-1,141329214</text:p>
          </table:table-cell>
          <table:table-cell office:value-type="float" office:value="0.40869120892855698" table:style-name="ce1">
            <text:p>0,408691209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.3779733747276199" table:style-name="ce1">
            <text:p>3,377973375</text:p>
          </table:table-cell>
          <table:table-cell office:value-type="float" office:value="0.59400508918141004" table:style-name="ce1">
            <text:p>0,594005089</text:p>
          </table:table-cell>
          <table:table-cell office:value-type="float" office:value="-1.21732356033127" table:style-name="ce1">
            <text:p>-1,21732356</text:p>
          </table:table-cell>
          <table:table-cell office:value-type="float" office:value="0.37600742575185497" table:style-name="ce1">
            <text:p>0,376007426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3.2360528735673801" table:style-name="ce1">
            <text:p>3,236052874</text:p>
          </table:table-cell>
          <table:table-cell office:value-type="float" office:value="0.60653803106342896" table:style-name="ce1">
            <text:p>0,606538031</text:p>
          </table:table-cell>
          <table:table-cell office:value-type="float" office:value="-1.16488880879359" table:style-name="ce1">
            <text:p>-1,164888809</text:p>
          </table:table-cell>
          <table:table-cell office:value-type="float" office:value="0.40128859628479702" table:style-name="ce1">
            <text:p>0,401288596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.3333561726061101" table:style-name="ce1">
            <text:p>3,333356173</text:p>
          </table:table-cell>
          <table:table-cell office:value-type="float" office:value="0.59883456082737496" table:style-name="ce1">
            <text:p>0,598834561</text:p>
          </table:table-cell>
          <table:table-cell office:value-type="float" office:value="-1.2009960020300601" table:style-name="ce1">
            <text:p>-1,200996002</text:p>
          </table:table-cell>
          <table:table-cell office:value-type="float" office:value="0.38379235427714298" table:style-name="ce1">
            <text:p>0,383792354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3.3112022948540298" table:style-name="ce1">
            <text:p>3,311202295</text:p>
          </table:table-cell>
          <table:table-cell office:value-type="float" office:value="0.60139322626723402" table:style-name="ce1">
            <text:p>0,601393226</text:p>
          </table:table-cell>
          <table:table-cell office:value-type="float" office:value="-1.17409813487182" table:style-name="ce1">
            <text:p>-1,174098135</text:p>
          </table:table-cell>
          <table:table-cell office:value-type="float" office:value="0.395583350364131" table:style-name="ce1">
            <text:p>0,3955833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30630797481628" table:style-name="ce1">
            <text:p>3,306307975</text:p>
          </table:table-cell>
          <table:table-cell office:value-type="float" office:value="0.59915750012304103" table:style-name="ce1">
            <text:p>0,5991575</text:p>
          </table:table-cell>
          <table:table-cell office:value-type="float" office:value="-1.2066222528769801" table:style-name="ce1">
            <text:p>-1,206622253</text:p>
          </table:table-cell>
          <table:table-cell office:value-type="float" office:value="0.38263143966222102" table:style-name="ce1">
            <text:p>0,38263144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3.31937544613249" table:style-name="ce1">
            <text:p>3,319375446</text:p>
          </table:table-cell>
          <table:table-cell office:value-type="float" office:value="0.596790602509367" table:style-name="ce1">
            <text:p>0,596790603</text:p>
          </table:table-cell>
          <table:table-cell office:value-type="float" office:value="-1.20940817401329" table:style-name="ce1">
            <text:p>-1,209408174</text:p>
          </table:table-cell>
          <table:table-cell office:value-type="float" office:value="0.38180257464398798" table:style-name="ce1">
            <text:p>0,381802575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30766010697609" table:style-name="ce1">
            <text:p>3,307660107</text:p>
          </table:table-cell>
          <table:table-cell office:value-type="float" office:value="0.60547074318289795" table:style-name="ce1">
            <text:p>0,605470743</text:p>
          </table:table-cell>
          <table:table-cell office:value-type="float" office:value="-1.1683153396897501" table:style-name="ce1">
            <text:p>-1,16831534</text:p>
          </table:table-cell>
          <table:table-cell office:value-type="float" office:value="0.39867497262553597" table:style-name="ce1">
            <text:p>0,398674973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3.3692226707080501" table:style-name="ce1">
            <text:p>3,369222671</text:p>
          </table:table-cell>
          <table:table-cell office:value-type="float" office:value="0.59809370885581103" table:style-name="ce1">
            <text:p>0,598093709</text:p>
          </table:table-cell>
          <table:table-cell office:value-type="float" office:value="-1.18867380680032" table:style-name="ce1">
            <text:p>-1,188673807</text:p>
          </table:table-cell>
          <table:table-cell office:value-type="float" office:value="0.38775749256164899" table:style-name="ce1">
            <text:p>0,387757493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3406393103163898" table:style-name="ce1">
            <text:p>3,34063931</text:p>
          </table:table-cell>
          <table:table-cell office:value-type="float" office:value="0.600568176908298" table:style-name="ce1">
            <text:p>0,600568177</text:p>
          </table:table-cell>
          <table:table-cell office:value-type="float" office:value="-1.17739638803313" table:style-name="ce1">
            <text:p>-1,177396388</text:p>
          </table:table-cell>
          <table:table-cell office:value-type="float" office:value="0.39641216448883398" table:style-name="ce1">
            <text:p>0,396412164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3.2967578512133202" table:style-name="ce1">
            <text:p>3,296757851</text:p>
          </table:table-cell>
          <table:table-cell office:value-type="float" office:value="0.60255064134176695" table:style-name="ce1">
            <text:p>0,602550641</text:p>
          </table:table-cell>
          <table:table-cell office:value-type="float" office:value="-1.1827061645196899" table:style-name="ce1">
            <text:p>-1,182706165</text:p>
          </table:table-cell>
          <table:table-cell office:value-type="float" office:value="0.39399541564047003" table:style-name="ce1">
            <text:p>0,393995416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3002146391481801" table:style-name="ce1">
            <text:p>3,300214639</text:p>
          </table:table-cell>
          <table:table-cell office:value-type="float" office:value="0.59826437246825603" table:style-name="ce1">
            <text:p>0,598264372</text:p>
          </table:table-cell>
          <table:table-cell office:value-type="float" office:value="-1.21874651477615" table:style-name="ce1">
            <text:p>-1,218746515</text:p>
          </table:table-cell>
          <table:table-cell office:value-type="float" office:value="0.37854142848615502" table:style-name="ce1">
            <text:p>0,378541428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3.4255502416984598" table:style-name="ce1">
            <text:p>3,425550242</text:p>
          </table:table-cell>
          <table:table-cell office:value-type="float" office:value="0.58998959578390298" table:style-name="ce1">
            <text:p>0,589989596</text:p>
          </table:table-cell>
          <table:table-cell office:value-type="float" office:value="-1.2399365108171301" table:style-name="ce1">
            <text:p>-1,239936511</text:p>
          </table:table-cell>
          <table:table-cell office:value-type="float" office:value="0.365519093326301" table:style-name="ce1">
            <text:p>0,365519093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589943237329001" table:style-name="ce1">
            <text:p>3,358994324</text:p>
          </table:table-cell>
          <table:table-cell office:value-type="float" office:value="0.59626077493281804" table:style-name="ce1">
            <text:p>0,596260775</text:p>
          </table:table-cell>
          <table:table-cell office:value-type="float" office:value="-1.1937079321022399" table:style-name="ce1">
            <text:p>-1,193707932</text:p>
          </table:table-cell>
          <table:table-cell office:value-type="float" office:value="0.387943116024493" table:style-name="ce1">
            <text:p>0,387943116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3.3779485455679898" table:style-name="ce1">
            <text:p>3,377948546</text:p>
          </table:table-cell>
          <table:table-cell office:value-type="float" office:value="0.592874304244558" table:style-name="ce1">
            <text:p>0,592874304</text:p>
          </table:table-cell>
          <table:table-cell office:value-type="float" office:value="-1.21900926759518" table:style-name="ce1">
            <text:p>-1,219009268</text:p>
          </table:table-cell>
          <table:table-cell office:value-type="float" office:value="0.37838721025060801" table:style-name="ce1">
            <text:p>0,37838721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3787405968699602" table:style-name="ce1">
            <text:p>3,378740597</text:p>
          </table:table-cell>
          <table:table-cell office:value-type="float" office:value="0.59256131560389202" table:style-name="ce1">
            <text:p>0,592561316</text:p>
          </table:table-cell>
          <table:table-cell office:value-type="float" office:value="-1.2220648676108701" table:style-name="ce1">
            <text:p>-1,222064868</text:p>
          </table:table-cell>
          <table:table-cell office:value-type="float" office:value="0.376106448998343" table:style-name="ce1">
            <text:p>0,376106449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3.3894429481388202" table:style-name="ce1">
            <text:p>3,389442948</text:p>
          </table:table-cell>
          <table:table-cell office:value-type="float" office:value="0.59096302458562899" table:style-name="ce1">
            <text:p>0,590963025</text:p>
          </table:table-cell>
          <table:table-cell office:value-type="float" office:value="-1.2342924135900299" table:style-name="ce1">
            <text:p>-1,234292414</text:p>
          </table:table-cell>
          <table:table-cell office:value-type="float" office:value="0.36804257706848797" table:style-name="ce1">
            <text:p>0,368042577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4135634427180901" table:style-name="ce1">
            <text:p>3,413563443</text:p>
          </table:table-cell>
          <table:table-cell office:value-type="float" office:value="0.58954426543073801" table:style-name="ce1">
            <text:p>0,589544265</text:p>
          </table:table-cell>
          <table:table-cell office:value-type="float" office:value="-1.2432520187938301" table:style-name="ce1">
            <text:p>-1,243252019</text:p>
          </table:table-cell>
          <table:table-cell office:value-type="float" office:value="0.36928108653160402" table:style-name="ce1">
            <text:p>0,369281087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3.4270987943700999" table:style-name="ce1">
            <text:p>3,427098794</text:p>
          </table:table-cell>
          <table:table-cell office:value-type="float" office:value="0.588250238274587" table:style-name="ce1">
            <text:p>0,588250238</text:p>
          </table:table-cell>
          <table:table-cell office:value-type="float" office:value="-1.2477814489699499" table:style-name="ce1">
            <text:p>-1,247781449</text:p>
          </table:table-cell>
          <table:table-cell office:value-type="float" office:value="0.36434351429329798" table:style-name="ce1">
            <text:p>0,364343514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.39626138748141" table:style-name="ce1">
            <text:p>3,396261387</text:p>
          </table:table-cell>
          <table:table-cell office:value-type="float" office:value="0.59362785608732904" table:style-name="ce1">
            <text:p>0,593627856</text:p>
          </table:table-cell>
          <table:table-cell office:value-type="float" office:value="-1.23497594513583" table:style-name="ce1">
            <text:p>-1,234975945</text:p>
          </table:table-cell>
          <table:table-cell office:value-type="float" office:value="0.37369987757940298" table:style-name="ce1">
            <text:p>0,373699878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3.40143710960725" table:style-name="ce1">
            <text:p>3,40143711</text:p>
          </table:table-cell>
          <table:table-cell office:value-type="float" office:value="0.59390643862649195" table:style-name="ce1">
            <text:p>0,593906439</text:p>
          </table:table-cell>
          <table:table-cell office:value-type="float" office:value="-1.2277082461039699" table:style-name="ce1">
            <text:p>-1,227708246</text:p>
          </table:table-cell>
          <table:table-cell office:value-type="float" office:value="0.37093869043727201" table:style-name="ce1">
            <text:p>0,37093869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.4322526880899198" table:style-name="ce1">
            <text:p>3,432252688</text:p>
          </table:table-cell>
          <table:table-cell office:value-type="float" office:value="0.58830208132539996" table:style-name="ce1">
            <text:p>0,588302081</text:p>
          </table:table-cell>
          <table:table-cell office:value-type="float" office:value="-1.2460658295707101" table:style-name="ce1">
            <text:p>-1,24606583</text:p>
          </table:table-cell>
          <table:table-cell office:value-type="float" office:value="0.36720459378536302" table:style-name="ce1">
            <text:p>0,367204594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3.4445006504150801" table:style-name="ce1">
            <text:p>3,44450065</text:p>
          </table:table-cell>
          <table:table-cell office:value-type="float" office:value="0.58830468587405704" table:style-name="ce1">
            <text:p>0,588304686</text:p>
          </table:table-cell>
          <table:table-cell office:value-type="float" office:value="-1.23387188857879" table:style-name="ce1">
            <text:p>-1,233871889</text:p>
          </table:table-cell>
          <table:table-cell office:value-type="float" office:value="0.37063377350131399" table:style-name="ce1">
            <text:p>0,370633774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40135693214518" table:style-name="ce1">
            <text:p>3,401356932</text:p>
          </table:table-cell>
          <table:table-cell office:value-type="float" office:value="0.58997729873649796" table:style-name="ce1">
            <text:p>0,589977299</text:p>
          </table:table-cell>
          <table:table-cell office:value-type="float" office:value="-1.25268774541198" table:style-name="ce1">
            <text:p>-1,252687745</text:p>
          </table:table-cell>
          <table:table-cell office:value-type="float" office:value="0.36283472813977102" table:style-name="ce1">
            <text:p>0,362834728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3.4808179458025701" table:style-name="ce1">
            <text:p>3,480817946</text:p>
          </table:table-cell>
          <table:table-cell office:value-type="float" office:value="0.58376436617783101" table:style-name="ce1">
            <text:p>0,583764366</text:p>
          </table:table-cell>
          <table:table-cell office:value-type="float" office:value="-1.27776940147671" table:style-name="ce1">
            <text:p>-1,277769401</text:p>
          </table:table-cell>
          <table:table-cell office:value-type="float" office:value="0.350490313521994" table:style-name="ce1">
            <text:p>0,350490314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.43689228575971" table:style-name="ce1">
            <text:p>3,436892286</text:p>
          </table:table-cell>
          <table:table-cell office:value-type="float" office:value="0.58633918074885905" table:style-name="ce1">
            <text:p>0,586339181</text:p>
          </table:table-cell>
          <table:table-cell office:value-type="float" office:value="-1.2580817345679201" table:style-name="ce1">
            <text:p>-1,258081735</text:p>
          </table:table-cell>
          <table:table-cell office:value-type="float" office:value="0.36168695236468601" table:style-name="ce1">
            <text:p>0,361686952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3.4172803477074298" table:style-name="ce1">
            <text:p>3,417280348</text:p>
          </table:table-cell>
          <table:table-cell office:value-type="float" office:value="0.58757130065710705" table:style-name="ce1">
            <text:p>0,587571301</text:p>
          </table:table-cell>
          <table:table-cell office:value-type="float" office:value="-1.2604763082164401" table:style-name="ce1">
            <text:p>-1,260476308</text:p>
          </table:table-cell>
          <table:table-cell office:value-type="float" office:value="0.35982253067716002" table:style-name="ce1">
            <text:p>0,359822531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4357051336839999" table:style-name="ce1">
            <text:p>3,435705134</text:p>
          </table:table-cell>
          <table:table-cell office:value-type="float" office:value="0.58588996569528295" table:style-name="ce1">
            <text:p>0,585889966</text:p>
          </table:table-cell>
          <table:table-cell office:value-type="float" office:value="-1.2672813352921199" table:style-name="ce1">
            <text:p>-1,267281335</text:p>
          </table:table-cell>
          <table:table-cell office:value-type="float" office:value="0.35613003624545297" table:style-name="ce1">
            <text:p>0,356130036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3.4815280312692698" table:style-name="ce1">
            <text:p>3,481528031</text:p>
          </table:table-cell>
          <table:table-cell office:value-type="float" office:value="0.58267792230476101" table:style-name="ce1">
            <text:p>0,582677922</text:p>
          </table:table-cell>
          <table:table-cell office:value-type="float" office:value="-1.27286233426478" table:style-name="ce1">
            <text:p>-1,272862334</text:p>
          </table:table-cell>
          <table:table-cell office:value-type="float" office:value="0.35449388310455998" table:style-name="ce1">
            <text:p>0,354493883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47832702319206" table:style-name="ce1">
            <text:p>3,478327023</text:p>
          </table:table-cell>
          <table:table-cell office:value-type="float" office:value="0.58184738061484997" table:style-name="ce1">
            <text:p>0,581847381</text:p>
          </table:table-cell>
          <table:table-cell office:value-type="float" office:value="-1.2833772558943499" table:style-name="ce1">
            <text:p>-1,283377256</text:p>
          </table:table-cell>
          <table:table-cell office:value-type="float" office:value="0.34797574675418602" table:style-name="ce1">
            <text:p>0,347975747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3.4592190894244101" table:style-name="ce1">
            <text:p>3,459219089</text:p>
          </table:table-cell>
          <table:table-cell office:value-type="float" office:value="0.58276216580944495" table:style-name="ce1">
            <text:p>0,582762166</text:p>
          </table:table-cell>
          <table:table-cell office:value-type="float" office:value="-1.2828485481876599" table:style-name="ce1">
            <text:p>-1,282848548</text:p>
          </table:table-cell>
          <table:table-cell office:value-type="float" office:value="0.35062460642120302" table:style-name="ce1">
            <text:p>0,350624606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.5264026290508301" table:style-name="ce1">
            <text:p>3,526402629</text:p>
          </table:table-cell>
          <table:table-cell office:value-type="float" office:value="0.57556164116671205" table:style-name="ce1">
            <text:p>0,575561641</text:p>
          </table:table-cell>
          <table:table-cell office:value-type="float" office:value="-1.3103282349930501" table:style-name="ce1">
            <text:p>-1,310328235</text:p>
          </table:table-cell>
          <table:table-cell office:value-type="float" office:value="0.33484570209791198" table:style-name="ce1">
            <text:p>0,334845702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3.4174232627548098" table:style-name="ce1">
            <text:p>3,417423263</text:p>
          </table:table-cell>
          <table:table-cell office:value-type="float" office:value="0.58809028117375195" table:style-name="ce1">
            <text:p>0,588090281</text:p>
          </table:table-cell>
          <table:table-cell office:value-type="float" office:value="-1.2659140837801" table:style-name="ce1">
            <text:p>-1,265914084</text:p>
          </table:table-cell>
          <table:table-cell office:value-type="float" office:value="0.35897292143895698" table:style-name="ce1">
            <text:p>0,358972921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.5046655270770199" table:style-name="ce1">
            <text:p>3,504665527</text:p>
          </table:table-cell>
          <table:table-cell office:value-type="float" office:value="0.58106853627002697" table:style-name="ce1">
            <text:p>0,581068536</text:p>
          </table:table-cell>
          <table:table-cell office:value-type="float" office:value="-1.29401168705692" table:style-name="ce1">
            <text:p>-1,294011687</text:p>
          </table:table-cell>
          <table:table-cell office:value-type="float" office:value="0.34870389855744099" table:style-name="ce1">
            <text:p>0,348703899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3.5016463878712099" table:style-name="ce1">
            <text:p>3,501646388</text:p>
          </table:table-cell>
          <table:table-cell office:value-type="float" office:value="0.57998988411131103" table:style-name="ce1">
            <text:p>0,579989884</text:p>
          </table:table-cell>
          <table:table-cell office:value-type="float" office:value="-1.29569098018759" table:style-name="ce1">
            <text:p>-1,29569098</text:p>
          </table:table-cell>
          <table:table-cell office:value-type="float" office:value="0.34559507980916898" table:style-name="ce1">
            <text:p>0,34559508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4774592181969899" table:style-name="ce1">
            <text:p>3,477459218</text:p>
          </table:table-cell>
          <table:table-cell office:value-type="float" office:value="0.58121198010282604" table:style-name="ce1">
            <text:p>0,58121198</text:p>
          </table:table-cell>
          <table:table-cell office:value-type="float" office:value="-1.2902997816335999" table:style-name="ce1">
            <text:p>-1,290299782</text:p>
          </table:table-cell>
          <table:table-cell office:value-type="float" office:value="0.34647645538351302" table:style-name="ce1">
            <text:p>0,346476455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3.4984512471882701" table:style-name="ce1">
            <text:p>3,498451247</text:p>
          </table:table-cell>
          <table:table-cell office:value-type="float" office:value="0.57939775697399298" table:style-name="ce1">
            <text:p>0,579397757</text:p>
          </table:table-cell>
          <table:table-cell office:value-type="float" office:value="-1.2951486195041999" table:style-name="ce1">
            <text:p>-1,29514862</text:p>
          </table:table-cell>
          <table:table-cell office:value-type="float" office:value="0.34343230780754702" table:style-name="ce1">
            <text:p>0,343432308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.4898638895043499" table:style-name="ce1">
            <text:p>3,48986389</text:p>
          </table:table-cell>
          <table:table-cell office:value-type="float" office:value="0.58122810641464195" table:style-name="ce1">
            <text:p>0,581228106</text:p>
          </table:table-cell>
          <table:table-cell office:value-type="float" office:value="-1.28661283459514" table:style-name="ce1">
            <text:p>-1,286612835</text:p>
          </table:table-cell>
          <table:table-cell office:value-type="float" office:value="0.34866998441386599" table:style-name="ce1">
            <text:p>0,348669984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3.51743669781813" table:style-name="ce1">
            <text:p>3,517436698</text:p>
          </table:table-cell>
          <table:table-cell office:value-type="float" office:value="0.57689987780112295" table:style-name="ce1">
            <text:p>0,576899878</text:p>
          </table:table-cell>
          <table:table-cell office:value-type="float" office:value="-1.31865694017989" table:style-name="ce1">
            <text:p>-1,31865694</text:p>
          </table:table-cell>
          <table:table-cell office:value-type="float" office:value="0.333523712821443" table:style-name="ce1">
            <text:p>0,333523713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.47425878883312" table:style-name="ce1">
            <text:p>3,474258789</text:p>
          </table:table-cell>
          <table:table-cell office:value-type="float" office:value="0.58073269335752098" table:style-name="ce1">
            <text:p>0,580732693</text:p>
          </table:table-cell>
          <table:table-cell office:value-type="float" office:value="-1.2961066362506899" table:style-name="ce1">
            <text:p>-1,296106636</text:p>
          </table:table-cell>
          <table:table-cell office:value-type="float" office:value="0.33921056705250302" table:style-name="ce1">
            <text:p>0,339210567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3.4712180835272699" table:style-name="ce1">
            <text:p>3,471218084</text:p>
          </table:table-cell>
          <table:table-cell office:value-type="float" office:value="0.58025668803590902" table:style-name="ce1">
            <text:p>0,580256688</text:p>
          </table:table-cell>
          <table:table-cell office:value-type="float" office:value="-1.31451968604518" table:style-name="ce1">
            <text:p>-1,314519686</text:p>
          </table:table-cell>
          <table:table-cell office:value-type="float" office:value="0.33936266981639701" table:style-name="ce1">
            <text:p>0,33936267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266275073561899" table:style-name="ce1">
            <text:p>3,526627507</text:p>
          </table:table-cell>
          <table:table-cell office:value-type="float" office:value="0.57779688359702497" table:style-name="ce1">
            <text:p>0,577796884</text:p>
          </table:table-cell>
          <table:table-cell office:value-type="float" office:value="-1.30720519191039" table:style-name="ce1">
            <text:p>-1,307205192</text:p>
          </table:table-cell>
          <table:table-cell office:value-type="float" office:value="0.339598483351648" table:style-name="ce1">
            <text:p>0,339598483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3.4730668248677001" table:style-name="ce1">
            <text:p>3,473066825</text:p>
          </table:table-cell>
          <table:table-cell office:value-type="float" office:value="0.58225051395918503" table:style-name="ce1">
            <text:p>0,582250514</text:p>
          </table:table-cell>
          <table:table-cell office:value-type="float" office:value="-1.2838369277661099" table:style-name="ce1">
            <text:p>-1,283836928</text:p>
          </table:table-cell>
          <table:table-cell office:value-type="float" office:value="0.35140862049829003" table:style-name="ce1">
            <text:p>0,35140862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.4920791209635298" table:style-name="ce1">
            <text:p>3,492079121</text:p>
          </table:table-cell>
          <table:table-cell office:value-type="float" office:value="0.57851194666144501" table:style-name="ce1">
            <text:p>0,578511947</text:p>
          </table:table-cell>
          <table:table-cell office:value-type="float" office:value="-1.3135467418672699" table:style-name="ce1">
            <text:p>-1,313546742</text:p>
          </table:table-cell>
          <table:table-cell office:value-type="float" office:value="0.33471773538793897" table:style-name="ce1">
            <text:p>0,334717735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3.46335740296866" table:style-name="ce1">
            <text:p>3,463357403</text:p>
          </table:table-cell>
          <table:table-cell office:value-type="float" office:value="0.57955137714142702" table:style-name="ce1">
            <text:p>0,579551377</text:p>
          </table:table-cell>
          <table:table-cell office:value-type="float" office:value="-1.32192635692497" table:style-name="ce1">
            <text:p>-1,321926357</text:p>
          </table:table-cell>
          <table:table-cell office:value-type="float" office:value="0.33702642285571599" table:style-name="ce1">
            <text:p>0,337026423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.5306761400542399" table:style-name="ce1">
            <text:p>3,53067614</text:p>
          </table:table-cell>
          <table:table-cell office:value-type="float" office:value="0.57553974994605395" table:style-name="ce1">
            <text:p>0,57553975</text:p>
          </table:table-cell>
          <table:table-cell office:value-type="float" office:value="-1.3276155492370301" table:style-name="ce1">
            <text:p>-1,327615549</text:p>
          </table:table-cell>
          <table:table-cell office:value-type="float" office:value="0.333972510279261" table:style-name="ce1">
            <text:p>0,33397251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3.4360243422527099" table:style-name="ce1">
            <text:p>3,436024342</text:p>
          </table:table-cell>
          <table:table-cell office:value-type="float" office:value="0.580160160508565" table:style-name="ce1">
            <text:p>0,580160161</text:p>
          </table:table-cell>
          <table:table-cell office:value-type="float" office:value="-1.3140137950682" table:style-name="ce1">
            <text:p>-1,314013795</text:p>
          </table:table-cell>
          <table:table-cell office:value-type="float" office:value="0.33557566727652999" table:style-name="ce1">
            <text:p>0,335575667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4697750356332402" table:style-name="ce1">
            <text:p>3,469775036</text:p>
          </table:table-cell>
          <table:table-cell office:value-type="float" office:value="0.57941848169571397" table:style-name="ce1">
            <text:p>0,579418482</text:p>
          </table:table-cell>
          <table:table-cell office:value-type="float" office:value="-1.3190122905603501" table:style-name="ce1">
            <text:p>-1,319012291</text:p>
          </table:table-cell>
          <table:table-cell office:value-type="float" office:value="0.33528417381909797" table:style-name="ce1">
            <text:p>0,335284174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3.44330914365066" table:style-name="ce1">
            <text:p>3,443309144</text:p>
          </table:table-cell>
          <table:table-cell office:value-type="float" office:value="0.58114255973046203" table:style-name="ce1">
            <text:p>0,58114256</text:p>
          </table:table-cell>
          <table:table-cell office:value-type="float" office:value="-1.3028912679367199" table:style-name="ce1">
            <text:p>-1,302891268</text:p>
          </table:table-cell>
          <table:table-cell office:value-type="float" office:value="0.34412844694835998" table:style-name="ce1">
            <text:p>0,344128447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.4980343240624099" table:style-name="ce1">
            <text:p>3,498034324</text:p>
          </table:table-cell>
          <table:table-cell office:value-type="float" office:value="0.57539853226676696" table:style-name="ce1">
            <text:p>0,575398532</text:p>
          </table:table-cell>
          <table:table-cell office:value-type="float" office:value="-1.33097135184743" table:style-name="ce1">
            <text:p>-1,330971352</text:p>
          </table:table-cell>
          <table:table-cell office:value-type="float" office:value="0.33041928920859198" table:style-name="ce1">
            <text:p>0,330419289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3.46653698696359" table:style-name="ce1">
            <text:p>3,466536987</text:p>
          </table:table-cell>
          <table:table-cell office:value-type="float" office:value="0.57716495539741997" table:style-name="ce1">
            <text:p>0,577164955</text:p>
          </table:table-cell>
          <table:table-cell office:value-type="float" office:value="-1.32578350575174" table:style-name="ce1">
            <text:p>-1,325783506</text:p>
          </table:table-cell>
          <table:table-cell office:value-type="float" office:value="0.33183315087369503" table:style-name="ce1">
            <text:p>0,331833151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.5019066551304601" table:style-name="ce1">
            <text:p>3,501906655</text:p>
          </table:table-cell>
          <table:table-cell office:value-type="float" office:value="0.57543555164286397" table:style-name="ce1">
            <text:p>0,575435552</text:p>
          </table:table-cell>
          <table:table-cell office:value-type="float" office:value="-1.34012268270096" table:style-name="ce1">
            <text:p>-1,340122683</text:p>
          </table:table-cell>
          <table:table-cell office:value-type="float" office:value="0.32821328515883502" table:style-name="ce1">
            <text:p>0,328213285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3.4675696699475602" table:style-name="ce1">
            <text:p>3,46756967</text:p>
          </table:table-cell>
          <table:table-cell office:value-type="float" office:value="0.57730132461250805" table:style-name="ce1">
            <text:p>0,577301325</text:p>
          </table:table-cell>
          <table:table-cell office:value-type="float" office:value="-1.3498575918868401" table:style-name="ce1">
            <text:p>-1,349857592</text:p>
          </table:table-cell>
          <table:table-cell office:value-type="float" office:value="0.321707124223234" table:style-name="ce1">
            <text:p>0,321707124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4676825024321101" table:style-name="ce1">
            <text:p>3,467682502</text:p>
          </table:table-cell>
          <table:table-cell office:value-type="float" office:value="0.57794182619739798" table:style-name="ce1">
            <text:p>0,577941826</text:p>
          </table:table-cell>
          <table:table-cell office:value-type="float" office:value="-1.33398530113951" table:style-name="ce1">
            <text:p>-1,333985301</text:p>
          </table:table-cell>
          <table:table-cell office:value-type="float" office:value="0.32769018430603902" table:style-name="ce1">
            <text:p>0,327690184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3.5031780035054298" table:style-name="ce1">
            <text:p>3,503178004</text:p>
          </table:table-cell>
          <table:table-cell office:value-type="float" office:value="0.57484485854657397" table:style-name="ce1">
            <text:p>0,574844859</text:p>
          </table:table-cell>
          <table:table-cell office:value-type="float" office:value="-1.33858859760006" table:style-name="ce1">
            <text:p>-1,338588598</text:p>
          </table:table-cell>
          <table:table-cell office:value-type="float" office:value="0.32783888424183" table:style-name="ce1">
            <text:p>0,327838884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.5064711337536201" table:style-name="ce1">
            <text:p>3,506471134</text:p>
          </table:table-cell>
          <table:table-cell office:value-type="float" office:value="0.57502312659639399" table:style-name="ce1">
            <text:p>0,575023127</text:p>
          </table:table-cell>
          <table:table-cell office:value-type="float" office:value="-1.32953569009692" table:style-name="ce1">
            <text:p>-1,32953569</text:p>
          </table:table-cell>
          <table:table-cell office:value-type="float" office:value="0.33025267057540297" table:style-name="ce1">
            <text:p>0,330252671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3.47723976448877" table:style-name="ce1">
            <text:p>3,477239764</text:p>
          </table:table-cell>
          <table:table-cell office:value-type="float" office:value="0.57585728413567705" table:style-name="ce1">
            <text:p>0,575857284</text:p>
          </table:table-cell>
          <table:table-cell office:value-type="float" office:value="-1.33769616436585" table:style-name="ce1">
            <text:p>-1,337696164</text:p>
          </table:table-cell>
          <table:table-cell office:value-type="float" office:value="0.32544623323036997" table:style-name="ce1">
            <text:p>0,325446233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.4531945035407401" table:style-name="ce1">
            <text:p>3,453194504</text:p>
          </table:table-cell>
          <table:table-cell office:value-type="float" office:value="0.57800715318910401" table:style-name="ce1">
            <text:p>0,578007153</text:p>
          </table:table-cell>
          <table:table-cell office:value-type="float" office:value="-1.3409962812796901" table:style-name="ce1">
            <text:p>-1,340996281</text:p>
          </table:table-cell>
          <table:table-cell office:value-type="float" office:value="0.32723125046979001" table:style-name="ce1">
            <text:p>0,32723125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3.4689528811465902" table:style-name="ce1">
            <text:p>3,468952881</text:p>
          </table:table-cell>
          <table:table-cell office:value-type="float" office:value="0.57763381506005895" table:style-name="ce1">
            <text:p>0,577633815</text:p>
          </table:table-cell>
          <table:table-cell office:value-type="float" office:value="-1.32997525585466" table:style-name="ce1">
            <text:p>-1,329975256</text:p>
          </table:table-cell>
          <table:table-cell office:value-type="float" office:value="0.32943150170850499" table:style-name="ce1">
            <text:p>0,329431502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4655476697966399" table:style-name="ce1">
            <text:p>3,46554767</text:p>
          </table:table-cell>
          <table:table-cell office:value-type="float" office:value="0.57778003265145705" table:style-name="ce1">
            <text:p>0,577780033</text:p>
          </table:table-cell>
          <table:table-cell office:value-type="float" office:value="-1.34157589925967" table:style-name="ce1">
            <text:p>-1,341575899</text:p>
          </table:table-cell>
          <table:table-cell office:value-type="float" office:value="0.32798776513793998" table:style-name="ce1">
            <text:p>0,327987765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3.4499224013925298" table:style-name="ce1">
            <text:p>3,449922401</text:p>
          </table:table-cell>
          <table:table-cell office:value-type="float" office:value="0.578974565106668" table:style-name="ce1">
            <text:p>0,578974565</text:p>
          </table:table-cell>
          <table:table-cell office:value-type="float" office:value="-1.32710646677205" table:style-name="ce1">
            <text:p>-1,327106467</text:p>
          </table:table-cell>
          <table:table-cell office:value-type="float" office:value="0.33054599872909601" table:style-name="ce1">
            <text:p>0,330545999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.4646151564154302" table:style-name="ce1">
            <text:p>3,464615156</text:p>
          </table:table-cell>
          <table:table-cell office:value-type="float" office:value="0.57719005719774397" table:style-name="ce1">
            <text:p>0,577190057</text:p>
          </table:table-cell>
          <table:table-cell office:value-type="float" office:value="-1.3521131484089901" table:style-name="ce1">
            <text:p>-1,352113148</text:p>
          </table:table-cell>
          <table:table-cell office:value-type="float" office:value="0.32195554899050699" table:style-name="ce1">
            <text:p>0,321955549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3.4536659142218" table:style-name="ce1">
            <text:p>3,453665914</text:p>
          </table:table-cell>
          <table:table-cell office:value-type="float" office:value="0.577056516688633" table:style-name="ce1">
            <text:p>0,577056517</text:p>
          </table:table-cell>
          <table:table-cell office:value-type="float" office:value="-1.3458278690351" table:style-name="ce1">
            <text:p>-1,345827869</text:p>
          </table:table-cell>
          <table:table-cell office:value-type="float" office:value="0.32278780909421401" table:style-name="ce1">
            <text:p>0,322787809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.47803608358995" table:style-name="ce1">
            <text:p>3,478036084</text:p>
          </table:table-cell>
          <table:table-cell office:value-type="float" office:value="0.57681837462573005" table:style-name="ce1">
            <text:p>0,576818375</text:p>
          </table:table-cell>
          <table:table-cell office:value-type="float" office:value="-1.3509692153256401" table:style-name="ce1">
            <text:p>-1,350969215</text:p>
          </table:table-cell>
          <table:table-cell office:value-type="float" office:value="0.32223966758966399" table:style-name="ce1">
            <text:p>0,322239668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3.4752277701472001" table:style-name="ce1">
            <text:p>3,47522777</text:p>
          </table:table-cell>
          <table:table-cell office:value-type="float" office:value="0.57694709538081101" table:style-name="ce1">
            <text:p>0,576947095</text:p>
          </table:table-cell>
          <table:table-cell office:value-type="float" office:value="-1.3408452539534399" table:style-name="ce1">
            <text:p>-1,340845254</text:p>
          </table:table-cell>
          <table:table-cell office:value-type="float" office:value="0.32511212602121897" table:style-name="ce1">
            <text:p>0,325112126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4319330049077701" table:style-name="ce1">
            <text:p>3,431933005</text:p>
          </table:table-cell>
          <table:table-cell office:value-type="float" office:value="0.57971979098744397" table:style-name="ce1">
            <text:p>0,579719791</text:p>
          </table:table-cell>
          <table:table-cell office:value-type="float" office:value="-1.3375700729651201" table:style-name="ce1">
            <text:p>-1,337570073</text:p>
          </table:table-cell>
          <table:table-cell office:value-type="float" office:value="0.32892991425961199" table:style-name="ce1">
            <text:p>0,328929914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3.4667462065605199" table:style-name="ce1">
            <text:p>3,466746207</text:p>
          </table:table-cell>
          <table:table-cell office:value-type="float" office:value="0.57757358757578703" table:style-name="ce1">
            <text:p>0,577573588</text:p>
          </table:table-cell>
          <table:table-cell office:value-type="float" office:value="-1.3482392732027799" table:style-name="ce1">
            <text:p>-1,348239273</text:p>
          </table:table-cell>
          <table:table-cell office:value-type="float" office:value="0.32225570173252499" table:style-name="ce1">
            <text:p>0,322255702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4284685709160598" table:style-name="ce1">
            <text:p>3,428468571</text:p>
          </table:table-cell>
          <table:table-cell office:value-type="float" office:value="0.57952232372427603" table:style-name="ce1">
            <text:p>0,579522324</text:p>
          </table:table-cell>
          <table:table-cell office:value-type="float" office:value="-1.3424263229353699" table:style-name="ce1">
            <text:p>-1,342426323</text:p>
          </table:table-cell>
          <table:table-cell office:value-type="float" office:value="0.327891425141005" table:style-name="ce1">
            <text:p>0,327891425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3.47222308101342" table:style-name="ce1">
            <text:p>3,472223081</text:p>
          </table:table-cell>
          <table:table-cell office:value-type="float" office:value="0.57632065985602898" table:style-name="ce1">
            <text:p>0,57632066</text:p>
          </table:table-cell>
          <table:table-cell office:value-type="float" office:value="-1.33362845808026" table:style-name="ce1">
            <text:p>-1,333628458</text:p>
          </table:table-cell>
          <table:table-cell office:value-type="float" office:value="0.33142302500822002" table:style-name="ce1">
            <text:p>0,331423025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.42852980875108" table:style-name="ce1">
            <text:p>3,428529809</text:p>
          </table:table-cell>
          <table:table-cell office:value-type="float" office:value="0.57838075550824497" table:style-name="ce1">
            <text:p>0,578380756</text:p>
          </table:table-cell>
          <table:table-cell office:value-type="float" office:value="-1.34779535248098" table:style-name="ce1">
            <text:p>-1,347795352</text:p>
          </table:table-cell>
          <table:table-cell office:value-type="float" office:value="0.32364682915577803" table:style-name="ce1">
            <text:p>0,323646829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3.46685632648839" table:style-name="ce1">
            <text:p>3,466856326</text:p>
          </table:table-cell>
          <table:table-cell office:value-type="float" office:value="0.57538257051961905" table:style-name="ce1">
            <text:p>0,575382571</text:p>
          </table:table-cell>
          <table:table-cell office:value-type="float" office:value="-1.3581536159488301" table:style-name="ce1">
            <text:p>-1,358153616</text:p>
          </table:table-cell>
          <table:table-cell office:value-type="float" office:value="0.313628563500014" table:style-name="ce1">
            <text:p>0,313628564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45730840045018" table:style-name="ce1">
            <text:p>3,4573084</text:p>
          </table:table-cell>
          <table:table-cell office:value-type="float" office:value="0.57596929776663797" table:style-name="ce1">
            <text:p>0,575969298</text:p>
          </table:table-cell>
          <table:table-cell office:value-type="float" office:value="-1.3520866575624" table:style-name="ce1">
            <text:p>-1,352086658</text:p>
          </table:table-cell>
          <table:table-cell office:value-type="float" office:value="0.31922977353181903" table:style-name="ce1">
            <text:p>0,319229774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3.4331352426181501" table:style-name="ce1">
            <text:p>3,433135243</text:p>
          </table:table-cell>
          <table:table-cell office:value-type="float" office:value="0.57850657141678496" table:style-name="ce1">
            <text:p>0,578506571</text:p>
          </table:table-cell>
          <table:table-cell office:value-type="float" office:value="-1.3481714283612301" table:style-name="ce1">
            <text:p>-1,348171428</text:p>
          </table:table-cell>
          <table:table-cell office:value-type="float" office:value="0.32312661613575699" table:style-name="ce1">
            <text:p>0,323126616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.44522652006783" table:style-name="ce1">
            <text:p>3,44522652</text:p>
          </table:table-cell>
          <table:table-cell office:value-type="float" office:value="0.57706723241671198" table:style-name="ce1">
            <text:p>0,577067232</text:p>
          </table:table-cell>
          <table:table-cell office:value-type="float" office:value="-1.34646575841493" table:style-name="ce1">
            <text:p>-1,346465758</text:p>
          </table:table-cell>
          <table:table-cell office:value-type="float" office:value="0.32240422084852099" table:style-name="ce1">
            <text:p>0,322404221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3.4281750527940198" table:style-name="ce1">
            <text:p>3,428175053</text:p>
          </table:table-cell>
          <table:table-cell office:value-type="float" office:value="0.57765786329741897" table:style-name="ce1">
            <text:p>0,577657863</text:p>
          </table:table-cell>
          <table:table-cell office:value-type="float" office:value="-1.35357717026455" table:style-name="ce1">
            <text:p>-1,35357717</text:p>
          </table:table-cell>
          <table:table-cell office:value-type="float" office:value="0.32161857880519001" table:style-name="ce1">
            <text:p>0,321618579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4484320318635602" table:style-name="ce1">
            <text:p>3,448432032</text:p>
          </table:table-cell>
          <table:table-cell office:value-type="float" office:value="0.57618547466637304" table:style-name="ce1">
            <text:p>0,576185475</text:p>
          </table:table-cell>
          <table:table-cell office:value-type="float" office:value="-1.35941964124573" table:style-name="ce1">
            <text:p>-1,359419641</text:p>
          </table:table-cell>
          <table:table-cell office:value-type="float" office:value="0.31563323671482002" table:style-name="ce1">
            <text:p>0,315633237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3.4490484294310102" table:style-name="ce1">
            <text:p>3,449048429</text:p>
          </table:table-cell>
          <table:table-cell office:value-type="float" office:value="0.57727145694709103" table:style-name="ce1">
            <text:p>0,577271457</text:p>
          </table:table-cell>
          <table:table-cell office:value-type="float" office:value="-1.3572988789807701" table:style-name="ce1">
            <text:p>-1,357298879</text:p>
          </table:table-cell>
          <table:table-cell office:value-type="float" office:value="0.31561331719110303" table:style-name="ce1">
            <text:p>0,315613317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40647364362695" table:style-name="ce1">
            <text:p>3,406473644</text:p>
          </table:table-cell>
          <table:table-cell office:value-type="float" office:value="0.580961090051762" table:style-name="ce1">
            <text:p>0,58096109</text:p>
          </table:table-cell>
          <table:table-cell office:value-type="float" office:value="-1.3361846312861201" table:style-name="ce1">
            <text:p>-1,336184631</text:p>
          </table:table-cell>
          <table:table-cell office:value-type="float" office:value="0.326362885332252" table:style-name="ce1">
            <text:p>0,326362885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3.45087887171309" table:style-name="ce1">
            <text:p>3,450878872</text:p>
          </table:table-cell>
          <table:table-cell office:value-type="float" office:value="0.57750162013741302" table:style-name="ce1">
            <text:p>0,57750162</text:p>
          </table:table-cell>
          <table:table-cell office:value-type="float" office:value="-1.34661496795705" table:style-name="ce1">
            <text:p>-1,346614968</text:p>
          </table:table-cell>
          <table:table-cell office:value-type="float" office:value="0.32482593776142599" table:style-name="ce1">
            <text:p>0,324825938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.4165652067866099" table:style-name="ce1">
            <text:p>3,416565207</text:p>
          </table:table-cell>
          <table:table-cell office:value-type="float" office:value="0.57994894971771505" table:style-name="ce1">
            <text:p>0,57994895</text:p>
          </table:table-cell>
          <table:table-cell office:value-type="float" office:value="-1.3436723264350301" table:style-name="ce1">
            <text:p>-1,343672326</text:p>
          </table:table-cell>
          <table:table-cell office:value-type="float" office:value="0.32572668787537101" table:style-name="ce1">
            <text:p>0,325726688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3.42896752182074" table:style-name="ce1">
            <text:p>3,428967522</text:p>
          </table:table-cell>
          <table:table-cell office:value-type="float" office:value="0.579365396353413" table:style-name="ce1">
            <text:p>0,579365396</text:p>
          </table:table-cell>
          <table:table-cell office:value-type="float" office:value="-1.3454456414939" table:style-name="ce1">
            <text:p>-1,345445641</text:p>
          </table:table-cell>
          <table:table-cell office:value-type="float" office:value="0.326265753461912" table:style-name="ce1">
            <text:p>0,326265753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.4314625009974602" table:style-name="ce1">
            <text:p>3,431462501</text:p>
          </table:table-cell>
          <table:table-cell office:value-type="float" office:value="0.57782487818956296" table:style-name="ce1">
            <text:p>0,577824878</text:p>
          </table:table-cell>
          <table:table-cell office:value-type="float" office:value="-1.3528414842188501" table:style-name="ce1">
            <text:p>-1,352841484</text:p>
          </table:table-cell>
          <table:table-cell office:value-type="float" office:value="0.31986249316286802" table:style-name="ce1">
            <text:p>0,319862493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3.4154484924402402" table:style-name="ce1">
            <text:p>3,415448492</text:p>
          </table:table-cell>
          <table:table-cell office:value-type="float" office:value="0.57991695905145302" table:style-name="ce1">
            <text:p>0,579916959</text:p>
          </table:table-cell>
          <table:table-cell office:value-type="float" office:value="-1.3420345944009899" table:style-name="ce1">
            <text:p>-1,342034594</text:p>
          </table:table-cell>
          <table:table-cell office:value-type="float" office:value="0.32466003297187901" table:style-name="ce1">
            <text:p>0,324660033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4054928577362502" table:style-name="ce1">
            <text:p>3,405492858</text:p>
          </table:table-cell>
          <table:table-cell office:value-type="float" office:value="0.580736563279733" table:style-name="ce1">
            <text:p>0,580736563</text:p>
          </table:table-cell>
          <table:table-cell office:value-type="float" office:value="-1.35263592230047" table:style-name="ce1">
            <text:p>-1,352635922</text:p>
          </table:table-cell>
          <table:table-cell office:value-type="float" office:value="0.32351874241369999" table:style-name="ce1">
            <text:p>0,323518742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3.4264023911135801" table:style-name="ce1">
            <text:p>3,426402391</text:p>
          </table:table-cell>
          <table:table-cell office:value-type="float" office:value="0.57904359519772097" table:style-name="ce1">
            <text:p>0,579043595</text:p>
          </table:table-cell>
          <table:table-cell office:value-type="float" office:value="-1.3447600259178201" table:style-name="ce1">
            <text:p>-1,344760026</text:p>
          </table:table-cell>
          <table:table-cell office:value-type="float" office:value="0.32508686105267998" table:style-name="ce1">
            <text:p>0,325086861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.4290628989131502" table:style-name="ce1">
            <text:p>3,429062899</text:p>
          </table:table-cell>
          <table:table-cell office:value-type="float" office:value="0.57863208679217804" table:style-name="ce1">
            <text:p>0,578632087</text:p>
          </table:table-cell>
          <table:table-cell office:value-type="float" office:value="-1.35143693609923" table:style-name="ce1">
            <text:p>-1,351436936</text:p>
          </table:table-cell>
          <table:table-cell office:value-type="float" office:value="0.32332215068984599" table:style-name="ce1">
            <text:p>0,323322151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3.4352284417152399" table:style-name="ce1">
            <text:p>3,435228442</text:p>
          </table:table-cell>
          <table:table-cell office:value-type="float" office:value="0.57792834165512996" table:style-name="ce1">
            <text:p>0,577928342</text:p>
          </table:table-cell>
          <table:table-cell office:value-type="float" office:value="-1.35293532722837" table:style-name="ce1">
            <text:p>-1,352935327</text:p>
          </table:table-cell>
          <table:table-cell office:value-type="float" office:value="0.32034396587085401" table:style-name="ce1">
            <text:p>0,320343966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.4075837784837599" table:style-name="ce1">
            <text:p>3,407583778</text:p>
          </table:table-cell>
          <table:table-cell office:value-type="float" office:value="0.58044820045726497" table:style-name="ce1">
            <text:p>0,5804482</text:p>
          </table:table-cell>
          <table:table-cell office:value-type="float" office:value="-1.35467566595924" table:style-name="ce1">
            <text:p>-1,354675666</text:p>
          </table:table-cell>
          <table:table-cell office:value-type="float" office:value="0.32451880655953802" table:style-name="ce1">
            <text:p>0,324518807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3.3710512771155301" table:style-name="ce1">
            <text:p>3,371051277</text:p>
          </table:table-cell>
          <table:table-cell office:value-type="float" office:value="0.58086019389366905" table:style-name="ce1">
            <text:p>0,580860194</text:p>
          </table:table-cell>
          <table:table-cell office:value-type="float" office:value="-1.3466925692031899" table:style-name="ce1">
            <text:p>-1,346692569</text:p>
          </table:table-cell>
          <table:table-cell office:value-type="float" office:value="0.32645040109317303" table:style-name="ce1">
            <text:p>0,326450401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4033923565808002" table:style-name="ce1">
            <text:p>3,403392357</text:p>
          </table:table-cell>
          <table:table-cell office:value-type="float" office:value="0.580434287264467" table:style-name="ce1">
            <text:p>0,580434287</text:p>
          </table:table-cell>
          <table:table-cell office:value-type="float" office:value="-1.3466514000680501" table:style-name="ce1">
            <text:p>-1,3466514</text:p>
          </table:table-cell>
          <table:table-cell office:value-type="float" office:value="0.32648642457160199" table:style-name="ce1">
            <text:p>0,326486425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3.42233130252436" table:style-name="ce1">
            <text:p>3,422331303</text:p>
          </table:table-cell>
          <table:table-cell office:value-type="float" office:value="0.57806209793007701" table:style-name="ce1">
            <text:p>0,578062098</text:p>
          </table:table-cell>
          <table:table-cell office:value-type="float" office:value="-1.3529629946431201" table:style-name="ce1">
            <text:p>-1,352962995</text:p>
          </table:table-cell>
          <table:table-cell office:value-type="float" office:value="0.32084157376199901" table:style-name="ce1">
            <text:p>0,320841574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.3984331147098499" table:style-name="ce1">
            <text:p>3,398433115</text:p>
          </table:table-cell>
          <table:table-cell office:value-type="float" office:value="0.57944972044703003" table:style-name="ce1">
            <text:p>0,57944972</text:p>
          </table:table-cell>
          <table:table-cell office:value-type="float" office:value="-1.3514389513556" table:style-name="ce1">
            <text:p>-1,351438951</text:p>
          </table:table-cell>
          <table:table-cell office:value-type="float" office:value="0.32311598131317598" table:style-name="ce1">
            <text:p>0,323115981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3.4093171898207699" table:style-name="ce1">
            <text:p>3,40931719</text:p>
          </table:table-cell>
          <table:table-cell office:value-type="float" office:value="0.57790333501966196" table:style-name="ce1">
            <text:p>0,577903335</text:p>
          </table:table-cell>
          <table:table-cell office:value-type="float" office:value="-1.35860627103417" table:style-name="ce1">
            <text:p>-1,358606271</text:p>
          </table:table-cell>
          <table:table-cell office:value-type="float" office:value="0.31700425224192202" table:style-name="ce1">
            <text:p>0,317004252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.3924075800883" table:style-name="ce1">
            <text:p>3,39240758</text:p>
          </table:table-cell>
          <table:table-cell office:value-type="float" office:value="0.57976262122509303" table:style-name="ce1">
            <text:p>0,579762621</text:p>
          </table:table-cell>
          <table:table-cell office:value-type="float" office:value="-1.35318692350033" table:style-name="ce1">
            <text:p>-1,353186924</text:p>
          </table:table-cell>
          <table:table-cell office:value-type="float" office:value="0.31914806148053998" table:style-name="ce1">
            <text:p>0,319148061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3.3886414108228302" table:style-name="ce1">
            <text:p>3,388641411</text:p>
          </table:table-cell>
          <table:table-cell office:value-type="float" office:value="0.58085303101070096" table:style-name="ce1">
            <text:p>0,580853031</text:p>
          </table:table-cell>
          <table:table-cell office:value-type="float" office:value="-1.3508241493646" table:style-name="ce1">
            <text:p>-1,350824149</text:p>
          </table:table-cell>
          <table:table-cell office:value-type="float" office:value="0.32508553234346099" table:style-name="ce1">
            <text:p>0,325085532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38729192254055" table:style-name="ce1">
            <text:p>3,387291923</text:p>
          </table:table-cell>
          <table:table-cell office:value-type="float" office:value="0.58038060614631604" table:style-name="ce1">
            <text:p>0,580380606</text:p>
          </table:table-cell>
          <table:table-cell office:value-type="float" office:value="-1.3602453118585101" table:style-name="ce1">
            <text:p>-1,360245312</text:p>
          </table:table-cell>
          <table:table-cell office:value-type="float" office:value="0.31864412662191099" table:style-name="ce1">
            <text:p>0,318644127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3.40432541023061" table:style-name="ce1">
            <text:p>3,40432541</text:p>
          </table:table-cell>
          <table:table-cell office:value-type="float" office:value="0.57907402910306005" table:style-name="ce1">
            <text:p>0,579074029</text:p>
          </table:table-cell>
          <table:table-cell office:value-type="float" office:value="-1.34782640747964" table:style-name="ce1">
            <text:p>-1,347826407</text:p>
          </table:table-cell>
          <table:table-cell office:value-type="float" office:value="0.32395508963528502" table:style-name="ce1">
            <text:p>0,32395509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.3949178806849498" table:style-name="ce1">
            <text:p>3,394917881</text:p>
          </table:table-cell>
          <table:table-cell office:value-type="float" office:value="0.57946619280963396" table:style-name="ce1">
            <text:p>0,579466193</text:p>
          </table:table-cell>
          <table:table-cell office:value-type="float" office:value="-1.3575537713078001" table:style-name="ce1">
            <text:p>-1,357553771</text:p>
          </table:table-cell>
          <table:table-cell office:value-type="float" office:value="0.31888928370119402" table:style-name="ce1">
            <text:p>0,318889284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3.3936175903068801" table:style-name="ce1">
            <text:p>3,39361759</text:p>
          </table:table-cell>
          <table:table-cell office:value-type="float" office:value="0.58026113481743402" table:style-name="ce1">
            <text:p>0,580261135</text:p>
          </table:table-cell>
          <table:table-cell office:value-type="float" office:value="-1.35172233067513" table:style-name="ce1">
            <text:p>-1,351722331</text:p>
          </table:table-cell>
          <table:table-cell office:value-type="float" office:value="0.32499725580294397" table:style-name="ce1">
            <text:p>0,324997256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.3865932037817599" table:style-name="ce1">
            <text:p>3,386593204</text:p>
          </table:table-cell>
          <table:table-cell office:value-type="float" office:value="0.57897130607033698" table:style-name="ce1">
            <text:p>0,578971306</text:p>
          </table:table-cell>
          <table:table-cell office:value-type="float" office:value="-1.35175002858514" table:style-name="ce1">
            <text:p>-1,351750029</text:p>
          </table:table-cell>
          <table:table-cell office:value-type="float" office:value="0.32138673128997702" table:style-name="ce1">
            <text:p>0,321386731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3.3785582712743998" table:style-name="ce1">
            <text:p>3,378558271</text:p>
          </table:table-cell>
          <table:table-cell office:value-type="float" office:value="0.57986828279851499" table:style-name="ce1">
            <text:p>0,579868283</text:p>
          </table:table-cell>
          <table:table-cell office:value-type="float" office:value="-1.3488267935201701" table:style-name="ce1">
            <text:p>-1,348826794</text:p>
          </table:table-cell>
          <table:table-cell office:value-type="float" office:value="0.31897713703772801" table:style-name="ce1">
            <text:p>0,318977137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3629060493977998" table:style-name="ce1">
            <text:p>3,362906049</text:p>
          </table:table-cell>
          <table:table-cell office:value-type="float" office:value="0.58258466043624901" table:style-name="ce1">
            <text:p>0,58258466</text:p>
          </table:table-cell>
          <table:table-cell office:value-type="float" office:value="-1.3365199698260799" table:style-name="ce1">
            <text:p>-1,33651997</text:p>
          </table:table-cell>
          <table:table-cell office:value-type="float" office:value="0.32747483277883299" table:style-name="ce1">
            <text:p>0,327474833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3.3764374400696999" table:style-name="ce1">
            <text:p>3,37643744</text:p>
          </table:table-cell>
          <table:table-cell office:value-type="float" office:value="0.58017701133109401" table:style-name="ce1">
            <text:p>0,580177011</text:p>
          </table:table-cell>
          <table:table-cell office:value-type="float" office:value="-1.3634010371012799" table:style-name="ce1">
            <text:p>-1,363401037</text:p>
          </table:table-cell>
          <table:table-cell office:value-type="float" office:value="0.31545410110623401" table:style-name="ce1">
            <text:p>0,315454101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.3650474762511999" table:style-name="ce1">
            <text:p>3,365047476</text:p>
          </table:table-cell>
          <table:table-cell office:value-type="float" office:value="0.58193153837023703" table:style-name="ce1">
            <text:p>0,581931538</text:p>
          </table:table-cell>
          <table:table-cell office:value-type="float" office:value="-1.35555823243193" table:style-name="ce1">
            <text:p>-1,355558232</text:p>
          </table:table-cell>
          <table:table-cell office:value-type="float" office:value="0.321005416691372" table:style-name="ce1">
            <text:p>0,321005417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3.36016329578062" table:style-name="ce1">
            <text:p>3,360163296</text:p>
          </table:table-cell>
          <table:table-cell office:value-type="float" office:value="0.58182125534386797" table:style-name="ce1">
            <text:p>0,581821255</text:p>
          </table:table-cell>
          <table:table-cell office:value-type="float" office:value="-1.3531936124407999" table:style-name="ce1">
            <text:p>-1,353193612</text:p>
          </table:table-cell>
          <table:table-cell office:value-type="float" office:value="0.32309171663425201" table:style-name="ce1">
            <text:p>0,323091717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.3657901154702601" table:style-name="ce1">
            <text:p>3,365790115</text:p>
          </table:table-cell>
          <table:table-cell office:value-type="float" office:value="0.58085395918095395" table:style-name="ce1">
            <text:p>0,580853959</text:p>
          </table:table-cell>
          <table:table-cell office:value-type="float" office:value="-1.3533469110443299" table:style-name="ce1">
            <text:p>-1,353346911</text:p>
          </table:table-cell>
          <table:table-cell office:value-type="float" office:value="0.32128623738760897" table:style-name="ce1">
            <text:p>0,321286237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3.3462183720170602" table:style-name="ce1">
            <text:p>3,346218372</text:p>
          </table:table-cell>
          <table:table-cell office:value-type="float" office:value="0.58247637846917499" table:style-name="ce1">
            <text:p>0,582476378</text:p>
          </table:table-cell>
          <table:table-cell office:value-type="float" office:value="-1.3477556758884199" table:style-name="ce1">
            <text:p>-1,347755676</text:p>
          </table:table-cell>
          <table:table-cell office:value-type="float" office:value="0.32522680568421303" table:style-name="ce1">
            <text:p>0,325226806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3783606217139699" table:style-name="ce1">
            <text:p>3,378360622</text:p>
          </table:table-cell>
          <table:table-cell office:value-type="float" office:value="0.579980595578239" table:style-name="ce1">
            <text:p>0,579980596</text:p>
          </table:table-cell>
          <table:table-cell office:value-type="float" office:value="-1.35020130804714" table:style-name="ce1">
            <text:p>-1,350201308</text:p>
          </table:table-cell>
          <table:table-cell office:value-type="float" office:value="0.32235291191280602" table:style-name="ce1">
            <text:p>0,322352912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3.3635600922047502" table:style-name="ce1">
            <text:p>3,363560092</text:p>
          </table:table-cell>
          <table:table-cell office:value-type="float" office:value="0.58182791627419805" table:style-name="ce1">
            <text:p>0,581827916</text:p>
          </table:table-cell>
          <table:table-cell office:value-type="float" office:value="-1.35834022705611" table:style-name="ce1">
            <text:p>-1,358340227</text:p>
          </table:table-cell>
          <table:table-cell office:value-type="float" office:value="0.31984452518524797" table:style-name="ce1">
            <text:p>0,319844525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34507954497932" table:style-name="ce1">
            <text:p>3,345079545</text:p>
          </table:table-cell>
          <table:table-cell office:value-type="float" office:value="0.583430344800005" table:style-name="ce1">
            <text:p>0,583430345</text:p>
          </table:table-cell>
          <table:table-cell office:value-type="float" office:value="-1.33940365926981" table:style-name="ce1">
            <text:p>-1,339403659</text:p>
          </table:table-cell>
          <table:table-cell office:value-type="float" office:value="0.329829684203434" table:style-name="ce1">
            <text:p>0,329829684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3.3582016599203501" table:style-name="ce1">
            <text:p>3,35820166</text:p>
          </table:table-cell>
          <table:table-cell office:value-type="float" office:value="0.58241858568972404" table:style-name="ce1">
            <text:p>0,582418586</text:p>
          </table:table-cell>
          <table:table-cell office:value-type="float" office:value="-1.34703200665852" table:style-name="ce1">
            <text:p>-1,347032007</text:p>
          </table:table-cell>
          <table:table-cell office:value-type="float" office:value="0.32562255113452299" table:style-name="ce1">
            <text:p>0,325622551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3685654024126701" table:style-name="ce1">
            <text:p>3,368565402</text:p>
          </table:table-cell>
          <table:table-cell office:value-type="float" office:value="0.58181400979418896" table:style-name="ce1">
            <text:p>0,58181401</text:p>
          </table:table-cell>
          <table:table-cell office:value-type="float" office:value="-1.35532861331054" table:style-name="ce1">
            <text:p>-1,355328613</text:p>
          </table:table-cell>
          <table:table-cell office:value-type="float" office:value="0.32338756862823798" table:style-name="ce1">
            <text:p>0,323387569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3.3752735235530098" table:style-name="ce1">
            <text:p>3,375273524</text:p>
          </table:table-cell>
          <table:table-cell office:value-type="float" office:value="0.58036108895766803" table:style-name="ce1">
            <text:p>0,580361089</text:p>
          </table:table-cell>
          <table:table-cell office:value-type="float" office:value="-1.35973192160409" table:style-name="ce1">
            <text:p>-1,359731922</text:p>
          </table:table-cell>
          <table:table-cell office:value-type="float" office:value="0.31821618160689602" table:style-name="ce1">
            <text:p>0,318216182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.39201567372834" table:style-name="ce1">
            <text:p>3,392015674</text:p>
          </table:table-cell>
          <table:table-cell office:value-type="float" office:value="0.57885899310718603" table:style-name="ce1">
            <text:p>0,578858993</text:p>
          </table:table-cell>
          <table:table-cell office:value-type="float" office:value="-1.35897032845268" table:style-name="ce1">
            <text:p>-1,358970328</text:p>
          </table:table-cell>
          <table:table-cell office:value-type="float" office:value="0.31477659866848401" table:style-name="ce1">
            <text:p>0,314776599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3.3865882709583301" table:style-name="ce1">
            <text:p>3,386588271</text:p>
          </table:table-cell>
          <table:table-cell office:value-type="float" office:value="0.57961570590829203" table:style-name="ce1">
            <text:p>0,579615706</text:p>
          </table:table-cell>
          <table:table-cell office:value-type="float" office:value="-1.35463475056091" table:style-name="ce1">
            <text:p>-1,354634751</text:p>
          </table:table-cell>
          <table:table-cell office:value-type="float" office:value="0.32054546517139099" table:style-name="ce1">
            <text:p>0,320545465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.3706851590826998" table:style-name="ce1">
            <text:p>3,370685159</text:p>
          </table:table-cell>
          <table:table-cell office:value-type="float" office:value="0.58092188258031796" table:style-name="ce1">
            <text:p>0,580921883</text:p>
          </table:table-cell>
          <table:table-cell office:value-type="float" office:value="-1.34832716508743" table:style-name="ce1">
            <text:p>-1,348327165</text:p>
          </table:table-cell>
          <table:table-cell office:value-type="float" office:value="0.32269115219748101" table:style-name="ce1">
            <text:p>0,322691152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3.3625439536967301" table:style-name="ce1">
            <text:p>3,362543954</text:p>
          </table:table-cell>
          <table:table-cell office:value-type="float" office:value="0.58089179237682098" table:style-name="ce1">
            <text:p>0,580891792</text:p>
          </table:table-cell>
          <table:table-cell office:value-type="float" office:value="-1.3529134624058501" table:style-name="ce1">
            <text:p>-1,352913462</text:p>
          </table:table-cell>
          <table:table-cell office:value-type="float" office:value="0.32355862420520798" table:style-name="ce1">
            <text:p>0,323558624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.3710571477763098" table:style-name="ce1">
            <text:p>3,371057148</text:p>
          </table:table-cell>
          <table:table-cell office:value-type="float" office:value="0.58035746018502199" table:style-name="ce1">
            <text:p>0,58035746</text:p>
          </table:table-cell>
          <table:table-cell office:value-type="float" office:value="-1.3487371092151901" table:style-name="ce1">
            <text:p>-1,348737109</text:p>
          </table:table-cell>
          <table:table-cell office:value-type="float" office:value="0.32337576475957802" table:style-name="ce1">
            <text:p>0,323375765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3.3579259142990501" table:style-name="ce1">
            <text:p>3,357925914</text:p>
          </table:table-cell>
          <table:table-cell office:value-type="float" office:value="0.58131528247687403" table:style-name="ce1">
            <text:p>0,581315282</text:p>
          </table:table-cell>
          <table:table-cell office:value-type="float" office:value="-1.35600928913721" table:style-name="ce1">
            <text:p>-1,356009289</text:p>
          </table:table-cell>
          <table:table-cell office:value-type="float" office:value="0.32144680369183298" table:style-name="ce1">
            <text:p>0,321446804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3655863663557599" table:style-name="ce1">
            <text:p>3,365586366</text:p>
          </table:table-cell>
          <table:table-cell office:value-type="float" office:value="0.57931641962831104" table:style-name="ce1">
            <text:p>0,57931642</text:p>
          </table:table-cell>
          <table:table-cell office:value-type="float" office:value="-1.36741455442983" table:style-name="ce1">
            <text:p>-1,367414554</text:p>
          </table:table-cell>
          <table:table-cell office:value-type="float" office:value="0.31397095917238599" table:style-name="ce1">
            <text:p>0,313970959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3.34364172000579" table:style-name="ce1">
            <text:p>3,34364172</text:p>
          </table:table-cell>
          <table:table-cell office:value-type="float" office:value="0.58115849155960098" table:style-name="ce1">
            <text:p>0,581158492</text:p>
          </table:table-cell>
          <table:table-cell office:value-type="float" office:value="-1.3580242564286999" table:style-name="ce1">
            <text:p>-1,358024256</text:p>
          </table:table-cell>
          <table:table-cell office:value-type="float" office:value="0.318718407060193" table:style-name="ce1">
            <text:p>0,318718407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.3262855810566001" table:style-name="ce1">
            <text:p>3,326285581</text:p>
          </table:table-cell>
          <table:table-cell office:value-type="float" office:value="0.58192739171654195" table:style-name="ce1">
            <text:p>0,581927392</text:p>
          </table:table-cell>
          <table:table-cell office:value-type="float" office:value="-1.3484977499308" table:style-name="ce1">
            <text:p>-1,34849775</text:p>
          </table:table-cell>
          <table:table-cell office:value-type="float" office:value="0.32367692857021502" table:style-name="ce1">
            <text:p>0,323676929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3.3474099041220402" table:style-name="ce1">
            <text:p>3,347409904</text:p>
          </table:table-cell>
          <table:table-cell office:value-type="float" office:value="0.58122614784997995" table:style-name="ce1">
            <text:p>0,581226148</text:p>
          </table:table-cell>
          <table:table-cell office:value-type="float" office:value="-1.3550914437680299" table:style-name="ce1">
            <text:p>-1,355091444</text:p>
          </table:table-cell>
          <table:table-cell office:value-type="float" office:value="0.32369585639620502" table:style-name="ce1">
            <text:p>0,323695856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.33954282759594" table:style-name="ce1">
            <text:p>3,339542828</text:p>
          </table:table-cell>
          <table:table-cell office:value-type="float" office:value="0.58159603889616995" table:style-name="ce1">
            <text:p>0,581596039</text:p>
          </table:table-cell>
          <table:table-cell office:value-type="float" office:value="-1.3517895269339499" table:style-name="ce1">
            <text:p>-1,351789527</text:p>
          </table:table-cell>
          <table:table-cell office:value-type="float" office:value="0.32456125974938699" table:style-name="ce1">
            <text:p>0,32456126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3.3460826583337799" table:style-name="ce1">
            <text:p>3,346082658</text:p>
          </table:table-cell>
          <table:table-cell office:value-type="float" office:value="0.58160382360056595" table:style-name="ce1">
            <text:p>0,581603824</text:p>
          </table:table-cell>
          <table:table-cell office:value-type="float" office:value="-1.3580982956063099" table:style-name="ce1">
            <text:p>-1,358098296</text:p>
          </table:table-cell>
          <table:table-cell office:value-type="float" office:value="0.32139202526312299" table:style-name="ce1">
            <text:p>0,321392025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3560299806843101" table:style-name="ce1">
            <text:p>3,356029981</text:p>
          </table:table-cell>
          <table:table-cell office:value-type="float" office:value="0.58115907039279202" table:style-name="ce1">
            <text:p>0,58115907</text:p>
          </table:table-cell>
          <table:table-cell office:value-type="float" office:value="-1.35814813115379" table:style-name="ce1">
            <text:p>-1,358148131</text:p>
          </table:table-cell>
          <table:table-cell office:value-type="float" office:value="0.31697688876761598" table:style-name="ce1">
            <text:p>0,316976889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3.3449384201599801" table:style-name="ce1">
            <text:p>3,34493842</text:p>
          </table:table-cell>
          <table:table-cell office:value-type="float" office:value="0.58416651444999501" table:style-name="ce1">
            <text:p>0,584166514</text:p>
          </table:table-cell>
          <table:table-cell office:value-type="float" office:value="-1.3413237936307201" table:style-name="ce1">
            <text:p>-1,341323794</text:p>
          </table:table-cell>
          <table:table-cell office:value-type="float" office:value="0.32798218561318498" table:style-name="ce1">
            <text:p>0,327982186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.4052789349411401" table:style-name="ce1">
            <text:p>3,405278935</text:p>
          </table:table-cell>
          <table:table-cell office:value-type="float" office:value="0.58056034592866002" table:style-name="ce1">
            <text:p>0,580560346</text:p>
          </table:table-cell>
          <table:table-cell office:value-type="float" office:value="-1.35472016974218" table:style-name="ce1">
            <text:p>-1,35472017</text:p>
          </table:table-cell>
          <table:table-cell office:value-type="float" office:value="0.32017035397042198" table:style-name="ce1">
            <text:p>0,320170354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3.4119354542301799" table:style-name="ce1">
            <text:p>3,411935454</text:p>
          </table:table-cell>
          <table:table-cell office:value-type="float" office:value="0.58102407181956595" table:style-name="ce1">
            <text:p>0,581024072</text:p>
          </table:table-cell>
          <table:table-cell office:value-type="float" office:value="-1.36004602148202" table:style-name="ce1">
            <text:p>-1,360046021</text:p>
          </table:table-cell>
          <table:table-cell office:value-type="float" office:value="0.319152891244115" table:style-name="ce1">
            <text:p>0,319152891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.4029213709069399" table:style-name="ce1">
            <text:p>3,402921371</text:p>
          </table:table-cell>
          <table:table-cell office:value-type="float" office:value="0.58170625676441701" table:style-name="ce1">
            <text:p>0,581706257</text:p>
          </table:table-cell>
          <table:table-cell office:value-type="float" office:value="-1.3557385372419499" table:style-name="ce1">
            <text:p>-1,355738537</text:p>
          </table:table-cell>
          <table:table-cell office:value-type="float" office:value="0.32184291599453102" table:style-name="ce1">
            <text:p>0,321842916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3.39457949159809" table:style-name="ce1">
            <text:p>3,394579492</text:p>
          </table:table-cell>
          <table:table-cell office:value-type="float" office:value="0.58281765978523703" table:style-name="ce1">
            <text:p>0,58281766</text:p>
          </table:table-cell>
          <table:table-cell office:value-type="float" office:value="-1.3515738656667799" table:style-name="ce1">
            <text:p>-1,351573866</text:p>
          </table:table-cell>
          <table:table-cell office:value-type="float" office:value="0.32223408082159799" table:style-name="ce1">
            <text:p>0,322234081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.37229934742816" table:style-name="ce1">
            <text:p>3,372299347</text:p>
          </table:table-cell>
          <table:table-cell office:value-type="float" office:value="0.58475324614996305" table:style-name="ce1">
            <text:p>0,584753246</text:p>
          </table:table-cell>
          <table:table-cell office:value-type="float" office:value="-1.33944458035542" table:style-name="ce1">
            <text:p>-1,33944458</text:p>
          </table:table-cell>
          <table:table-cell office:value-type="float" office:value="0.32738534198966002" table:style-name="ce1">
            <text:p>0,327385342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3.3866550397582" table:style-name="ce1">
            <text:p>3,38665504</text:p>
          </table:table-cell>
          <table:table-cell office:value-type="float" office:value="0.58331477411753097" table:style-name="ce1">
            <text:p>0,583314774</text:p>
          </table:table-cell>
          <table:table-cell office:value-type="float" office:value="-1.3502012495643601" table:style-name="ce1">
            <text:p>-1,35020125</text:p>
          </table:table-cell>
          <table:table-cell office:value-type="float" office:value="0.324446920544604" table:style-name="ce1">
            <text:p>0,324446921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.38594053726252" table:style-name="ce1">
            <text:p>3,385940537</text:p>
          </table:table-cell>
          <table:table-cell office:value-type="float" office:value="0.582336410329092" table:style-name="ce1">
            <text:p>0,58233641</text:p>
          </table:table-cell>
          <table:table-cell office:value-type="float" office:value="-1.3513506162828199" table:style-name="ce1">
            <text:p>-1,351350616</text:p>
          </table:table-cell>
          <table:table-cell office:value-type="float" office:value="0.32461806523249098" table:style-name="ce1">
            <text:p>0,324618065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3.4075041063949398" table:style-name="ce1">
            <text:p>3,407504106</text:p>
          </table:table-cell>
          <table:table-cell office:value-type="float" office:value="0.58083716647314398" table:style-name="ce1">
            <text:p>0,580837166</text:p>
          </table:table-cell>
          <table:table-cell office:value-type="float" office:value="-1.3586278624267301" table:style-name="ce1">
            <text:p>-1,358627862</text:p>
          </table:table-cell>
          <table:table-cell office:value-type="float" office:value="0.319801264602252" table:style-name="ce1">
            <text:p>0,319801265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.3817499332961001" table:style-name="ce1">
            <text:p>3,381749933</text:p>
          </table:table-cell>
          <table:table-cell office:value-type="float" office:value="0.58440369491297595" table:style-name="ce1">
            <text:p>0,584403695</text:p>
          </table:table-cell>
          <table:table-cell office:value-type="float" office:value="-1.35151807411325" table:style-name="ce1">
            <text:p>-1,351518074</text:p>
          </table:table-cell>
          <table:table-cell office:value-type="float" office:value="0.320703358218629" table:style-name="ce1">
            <text:p>0,320703358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3.3520655877060501" table:style-name="ce1">
            <text:p>3,352065588</text:p>
          </table:table-cell>
          <table:table-cell office:value-type="float" office:value="0.58337061043958804" table:style-name="ce1">
            <text:p>0,58337061</text:p>
          </table:table-cell>
          <table:table-cell office:value-type="float" office:value="-1.3598309445685099" table:style-name="ce1">
            <text:p>-1,359830945</text:p>
          </table:table-cell>
          <table:table-cell office:value-type="float" office:value="0.31865205132223601" table:style-name="ce1">
            <text:p>0,318652051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34815153106705" table:style-name="ce1">
            <text:p>3,348151531</text:p>
          </table:table-cell>
          <table:table-cell office:value-type="float" office:value="0.58380496859320097" table:style-name="ce1">
            <text:p>0,583804969</text:p>
          </table:table-cell>
          <table:table-cell office:value-type="float" office:value="-1.3542613790166" table:style-name="ce1">
            <text:p>-1,354261379</text:p>
          </table:table-cell>
          <table:table-cell office:value-type="float" office:value="0.32317439856736602" table:style-name="ce1">
            <text:p>0,323174399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3.3021447476260199" table:style-name="ce1">
            <text:p>3,302144748</text:p>
          </table:table-cell>
          <table:table-cell office:value-type="float" office:value="0.58819968802251099" table:style-name="ce1">
            <text:p>0,588199688</text:p>
          </table:table-cell>
          <table:table-cell office:value-type="float" office:value="-1.3419453454421899" table:style-name="ce1">
            <text:p>-1,341945345</text:p>
          </table:table-cell>
          <table:table-cell office:value-type="float" office:value="0.33070178139706202" table:style-name="ce1">
            <text:p>0,330701781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27836078082355" table:style-name="ce1">
            <text:p>3,278360781</text:p>
          </table:table-cell>
          <table:table-cell office:value-type="float" office:value="0.589936921509148" table:style-name="ce1">
            <text:p>0,589936922</text:p>
          </table:table-cell>
          <table:table-cell office:value-type="float" office:value="-1.33444567553534" table:style-name="ce1">
            <text:p>-1,334445676</text:p>
          </table:table-cell>
          <table:table-cell office:value-type="float" office:value="0.33166752865996302" table:style-name="ce1">
            <text:p>0,331667529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3.2583544580127901" table:style-name="ce1">
            <text:p>3,258354458</text:p>
          </table:table-cell>
          <table:table-cell office:value-type="float" office:value="0.59111425352869995" table:style-name="ce1">
            <text:p>0,591114254</text:p>
          </table:table-cell>
          <table:table-cell office:value-type="float" office:value="-1.3379775155439599" table:style-name="ce1">
            <text:p>-1,337977516</text:p>
          </table:table-cell>
          <table:table-cell office:value-type="float" office:value="0.32797876089043698" table:style-name="ce1">
            <text:p>0,327978761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.1681599779748102" table:style-name="ce1">
            <text:p>3,168159978</text:p>
          </table:table-cell>
          <table:table-cell office:value-type="float" office:value="0.60218923048594797" table:style-name="ce1">
            <text:p>0,60218923</text:p>
          </table:table-cell>
          <table:table-cell office:value-type="float" office:value="-1.3058537929785501" table:style-name="ce1">
            <text:p>-1,305853793</text:p>
          </table:table-cell>
          <table:table-cell office:value-type="float" office:value="0.34552258349783399" table:style-name="ce1">
            <text:p>0,345522583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3.1012974149920098" table:style-name="ce1">
            <text:p>3,101297415</text:p>
          </table:table-cell>
          <table:table-cell office:value-type="float" office:value="0.60855907242368501" table:style-name="ce1">
            <text:p>0,608559072</text:p>
          </table:table-cell>
          <table:table-cell office:value-type="float" office:value="-1.28478153017227" table:style-name="ce1">
            <text:p>-1,28478153</text:p>
          </table:table-cell>
          <table:table-cell office:value-type="float" office:value="0.353298396445625" table:style-name="ce1">
            <text:p>0,353298396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0187339137192102" table:style-name="ce1">
            <text:p>3,018733914</text:p>
          </table:table-cell>
          <table:table-cell office:value-type="float" office:value="0.61432123142881201" table:style-name="ce1">
            <text:p>0,614321231</text:p>
          </table:table-cell>
          <table:table-cell office:value-type="float" office:value="-1.2685386668920899" table:style-name="ce1">
            <text:p>-1,268538667</text:p>
          </table:table-cell>
          <table:table-cell office:value-type="float" office:value="0.36204126266666298" table:style-name="ce1">
            <text:p>0,362041263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2.91066224145789" table:style-name="ce1">
            <text:p>2,910662241</text:p>
          </table:table-cell>
          <table:table-cell office:value-type="float" office:value="0.63341688109129501" table:style-name="ce1">
            <text:p>0,633416881</text:p>
          </table:table-cell>
          <table:table-cell office:value-type="float" office:value="-1.20823049037171" table:style-name="ce1">
            <text:p>-1,20823049</text:p>
          </table:table-cell>
          <table:table-cell office:value-type="float" office:value="0.392307099418642" table:style-name="ce1">
            <text:p>0,392307099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7501775757802598" table:style-name="ce1">
            <text:p>2,750177576</text:p>
          </table:table-cell>
          <table:table-cell office:value-type="float" office:value="0.642519459377493" table:style-name="ce1">
            <text:p>0,642519459</text:p>
          </table:table-cell>
          <table:table-cell office:value-type="float" office:value="-1.18439670745796" table:style-name="ce1">
            <text:p>-1,184396707</text:p>
          </table:table-cell>
          <table:table-cell office:value-type="float" office:value="0.40429010725512099" table:style-name="ce1">
            <text:p>0,404290107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2.5782352305017402" table:style-name="ce1">
            <text:p>2,578235231</text:p>
          </table:table-cell>
          <table:table-cell office:value-type="float" office:value="0.67237316974665196" table:style-name="ce1">
            <text:p>0,67237317</text:p>
          </table:table-cell>
          <table:table-cell office:value-type="float" office:value="-1.0912642937327499" table:style-name="ce1">
            <text:p>-1,091264294</text:p>
          </table:table-cell>
          <table:table-cell office:value-type="float" office:value="0.44819573866469797" table:style-name="ce1">
            <text:p>0,448195739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.35495354553577" table:style-name="ce1">
            <text:p>2,354953546</text:p>
          </table:table-cell>
          <table:table-cell office:value-type="float" office:value="0.70142106218507505" table:style-name="ce1">
            <text:p>0,701421062</text:p>
          </table:table-cell>
          <table:table-cell office:value-type="float" office:value="-1.0215686356884599" table:style-name="ce1">
            <text:p>-1,021568636</text:p>
          </table:table-cell>
          <table:table-cell office:value-type="float" office:value="0.481598560824547" table:style-name="ce1">
            <text:p>0,481598561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2.20452489184055" table:style-name="ce1">
            <text:p>2,204524892</text:p>
          </table:table-cell>
          <table:table-cell office:value-type="float" office:value="0.71958617348139797" table:style-name="ce1">
            <text:p>0,719586173</text:p>
          </table:table-cell>
          <table:table-cell office:value-type="float" office:value="-0.94318208727026998" table:style-name="ce1">
            <text:p>-0,943182087</text:p>
          </table:table-cell>
          <table:table-cell office:value-type="float" office:value="0.51666327451483596" table:style-name="ce1">
            <text:p>0,516663275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.98313242248282" table:style-name="ce1">
            <text:p>1,983132422</text:p>
          </table:table-cell>
          <table:table-cell office:value-type="float" office:value="0.75422768390420403" table:style-name="ce1">
            <text:p>0,754227684</text:p>
          </table:table-cell>
          <table:table-cell office:value-type="float" office:value="-0.84316280095836804" table:style-name="ce1">
            <text:p>-0,843162801</text:p>
          </table:table-cell>
          <table:table-cell office:value-type="float" office:value="0.55287633933331903" table:style-name="ce1">
            <text:p>0,552876339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1.7587325236217699" table:style-name="ce1">
            <text:p>1,758732524</text:p>
          </table:table-cell>
          <table:table-cell office:value-type="float" office:value="0.79863274358806702" table:style-name="ce1">
            <text:p>0,798632744</text:p>
          </table:table-cell>
          <table:table-cell office:value-type="float" office:value="-0.77405109324378396" table:style-name="ce1">
            <text:p>-0,774051093</text:p>
          </table:table-cell>
          <table:table-cell office:value-type="float" office:value="0.58519865364386903" table:style-name="ce1">
            <text:p>0,585198654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.5469925461704299" table:style-name="ce1">
            <text:p>1,546992546</text:p>
          </table:table-cell>
          <table:table-cell office:value-type="float" office:value="0.84459663470504398" table:style-name="ce1">
            <text:p>0,844596635</text:p>
          </table:table-cell>
          <table:table-cell office:value-type="float" office:value="-0.589053161154375" table:style-name="ce1">
            <text:p>-0,589053161</text:p>
          </table:table-cell>
          <table:table-cell office:value-type="float" office:value="0.64989742326720101" table:style-name="ce1">
            <text:p>0,649897423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1.28862785121253" table:style-name="ce1">
            <text:p>1,288627851</text:p>
          </table:table-cell>
          <table:table-cell office:value-type="float" office:value="0.92709571531740498" table:style-name="ce1">
            <text:p>0,927095715</text:p>
          </table:table-cell>
          <table:table-cell office:value-type="float" office:value="-0.52564167506381099" table:style-name="ce1">
            <text:p>-0,525641675</text:p>
          </table:table-cell>
          <table:table-cell office:value-type="float" office:value="0.69411311878835602" table:style-name="ce1">
            <text:p>0,694113119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04293985248326" table:style-name="ce1">
            <text:p>1,042939852</text:p>
          </table:table-cell>
          <table:table-cell office:value-type="float" office:value="1.0067747277299799" table:style-name="ce1">
            <text:p>1,006774728</text:p>
          </table:table-cell>
          <table:table-cell office:value-type="float" office:value="-0.60900080893003805" table:style-name="ce1">
            <text:p>-0,609000809</text:p>
          </table:table-cell>
          <table:table-cell office:value-type="float" office:value="0.66967077573076395" table:style-name="ce1">
            <text:p>0,669670776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0.82075766941239803" table:style-name="ce1">
            <text:p>0,820757669</text:p>
          </table:table-cell>
          <table:table-cell office:value-type="float" office:value="1.1398062625079699" table:style-name="ce1">
            <text:p>1,139806263</text:p>
          </table:table-cell>
          <table:table-cell office:value-type="float" office:value="-0.30242365568982199" table:style-name="ce1">
            <text:p>-0,302423656</text:p>
          </table:table-cell>
          <table:table-cell office:value-type="float" office:value="0.75219467971631504" table:style-name="ce1">
            <text:p>0,75219468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.58465602488898205" table:style-name="ce1">
            <text:p>0,584656025</text:p>
          </table:table-cell>
          <table:table-cell office:value-type="float" office:value="1.3793084478189099" table:style-name="ce1">
            <text:p>1,379308448</text:p>
          </table:table-cell>
          <table:table-cell office:value-type="float" office:value="2.1337775959105802E-2" table:style-name="ce1">
            <text:p>0,021337776</text:p>
          </table:table-cell>
          <table:table-cell office:value-type="float" office:value="0.823804083570299" table:style-name="ce1">
            <text:p>0,823804084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0.40038766481121701" table:style-name="ce1">
            <text:p>0,400387665</text:p>
          </table:table-cell>
          <table:table-cell office:value-type="float" office:value="1.7058794502833601" table:style-name="ce1">
            <text:p>1,70587945</text:p>
          </table:table-cell>
          <table:table-cell office:value-type="float" office:value="-0.24246150367272401" table:style-name="ce1">
            <text:p>-0,242461504</text:p>
          </table:table-cell>
          <table:table-cell office:value-type="float" office:value="0.72877923053847804" table:style-name="ce1">
            <text:p>0,728779231</text:p>
          </table:table-cell>
          <table:table-cell table:number-columns-repeated="16379"/>
        </table:table-row>
        <table:table-row table:style-name="ro3">
          <table:table-cell/>
          <table:table-cell office:value-type="float" office:value="2.2451834708113858" table:formula="msoxl:=AVERAGE(B2:B400)" table:style-name="ce1">
            <text:p>2,245183471</text:p>
          </table:table-cell>
          <table:table-cell table:number-columns-repeated="16382"/>
        </table:table-row>
        <table:table-row table:number-rows-repeated="1048175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2:49Z</dc:date>
    <meta:editing-cycles>6</meta:editing-cycles>
    <meta:editing-duration>PT0S</meta:editing-duration>
  </office:meta>
</office:document-meta>
</file>